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3_27B_25441" table:style-name="ta1">
        <table:shapes>
          <draw:frame draw:z-index="0" draw:style-name="gr1" draw:text-style-name="P1" svg:width="35.838cm" svg:height="20.248cm" svg:x="4.907cm" svg:y="0.108cm">
            <draw:object draw:notify-on-update-of-ranges="03_27B_25441.A1:03_27B_25441.A608 03_27B_25441.B1:03_27B_25441.B6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.531405594" calcext:value-type="float">
            <text:p>-1,531405594</text:p>
          </table:table-cell>
          <table:table-cell office:value-type="float" office:value="4.671959316" calcext:value-type="float">
            <text:p>4,671959316</text:p>
          </table:table-cell>
        </table:table-row>
        <table:table-row table:style-name="ro1">
          <table:table-cell office:value-type="float" office:value="-1.511225391" calcext:value-type="float">
            <text:p>-1,511225391</text:p>
          </table:table-cell>
          <table:table-cell office:value-type="float" office:value="4.651829399" calcext:value-type="float">
            <text:p>4,651829399</text:p>
          </table:table-cell>
        </table:table-row>
        <table:table-row table:style-name="ro1">
          <table:table-cell office:value-type="float" office:value="-1.487844651" calcext:value-type="float">
            <text:p>-1,487844651</text:p>
          </table:table-cell>
          <table:table-cell office:value-type="float" office:value="4.726461337" calcext:value-type="float">
            <text:p>4,726461337</text:p>
          </table:table-cell>
        </table:table-row>
        <table:table-row table:style-name="ro1">
          <table:table-cell office:value-type="float" office:value="-0.848405502" calcext:value-type="float">
            <text:p>-0,848405502</text:p>
          </table:table-cell>
          <table:table-cell office:value-type="float" office:value="5.261532863" calcext:value-type="float">
            <text:p>5,261532863</text:p>
          </table:table-cell>
        </table:table-row>
        <table:table-row table:style-name="ro1">
          <table:table-cell office:value-type="float" office:value="-0.767505754" calcext:value-type="float">
            <text:p>-0,767505754</text:p>
          </table:table-cell>
          <table:table-cell office:value-type="float" office:value="5.251354178" calcext:value-type="float">
            <text:p>5,251354178</text:p>
          </table:table-cell>
        </table:table-row>
        <table:table-row table:style-name="ro1">
          <table:table-cell office:value-type="float" office:value="-0.815889049" calcext:value-type="float">
            <text:p>-0,815889049</text:p>
          </table:table-cell>
          <table:table-cell office:value-type="float" office:value="5.28351386" calcext:value-type="float">
            <text:p>5,28351386</text:p>
          </table:table-cell>
        </table:table-row>
        <table:table-row table:style-name="ro1">
          <table:table-cell office:value-type="float" office:value="-0.761092686" calcext:value-type="float">
            <text:p>-0,761092686</text:p>
          </table:table-cell>
          <table:table-cell office:value-type="float" office:value="5.221402019" calcext:value-type="float">
            <text:p>5,221402019</text:p>
          </table:table-cell>
        </table:table-row>
        <table:table-row table:style-name="ro1">
          <table:table-cell office:value-type="float" office:value="-1.565485837" calcext:value-type="float">
            <text:p>-1,565485837</text:p>
          </table:table-cell>
          <table:table-cell office:value-type="float" office:value="4.662460765" calcext:value-type="float">
            <text:p>4,662460765</text:p>
          </table:table-cell>
        </table:table-row>
        <table:table-row table:style-name="ro1">
          <table:table-cell office:value-type="float" office:value="-1.558385996" calcext:value-type="float">
            <text:p>-1,558385996</text:p>
          </table:table-cell>
          <table:table-cell office:value-type="float" office:value="4.713727328" calcext:value-type="float">
            <text:p>4,713727328</text:p>
          </table:table-cell>
        </table:table-row>
        <table:table-row table:style-name="ro1">
          <table:table-cell office:value-type="float" office:value="-0.600030644" calcext:value-type="float">
            <text:p>-0,600030644</text:p>
          </table:table-cell>
          <table:table-cell office:value-type="float" office:value="4.775438896" calcext:value-type="float">
            <text:p>4,775438896</text:p>
          </table:table-cell>
        </table:table-row>
        <table:table-row table:style-name="ro1">
          <table:table-cell office:value-type="float" office:value="-0.571712835" calcext:value-type="float">
            <text:p>-0,571712835</text:p>
          </table:table-cell>
          <table:table-cell office:value-type="float" office:value="4.707583293" calcext:value-type="float">
            <text:p>4,707583293</text:p>
          </table:table-cell>
        </table:table-row>
        <table:table-row table:style-name="ro1">
          <table:table-cell office:value-type="float" office:value="-0.546194487" calcext:value-type="float">
            <text:p>-0,546194487</text:p>
          </table:table-cell>
          <table:table-cell office:value-type="float" office:value="4.741125125" calcext:value-type="float">
            <text:p>4,741125125</text:p>
          </table:table-cell>
        </table:table-row>
        <table:table-row table:style-name="ro1">
          <table:table-cell office:value-type="float" office:value="-1.560247714" calcext:value-type="float">
            <text:p>-1,560247714</text:p>
          </table:table-cell>
          <table:table-cell office:value-type="float" office:value="4.801926988" calcext:value-type="float">
            <text:p>4,801926988</text:p>
          </table:table-cell>
        </table:table-row>
        <table:table-row table:style-name="ro1">
          <table:table-cell office:value-type="float" office:value="-0.605021367" calcext:value-type="float">
            <text:p>-0,605021367</text:p>
          </table:table-cell>
          <table:table-cell office:value-type="float" office:value="4.718423057" calcext:value-type="float">
            <text:p>4,718423057</text:p>
          </table:table-cell>
        </table:table-row>
        <table:table-row table:style-name="ro1">
          <table:table-cell office:value-type="float" office:value="-1.498006717" calcext:value-type="float">
            <text:p>-1,498006717</text:p>
          </table:table-cell>
          <table:table-cell office:value-type="float" office:value="4.682193331" calcext:value-type="float">
            <text:p>4,682193331</text:p>
          </table:table-cell>
        </table:table-row>
        <table:table-row table:style-name="ro1">
          <table:table-cell office:value-type="float" office:value="-0.825424671" calcext:value-type="float">
            <text:p>-0,825424671</text:p>
          </table:table-cell>
          <table:table-cell office:value-type="float" office:value="5.215467693" calcext:value-type="float">
            <text:p>5,215467693</text:p>
          </table:table-cell>
        </table:table-row>
        <table:table-row table:style-name="ro1">
          <table:table-cell office:value-type="float" office:value="-1.517718538" calcext:value-type="float">
            <text:p>-1,517718538</text:p>
          </table:table-cell>
          <table:table-cell office:value-type="float" office:value="4.658165042" calcext:value-type="float">
            <text:p>4,658165042</text:p>
          </table:table-cell>
        </table:table-row>
        <table:table-row table:style-name="ro1">
          <table:table-cell office:value-type="float" office:value="-0.562179934" calcext:value-type="float">
            <text:p>-0,562179934</text:p>
          </table:table-cell>
          <table:table-cell office:value-type="float" office:value="4.766580459" calcext:value-type="float">
            <text:p>4,766580459</text:p>
          </table:table-cell>
        </table:table-row>
        <table:table-row table:style-name="ro1">
          <table:table-cell office:value-type="float" office:value="-1.493079915" calcext:value-type="float">
            <text:p>-1,493079915</text:p>
          </table:table-cell>
          <table:table-cell office:value-type="float" office:value="4.676295057" calcext:value-type="float">
            <text:p>4,676295057</text:p>
          </table:table-cell>
        </table:table-row>
        <table:table-row table:style-name="ro1">
          <table:table-cell office:value-type="float" office:value="-0.547685175" calcext:value-type="float">
            <text:p>-0,547685175</text:p>
          </table:table-cell>
          <table:table-cell office:value-type="float" office:value="4.746436135" calcext:value-type="float">
            <text:p>4,746436135</text:p>
          </table:table-cell>
        </table:table-row>
        <table:table-row table:style-name="ro1">
          <table:table-cell office:value-type="float" office:value="-0.590928138" calcext:value-type="float">
            <text:p>-0,590928138</text:p>
          </table:table-cell>
          <table:table-cell office:value-type="float" office:value="4.79120629" calcext:value-type="float">
            <text:p>4,79120629</text:p>
          </table:table-cell>
        </table:table-row>
        <table:table-row table:style-name="ro1">
          <table:table-cell office:value-type="float" office:value="-0.830593515" calcext:value-type="float">
            <text:p>-0,830593515</text:p>
          </table:table-cell>
          <table:table-cell office:value-type="float" office:value="5.270434353" calcext:value-type="float">
            <text:p>5,270434353</text:p>
          </table:table-cell>
        </table:table-row>
        <table:table-row table:style-name="ro1">
          <table:table-cell office:value-type="float" office:value="-1.537425111" calcext:value-type="float">
            <text:p>-1,537425111</text:p>
          </table:table-cell>
          <table:table-cell office:value-type="float" office:value="4.718931985" calcext:value-type="float">
            <text:p>4,718931985</text:p>
          </table:table-cell>
        </table:table-row>
        <table:table-row table:style-name="ro1">
          <table:table-cell office:value-type="float" office:value="-1.578456939" calcext:value-type="float">
            <text:p>-1,578456939</text:p>
          </table:table-cell>
          <table:table-cell office:value-type="float" office:value="4.741218587" calcext:value-type="float">
            <text:p>4,741218587</text:p>
          </table:table-cell>
        </table:table-row>
        <table:table-row table:style-name="ro1">
          <table:table-cell office:value-type="float" office:value="-1.547087734" calcext:value-type="float">
            <text:p>-1,547087734</text:p>
          </table:table-cell>
          <table:table-cell office:value-type="float" office:value="4.690983169" calcext:value-type="float">
            <text:p>4,690983169</text:p>
          </table:table-cell>
        </table:table-row>
        <table:table-row table:style-name="ro1">
          <table:table-cell office:value-type="float" office:value="-0.782256848" calcext:value-type="float">
            <text:p>-0,782256848</text:p>
          </table:table-cell>
          <table:table-cell office:value-type="float" office:value="5.306452321" calcext:value-type="float">
            <text:p>5,306452321</text:p>
          </table:table-cell>
        </table:table-row>
        <table:table-row table:style-name="ro1">
          <table:table-cell office:value-type="float" office:value="-1.587188689" calcext:value-type="float">
            <text:p>-1,587188689</text:p>
          </table:table-cell>
          <table:table-cell office:value-type="float" office:value="4.674462773" calcext:value-type="float">
            <text:p>4,674462773</text:p>
          </table:table-cell>
        </table:table-row>
        <table:table-row table:style-name="ro1">
          <table:table-cell office:value-type="float" office:value="-0.550864796" calcext:value-type="float">
            <text:p>-0,550864796</text:p>
          </table:table-cell>
          <table:table-cell office:value-type="float" office:value="4.749276795" calcext:value-type="float">
            <text:p>4,749276795</text:p>
          </table:table-cell>
        </table:table-row>
        <table:table-row table:style-name="ro1">
          <table:table-cell office:value-type="float" office:value="-0.578987629" calcext:value-type="float">
            <text:p>-0,578987629</text:p>
          </table:table-cell>
          <table:table-cell office:value-type="float" office:value="4.846128913" calcext:value-type="float">
            <text:p>4,846128913</text:p>
          </table:table-cell>
        </table:table-row>
        <table:table-row table:style-name="ro1">
          <table:table-cell office:value-type="float" office:value="-1.554462471" calcext:value-type="float">
            <text:p>-1,554462471</text:p>
          </table:table-cell>
          <table:table-cell office:value-type="float" office:value="4.700670221" calcext:value-type="float">
            <text:p>4,700670221</text:p>
          </table:table-cell>
        </table:table-row>
        <table:table-row table:style-name="ro1">
          <table:table-cell office:value-type="float" office:value="-1.435180532" calcext:value-type="float">
            <text:p>-1,435180532</text:p>
          </table:table-cell>
          <table:table-cell office:value-type="float" office:value="4.745434634" calcext:value-type="float">
            <text:p>4,745434634</text:p>
          </table:table-cell>
        </table:table-row>
        <table:table-row table:style-name="ro1">
          <table:table-cell office:value-type="float" office:value="-0.593807259" calcext:value-type="float">
            <text:p>-0,593807259</text:p>
          </table:table-cell>
          <table:table-cell office:value-type="float" office:value="4.657277353" calcext:value-type="float">
            <text:p>4,657277353</text:p>
          </table:table-cell>
        </table:table-row>
        <table:table-row table:style-name="ro1">
          <table:table-cell office:value-type="float" office:value="-1.534845466" calcext:value-type="float">
            <text:p>-1,534845466</text:p>
          </table:table-cell>
          <table:table-cell office:value-type="float" office:value="4.692639511" calcext:value-type="float">
            <text:p>4,692639511</text:p>
          </table:table-cell>
        </table:table-row>
        <table:table-row table:style-name="ro1">
          <table:table-cell office:value-type="float" office:value="-0.788592783" calcext:value-type="float">
            <text:p>-0,788592783</text:p>
          </table:table-cell>
          <table:table-cell office:value-type="float" office:value="5.178777568" calcext:value-type="float">
            <text:p>5,178777568</text:p>
          </table:table-cell>
        </table:table-row>
        <table:table-row table:style-name="ro1">
          <table:table-cell office:value-type="float" office:value="-0.781830644" calcext:value-type="float">
            <text:p>-0,781830644</text:p>
          </table:table-cell>
          <table:table-cell office:value-type="float" office:value="5.298161886" calcext:value-type="float">
            <text:p>5,298161886</text:p>
          </table:table-cell>
        </table:table-row>
        <table:table-row table:style-name="ro1">
          <table:table-cell office:value-type="float" office:value="-1.479401629" calcext:value-type="float">
            <text:p>-1,479401629</text:p>
          </table:table-cell>
          <table:table-cell office:value-type="float" office:value="4.555464261" calcext:value-type="float">
            <text:p>4,555464261</text:p>
          </table:table-cell>
        </table:table-row>
        <table:table-row table:style-name="ro1">
          <table:table-cell office:value-type="float" office:value="-0.773734021" calcext:value-type="float">
            <text:p>-0,773734021</text:p>
          </table:table-cell>
          <table:table-cell office:value-type="float" office:value="5.251308749" calcext:value-type="float">
            <text:p>5,251308749</text:p>
          </table:table-cell>
        </table:table-row>
        <table:table-row table:style-name="ro1">
          <table:table-cell office:value-type="float" office:value="-0.903912649" calcext:value-type="float">
            <text:p>-0,903912649</text:p>
          </table:table-cell>
          <table:table-cell office:value-type="float" office:value="5.320380372" calcext:value-type="float">
            <text:p>5,320380372</text:p>
          </table:table-cell>
        </table:table-row>
        <table:table-row table:style-name="ro1">
          <table:table-cell office:value-type="float" office:value="-1.481472572" calcext:value-type="float">
            <text:p>-1,481472572</text:p>
          </table:table-cell>
          <table:table-cell office:value-type="float" office:value="4.653740923" calcext:value-type="float">
            <text:p>4,653740923</text:p>
          </table:table-cell>
        </table:table-row>
        <table:table-row table:style-name="ro1">
          <table:table-cell office:value-type="float" office:value="-0.629919925" calcext:value-type="float">
            <text:p>-0,629919925</text:p>
          </table:table-cell>
          <table:table-cell office:value-type="float" office:value="4.820726792" calcext:value-type="float">
            <text:p>4,820726792</text:p>
          </table:table-cell>
        </table:table-row>
        <table:table-row table:style-name="ro1">
          <table:table-cell office:value-type="float" office:value="-1.455449828" calcext:value-type="float">
            <text:p>-1,455449828</text:p>
          </table:table-cell>
          <table:table-cell office:value-type="float" office:value="4.663658314" calcext:value-type="float">
            <text:p>4,663658314</text:p>
          </table:table-cell>
        </table:table-row>
        <table:table-row table:style-name="ro1">
          <table:table-cell office:value-type="float" office:value="-1.497441654" calcext:value-type="float">
            <text:p>-1,497441654</text:p>
          </table:table-cell>
          <table:table-cell office:value-type="float" office:value="4.626180933" calcext:value-type="float">
            <text:p>4,626180933</text:p>
          </table:table-cell>
        </table:table-row>
        <table:table-row table:style-name="ro1">
          <table:table-cell office:value-type="float" office:value="-1.57351987" calcext:value-type="float">
            <text:p>-1,57351987</text:p>
          </table:table-cell>
          <table:table-cell office:value-type="float" office:value="4.702731853" calcext:value-type="float">
            <text:p>4,702731853</text:p>
          </table:table-cell>
        </table:table-row>
        <table:table-row table:style-name="ro1">
          <table:table-cell office:value-type="float" office:value="-1.528712132" calcext:value-type="float">
            <text:p>-1,528712132</text:p>
          </table:table-cell>
          <table:table-cell office:value-type="float" office:value="4.779472377" calcext:value-type="float">
            <text:p>4,779472377</text:p>
          </table:table-cell>
        </table:table-row>
        <table:table-row table:style-name="ro1">
          <table:table-cell office:value-type="float" office:value="-1.583326616" calcext:value-type="float">
            <text:p>-1,583326616</text:p>
          </table:table-cell>
          <table:table-cell office:value-type="float" office:value="4.658342554" calcext:value-type="float">
            <text:p>4,658342554</text:p>
          </table:table-cell>
        </table:table-row>
        <table:table-row table:style-name="ro1">
          <table:table-cell office:value-type="float" office:value="-1.518841011" calcext:value-type="float">
            <text:p>-1,518841011</text:p>
          </table:table-cell>
          <table:table-cell office:value-type="float" office:value="4.761871928" calcext:value-type="float">
            <text:p>4,761871928</text:p>
          </table:table-cell>
        </table:table-row>
        <table:table-row table:style-name="ro1">
          <table:table-cell office:value-type="float" office:value="-1.523834586" calcext:value-type="float">
            <text:p>-1,523834586</text:p>
          </table:table-cell>
          <table:table-cell office:value-type="float" office:value="4.599659111" calcext:value-type="float">
            <text:p>4,599659111</text:p>
          </table:table-cell>
        </table:table-row>
        <table:table-row table:style-name="ro1">
          <table:table-cell office:value-type="float" office:value="-0.801638334" calcext:value-type="float">
            <text:p>-0,801638334</text:p>
          </table:table-cell>
          <table:table-cell office:value-type="float" office:value="5.287096777" calcext:value-type="float">
            <text:p>5,287096777</text:p>
          </table:table-cell>
        </table:table-row>
        <table:table-row table:style-name="ro1">
          <table:table-cell office:value-type="float" office:value="-1.57920183" calcext:value-type="float">
            <text:p>-1,57920183</text:p>
          </table:table-cell>
          <table:table-cell office:value-type="float" office:value="4.764991235" calcext:value-type="float">
            <text:p>4,764991235</text:p>
          </table:table-cell>
        </table:table-row>
        <table:table-row table:style-name="ro1">
          <table:table-cell office:value-type="float" office:value="-1.613477149" calcext:value-type="float">
            <text:p>-1,613477149</text:p>
          </table:table-cell>
          <table:table-cell office:value-type="float" office:value="4.790230319" calcext:value-type="float">
            <text:p>4,790230319</text:p>
          </table:table-cell>
        </table:table-row>
        <table:table-row table:style-name="ro1">
          <table:table-cell office:value-type="float" office:value="-0.52131038" calcext:value-type="float">
            <text:p>-0,52131038</text:p>
          </table:table-cell>
          <table:table-cell office:value-type="float" office:value="4.727526278" calcext:value-type="float">
            <text:p>4,727526278</text:p>
          </table:table-cell>
        </table:table-row>
        <table:table-row table:style-name="ro1">
          <table:table-cell office:value-type="float" office:value="-1.522008255" calcext:value-type="float">
            <text:p>-1,522008255</text:p>
          </table:table-cell>
          <table:table-cell office:value-type="float" office:value="4.710160151" calcext:value-type="float">
            <text:p>4,710160151</text:p>
          </table:table-cell>
        </table:table-row>
        <table:table-row table:style-name="ro1">
          <table:table-cell office:value-type="float" office:value="-1.546969813" calcext:value-type="float">
            <text:p>-1,546969813</text:p>
          </table:table-cell>
          <table:table-cell office:value-type="float" office:value="4.75259087" calcext:value-type="float">
            <text:p>4,75259087</text:p>
          </table:table-cell>
        </table:table-row>
        <table:table-row table:style-name="ro1">
          <table:table-cell office:value-type="float" office:value="-1.571837979" calcext:value-type="float">
            <text:p>-1,571837979</text:p>
          </table:table-cell>
          <table:table-cell office:value-type="float" office:value="4.692774717" calcext:value-type="float">
            <text:p>4,692774717</text:p>
          </table:table-cell>
        </table:table-row>
        <table:table-row table:style-name="ro1">
          <table:table-cell office:value-type="float" office:value="-0.525550453" calcext:value-type="float">
            <text:p>-0,525550453</text:p>
          </table:table-cell>
          <table:table-cell office:value-type="float" office:value="4.806397055" calcext:value-type="float">
            <text:p>4,806397055</text:p>
          </table:table-cell>
        </table:table-row>
        <table:table-row table:style-name="ro1">
          <table:table-cell office:value-type="float" office:value="-0.606262892" calcext:value-type="float">
            <text:p>-0,606262892</text:p>
          </table:table-cell>
          <table:table-cell office:value-type="float" office:value="4.677089943" calcext:value-type="float">
            <text:p>4,677089943</text:p>
          </table:table-cell>
        </table:table-row>
        <table:table-row table:style-name="ro1">
          <table:table-cell office:value-type="float" office:value="-1.535534787" calcext:value-type="float">
            <text:p>-1,535534787</text:p>
          </table:table-cell>
          <table:table-cell office:value-type="float" office:value="4.772638447" calcext:value-type="float">
            <text:p>4,772638447</text:p>
          </table:table-cell>
        </table:table-row>
        <table:table-row table:style-name="ro1">
          <table:table-cell office:value-type="float" office:value="-0.798889575" calcext:value-type="float">
            <text:p>-0,798889575</text:p>
          </table:table-cell>
          <table:table-cell office:value-type="float" office:value="5.328944495" calcext:value-type="float">
            <text:p>5,328944495</text:p>
          </table:table-cell>
        </table:table-row>
        <table:table-row table:style-name="ro1">
          <table:table-cell office:value-type="float" office:value="-1.509901426" calcext:value-type="float">
            <text:p>-1,509901426</text:p>
          </table:table-cell>
          <table:table-cell office:value-type="float" office:value="4.687277656" calcext:value-type="float">
            <text:p>4,687277656</text:p>
          </table:table-cell>
        </table:table-row>
        <table:table-row table:style-name="ro1">
          <table:table-cell office:value-type="float" office:value="-1.498312436" calcext:value-type="float">
            <text:p>-1,498312436</text:p>
          </table:table-cell>
          <table:table-cell office:value-type="float" office:value="4.694248885" calcext:value-type="float">
            <text:p>4,694248885</text:p>
          </table:table-cell>
        </table:table-row>
        <table:table-row table:style-name="ro1">
          <table:table-cell office:value-type="float" office:value="-1.514683875" calcext:value-type="float">
            <text:p>-1,514683875</text:p>
          </table:table-cell>
          <table:table-cell office:value-type="float" office:value="4.68499688" calcext:value-type="float">
            <text:p>4,68499688</text:p>
          </table:table-cell>
        </table:table-row>
        <table:table-row table:style-name="ro1">
          <table:table-cell office:value-type="float" office:value="-0.552659662" calcext:value-type="float">
            <text:p>-0,552659662</text:p>
          </table:table-cell>
          <table:table-cell office:value-type="float" office:value="4.662523753" calcext:value-type="float">
            <text:p>4,662523753</text:p>
          </table:table-cell>
        </table:table-row>
        <table:table-row table:style-name="ro1">
          <table:table-cell office:value-type="float" office:value="-1.530621709" calcext:value-type="float">
            <text:p>-1,530621709</text:p>
          </table:table-cell>
          <table:table-cell office:value-type="float" office:value="4.696627112" calcext:value-type="float">
            <text:p>4,696627112</text:p>
          </table:table-cell>
        </table:table-row>
        <table:table-row table:style-name="ro1">
          <table:table-cell office:value-type="float" office:value="-1.555944346" calcext:value-type="float">
            <text:p>-1,555944346</text:p>
          </table:table-cell>
          <table:table-cell office:value-type="float" office:value="4.55070424" calcext:value-type="float">
            <text:p>4,55070424</text:p>
          </table:table-cell>
        </table:table-row>
        <table:table-row table:style-name="ro1">
          <table:table-cell office:value-type="float" office:value="-0.540976582" calcext:value-type="float">
            <text:p>-0,540976582</text:p>
          </table:table-cell>
          <table:table-cell office:value-type="float" office:value="4.639725056" calcext:value-type="float">
            <text:p>4,639725056</text:p>
          </table:table-cell>
        </table:table-row>
        <table:table-row table:style-name="ro1">
          <table:table-cell office:value-type="float" office:value="-0.893862406" calcext:value-type="float">
            <text:p>-0,893862406</text:p>
          </table:table-cell>
          <table:table-cell office:value-type="float" office:value="5.201878207" calcext:value-type="float">
            <text:p>5,201878207</text:p>
          </table:table-cell>
        </table:table-row>
        <table:table-row table:style-name="ro1">
          <table:table-cell office:value-type="float" office:value="-0.552739086" calcext:value-type="float">
            <text:p>-0,552739086</text:p>
          </table:table-cell>
          <table:table-cell office:value-type="float" office:value="4.693117958" calcext:value-type="float">
            <text:p>4,693117958</text:p>
          </table:table-cell>
        </table:table-row>
        <table:table-row table:style-name="ro1">
          <table:table-cell office:value-type="float" office:value="-0.868311126" calcext:value-type="float">
            <text:p>-0,868311126</text:p>
          </table:table-cell>
          <table:table-cell office:value-type="float" office:value="5.154951129" calcext:value-type="float">
            <text:p>5,154951129</text:p>
          </table:table-cell>
        </table:table-row>
        <table:table-row table:style-name="ro1">
          <table:table-cell office:value-type="float" office:value="-1.561622677" calcext:value-type="float">
            <text:p>-1,561622677</text:p>
          </table:table-cell>
          <table:table-cell office:value-type="float" office:value="4.7197867" calcext:value-type="float">
            <text:p>4,7197867</text:p>
          </table:table-cell>
        </table:table-row>
        <table:table-row table:style-name="ro1">
          <table:table-cell office:value-type="float" office:value="-1.519450858" calcext:value-type="float">
            <text:p>-1,519450858</text:p>
          </table:table-cell>
          <table:table-cell office:value-type="float" office:value="4.686439621" calcext:value-type="float">
            <text:p>4,686439621</text:p>
          </table:table-cell>
        </table:table-row>
        <table:table-row table:style-name="ro1">
          <table:table-cell office:value-type="float" office:value="-0.770928822" calcext:value-type="float">
            <text:p>-0,770928822</text:p>
          </table:table-cell>
          <table:table-cell office:value-type="float" office:value="5.177813111" calcext:value-type="float">
            <text:p>5,177813111</text:p>
          </table:table-cell>
        </table:table-row>
        <table:table-row table:style-name="ro1">
          <table:table-cell office:value-type="float" office:value="-0.784557385" calcext:value-type="float">
            <text:p>-0,784557385</text:p>
          </table:table-cell>
          <table:table-cell office:value-type="float" office:value="5.21414831" calcext:value-type="float">
            <text:p>5,21414831</text:p>
          </table:table-cell>
        </table:table-row>
        <table:table-row table:style-name="ro1">
          <table:table-cell office:value-type="float" office:value="-0.52614405" calcext:value-type="float">
            <text:p>-0,52614405</text:p>
          </table:table-cell>
          <table:table-cell office:value-type="float" office:value="4.749756019" calcext:value-type="float">
            <text:p>4,749756019</text:p>
          </table:table-cell>
        </table:table-row>
        <table:table-row table:style-name="ro1">
          <table:table-cell office:value-type="float" office:value="-1.622472757" calcext:value-type="float">
            <text:p>-1,622472757</text:p>
          </table:table-cell>
          <table:table-cell office:value-type="float" office:value="4.626846466" calcext:value-type="float">
            <text:p>4,626846466</text:p>
          </table:table-cell>
        </table:table-row>
        <table:table-row table:style-name="ro1">
          <table:table-cell office:value-type="float" office:value="-1.499778752" calcext:value-type="float">
            <text:p>-1,499778752</text:p>
          </table:table-cell>
          <table:table-cell office:value-type="float" office:value="4.70990804" calcext:value-type="float">
            <text:p>4,70990804</text:p>
          </table:table-cell>
        </table:table-row>
        <table:table-row table:style-name="ro1">
          <table:table-cell office:value-type="float" office:value="-1.537270304" calcext:value-type="float">
            <text:p>-1,537270304</text:p>
          </table:table-cell>
          <table:table-cell office:value-type="float" office:value="4.745633435" calcext:value-type="float">
            <text:p>4,745633435</text:p>
          </table:table-cell>
        </table:table-row>
        <table:table-row table:style-name="ro1">
          <table:table-cell office:value-type="float" office:value="-0.763522066" calcext:value-type="float">
            <text:p>-0,763522066</text:p>
          </table:table-cell>
          <table:table-cell office:value-type="float" office:value="5.318276581" calcext:value-type="float">
            <text:p>5,318276581</text:p>
          </table:table-cell>
        </table:table-row>
        <table:table-row table:style-name="ro1">
          <table:table-cell office:value-type="float" office:value="-0.812597238" calcext:value-type="float">
            <text:p>-0,812597238</text:p>
          </table:table-cell>
          <table:table-cell office:value-type="float" office:value="5.206292899" calcext:value-type="float">
            <text:p>5,206292899</text:p>
          </table:table-cell>
        </table:table-row>
        <table:table-row table:style-name="ro1">
          <table:table-cell office:value-type="float" office:value="-0.574841847" calcext:value-type="float">
            <text:p>-0,574841847</text:p>
          </table:table-cell>
          <table:table-cell office:value-type="float" office:value="4.764025609" calcext:value-type="float">
            <text:p>4,764025609</text:p>
          </table:table-cell>
        </table:table-row>
        <table:table-row table:style-name="ro1">
          <table:table-cell office:value-type="float" office:value="-0.762874009" calcext:value-type="float">
            <text:p>-0,762874009</text:p>
          </table:table-cell>
          <table:table-cell office:value-type="float" office:value="5.292850647" calcext:value-type="float">
            <text:p>5,292850647</text:p>
          </table:table-cell>
        </table:table-row>
        <table:table-row table:style-name="ro1">
          <table:table-cell office:value-type="float" office:value="-0.87401084" calcext:value-type="float">
            <text:p>-0,87401084</text:p>
          </table:table-cell>
          <table:table-cell office:value-type="float" office:value="5.274138438" calcext:value-type="float">
            <text:p>5,274138438</text:p>
          </table:table-cell>
        </table:table-row>
        <table:table-row table:style-name="ro1">
          <table:table-cell office:value-type="float" office:value="-1.470661995" calcext:value-type="float">
            <text:p>-1,470661995</text:p>
          </table:table-cell>
          <table:table-cell office:value-type="float" office:value="4.755602966" calcext:value-type="float">
            <text:p>4,755602966</text:p>
          </table:table-cell>
        </table:table-row>
        <table:table-row table:style-name="ro1">
          <table:table-cell office:value-type="float" office:value="-1.508051588" calcext:value-type="float">
            <text:p>-1,508051588</text:p>
          </table:table-cell>
          <table:table-cell office:value-type="float" office:value="4.656393098" calcext:value-type="float">
            <text:p>4,656393098</text:p>
          </table:table-cell>
        </table:table-row>
        <table:table-row table:style-name="ro1">
          <table:table-cell office:value-type="float" office:value="-0.735767377" calcext:value-type="float">
            <text:p>-0,735767377</text:p>
          </table:table-cell>
          <table:table-cell office:value-type="float" office:value="5.193187692" calcext:value-type="float">
            <text:p>5,193187692</text:p>
          </table:table-cell>
        </table:table-row>
        <table:table-row table:style-name="ro1">
          <table:table-cell office:value-type="float" office:value="-1.589805702" calcext:value-type="float">
            <text:p>-1,589805702</text:p>
          </table:table-cell>
          <table:table-cell office:value-type="float" office:value="4.584015022" calcext:value-type="float">
            <text:p>4,584015022</text:p>
          </table:table-cell>
        </table:table-row>
        <table:table-row table:style-name="ro1">
          <table:table-cell office:value-type="float" office:value="-0.828819097" calcext:value-type="float">
            <text:p>-0,828819097</text:p>
          </table:table-cell>
          <table:table-cell office:value-type="float" office:value="5.219339654" calcext:value-type="float">
            <text:p>5,219339654</text:p>
          </table:table-cell>
        </table:table-row>
        <table:table-row table:style-name="ro1">
          <table:table-cell office:value-type="float" office:value="-1.40226895" calcext:value-type="float">
            <text:p>-1,40226895</text:p>
          </table:table-cell>
          <table:table-cell office:value-type="float" office:value="4.701190529" calcext:value-type="float">
            <text:p>4,701190529</text:p>
          </table:table-cell>
        </table:table-row>
        <table:table-row table:style-name="ro1">
          <table:table-cell office:value-type="float" office:value="-1.53613657" calcext:value-type="float">
            <text:p>-1,53613657</text:p>
          </table:table-cell>
          <table:table-cell office:value-type="float" office:value="4.780725596" calcext:value-type="float">
            <text:p>4,780725596</text:p>
          </table:table-cell>
        </table:table-row>
        <table:table-row table:style-name="ro1">
          <table:table-cell office:value-type="float" office:value="-1.480071927" calcext:value-type="float">
            <text:p>-1,480071927</text:p>
          </table:table-cell>
          <table:table-cell office:value-type="float" office:value="4.692592566" calcext:value-type="float">
            <text:p>4,692592566</text:p>
          </table:table-cell>
        </table:table-row>
        <table:table-row table:style-name="ro1">
          <table:table-cell office:value-type="float" office:value="-0.72229671" calcext:value-type="float">
            <text:p>-0,72229671</text:p>
          </table:table-cell>
          <table:table-cell office:value-type="float" office:value="5.223885652" calcext:value-type="float">
            <text:p>5,223885652</text:p>
          </table:table-cell>
        </table:table-row>
        <table:table-row table:style-name="ro1">
          <table:table-cell office:value-type="float" office:value="-1.493748637" calcext:value-type="float">
            <text:p>-1,493748637</text:p>
          </table:table-cell>
          <table:table-cell office:value-type="float" office:value="4.727940153" calcext:value-type="float">
            <text:p>4,727940153</text:p>
          </table:table-cell>
        </table:table-row>
        <table:table-row table:style-name="ro1">
          <table:table-cell office:value-type="float" office:value="-1.506282145" calcext:value-type="float">
            <text:p>-1,506282145</text:p>
          </table:table-cell>
          <table:table-cell office:value-type="float" office:value="4.702457876" calcext:value-type="float">
            <text:p>4,702457876</text:p>
          </table:table-cell>
        </table:table-row>
        <table:table-row table:style-name="ro1">
          <table:table-cell office:value-type="float" office:value="-1.519124828" calcext:value-type="float">
            <text:p>-1,519124828</text:p>
          </table:table-cell>
          <table:table-cell office:value-type="float" office:value="4.743511196" calcext:value-type="float">
            <text:p>4,743511196</text:p>
          </table:table-cell>
        </table:table-row>
        <table:table-row table:style-name="ro1">
          <table:table-cell office:value-type="float" office:value="-1.546563754" calcext:value-type="float">
            <text:p>-1,546563754</text:p>
          </table:table-cell>
          <table:table-cell office:value-type="float" office:value="4.733739311" calcext:value-type="float">
            <text:p>4,733739311</text:p>
          </table:table-cell>
        </table:table-row>
        <table:table-row table:style-name="ro1">
          <table:table-cell office:value-type="float" office:value="-1.602423421" calcext:value-type="float">
            <text:p>-1,602423421</text:p>
          </table:table-cell>
          <table:table-cell office:value-type="float" office:value="4.688438761" calcext:value-type="float">
            <text:p>4,688438761</text:p>
          </table:table-cell>
        </table:table-row>
        <table:table-row table:style-name="ro1">
          <table:table-cell office:value-type="float" office:value="-1.583696998" calcext:value-type="float">
            <text:p>-1,583696998</text:p>
          </table:table-cell>
          <table:table-cell office:value-type="float" office:value="4.582609392" calcext:value-type="float">
            <text:p>4,582609392</text:p>
          </table:table-cell>
        </table:table-row>
        <table:table-row table:style-name="ro1">
          <table:table-cell office:value-type="float" office:value="-1.484796042" calcext:value-type="float">
            <text:p>-1,484796042</text:p>
          </table:table-cell>
          <table:table-cell office:value-type="float" office:value="4.594420976" calcext:value-type="float">
            <text:p>4,594420976</text:p>
          </table:table-cell>
        </table:table-row>
        <table:table-row table:style-name="ro1">
          <table:table-cell office:value-type="float" office:value="-1.539196354" calcext:value-type="float">
            <text:p>-1,539196354</text:p>
          </table:table-cell>
          <table:table-cell office:value-type="float" office:value="4.67666482" calcext:value-type="float">
            <text:p>4,67666482</text:p>
          </table:table-cell>
        </table:table-row>
        <table:table-row table:style-name="ro1">
          <table:table-cell office:value-type="float" office:value="-1.501385482" calcext:value-type="float">
            <text:p>-1,501385482</text:p>
          </table:table-cell>
          <table:table-cell office:value-type="float" office:value="4.70203111" calcext:value-type="float">
            <text:p>4,70203111</text:p>
          </table:table-cell>
        </table:table-row>
        <table:table-row table:style-name="ro1">
          <table:table-cell office:value-type="float" office:value="-1.484388925" calcext:value-type="float">
            <text:p>-1,484388925</text:p>
          </table:table-cell>
          <table:table-cell office:value-type="float" office:value="4.791100433" calcext:value-type="float">
            <text:p>4,791100433</text:p>
          </table:table-cell>
        </table:table-row>
        <table:table-row table:style-name="ro1">
          <table:table-cell office:value-type="float" office:value="-1.479694503" calcext:value-type="float">
            <text:p>-1,479694503</text:p>
          </table:table-cell>
          <table:table-cell office:value-type="float" office:value="4.714959458" calcext:value-type="float">
            <text:p>4,714959458</text:p>
          </table:table-cell>
        </table:table-row>
        <table:table-row table:style-name="ro1">
          <table:table-cell office:value-type="float" office:value="-1.54336717" calcext:value-type="float">
            <text:p>-1,54336717</text:p>
          </table:table-cell>
          <table:table-cell office:value-type="float" office:value="4.692999307" calcext:value-type="float">
            <text:p>4,692999307</text:p>
          </table:table-cell>
        </table:table-row>
        <table:table-row table:style-name="ro1">
          <table:table-cell office:value-type="float" office:value="-0.575868092" calcext:value-type="float">
            <text:p>-0,575868092</text:p>
          </table:table-cell>
          <table:table-cell office:value-type="float" office:value="4.696033751" calcext:value-type="float">
            <text:p>4,696033751</text:p>
          </table:table-cell>
        </table:table-row>
        <table:table-row table:style-name="ro1">
          <table:table-cell office:value-type="float" office:value="-0.791407328" calcext:value-type="float">
            <text:p>-0,791407328</text:p>
          </table:table-cell>
          <table:table-cell office:value-type="float" office:value="5.263172748" calcext:value-type="float">
            <text:p>5,263172748</text:p>
          </table:table-cell>
        </table:table-row>
        <table:table-row table:style-name="ro1">
          <table:table-cell office:value-type="float" office:value="-0.57903625" calcext:value-type="float">
            <text:p>-0,57903625</text:p>
          </table:table-cell>
          <table:table-cell office:value-type="float" office:value="4.733778842" calcext:value-type="float">
            <text:p>4,733778842</text:p>
          </table:table-cell>
        </table:table-row>
        <table:table-row table:style-name="ro1">
          <table:table-cell office:value-type="float" office:value="-0.785424272" calcext:value-type="float">
            <text:p>-0,785424272</text:p>
          </table:table-cell>
          <table:table-cell office:value-type="float" office:value="5.279278685" calcext:value-type="float">
            <text:p>5,279278685</text:p>
          </table:table-cell>
        </table:table-row>
        <table:table-row table:style-name="ro1">
          <table:table-cell office:value-type="float" office:value="-1.462603899" calcext:value-type="float">
            <text:p>-1,462603899</text:p>
          </table:table-cell>
          <table:table-cell office:value-type="float" office:value="4.722922132" calcext:value-type="float">
            <text:p>4,722922132</text:p>
          </table:table-cell>
        </table:table-row>
        <table:table-row table:style-name="ro1">
          <table:table-cell office:value-type="float" office:value="-1.565037961" calcext:value-type="float">
            <text:p>-1,565037961</text:p>
          </table:table-cell>
          <table:table-cell office:value-type="float" office:value="4.710329515" calcext:value-type="float">
            <text:p>4,710329515</text:p>
          </table:table-cell>
        </table:table-row>
        <table:table-row table:style-name="ro1">
          <table:table-cell office:value-type="float" office:value="-1.464343729" calcext:value-type="float">
            <text:p>-1,464343729</text:p>
          </table:table-cell>
          <table:table-cell office:value-type="float" office:value="4.694433286" calcext:value-type="float">
            <text:p>4,694433286</text:p>
          </table:table-cell>
        </table:table-row>
        <table:table-row table:style-name="ro1">
          <table:table-cell office:value-type="float" office:value="-1.530718988" calcext:value-type="float">
            <text:p>-1,530718988</text:p>
          </table:table-cell>
          <table:table-cell office:value-type="float" office:value="4.630572692" calcext:value-type="float">
            <text:p>4,630572692</text:p>
          </table:table-cell>
        </table:table-row>
        <table:table-row table:style-name="ro1">
          <table:table-cell office:value-type="float" office:value="-1.475807338" calcext:value-type="float">
            <text:p>-1,475807338</text:p>
          </table:table-cell>
          <table:table-cell office:value-type="float" office:value="4.714405213" calcext:value-type="float">
            <text:p>4,714405213</text:p>
          </table:table-cell>
        </table:table-row>
        <table:table-row table:style-name="ro1">
          <table:table-cell office:value-type="float" office:value="-1.522695171" calcext:value-type="float">
            <text:p>-1,522695171</text:p>
          </table:table-cell>
          <table:table-cell office:value-type="float" office:value="4.735577412" calcext:value-type="float">
            <text:p>4,735577412</text:p>
          </table:table-cell>
        </table:table-row>
        <table:table-row table:style-name="ro1">
          <table:table-cell office:value-type="float" office:value="-1.466683153" calcext:value-type="float">
            <text:p>-1,466683153</text:p>
          </table:table-cell>
          <table:table-cell office:value-type="float" office:value="4.625015092" calcext:value-type="float">
            <text:p>4,625015092</text:p>
          </table:table-cell>
        </table:table-row>
        <table:table-row table:style-name="ro1">
          <table:table-cell office:value-type="float" office:value="-1.472471046" calcext:value-type="float">
            <text:p>-1,472471046</text:p>
          </table:table-cell>
          <table:table-cell office:value-type="float" office:value="4.693739462" calcext:value-type="float">
            <text:p>4,693739462</text:p>
          </table:table-cell>
        </table:table-row>
        <table:table-row table:style-name="ro1">
          <table:table-cell office:value-type="float" office:value="-0.775496271" calcext:value-type="float">
            <text:p>-0,775496271</text:p>
          </table:table-cell>
          <table:table-cell office:value-type="float" office:value="5.318443984" calcext:value-type="float">
            <text:p>5,318443984</text:p>
          </table:table-cell>
        </table:table-row>
        <table:table-row table:style-name="ro1">
          <table:table-cell office:value-type="float" office:value="-0.791669113" calcext:value-type="float">
            <text:p>-0,791669113</text:p>
          </table:table-cell>
          <table:table-cell office:value-type="float" office:value="5.236493912" calcext:value-type="float">
            <text:p>5,236493912</text:p>
          </table:table-cell>
        </table:table-row>
        <table:table-row table:style-name="ro1">
          <table:table-cell office:value-type="float" office:value="-1.492846606" calcext:value-type="float">
            <text:p>-1,492846606</text:p>
          </table:table-cell>
          <table:table-cell office:value-type="float" office:value="4.691272361" calcext:value-type="float">
            <text:p>4,691272361</text:p>
          </table:table-cell>
        </table:table-row>
        <table:table-row table:style-name="ro1">
          <table:table-cell office:value-type="float" office:value="-1.576386565" calcext:value-type="float">
            <text:p>-1,576386565</text:p>
          </table:table-cell>
          <table:table-cell office:value-type="float" office:value="4.612873202" calcext:value-type="float">
            <text:p>4,612873202</text:p>
          </table:table-cell>
        </table:table-row>
        <table:table-row table:style-name="ro1">
          <table:table-cell office:value-type="float" office:value="-1.51825105" calcext:value-type="float">
            <text:p>-1,51825105</text:p>
          </table:table-cell>
          <table:table-cell office:value-type="float" office:value="4.710481215" calcext:value-type="float">
            <text:p>4,710481215</text:p>
          </table:table-cell>
        </table:table-row>
        <table:table-row table:style-name="ro1">
          <table:table-cell office:value-type="float" office:value="-1.53171999" calcext:value-type="float">
            <text:p>-1,53171999</text:p>
          </table:table-cell>
          <table:table-cell office:value-type="float" office:value="4.768669161" calcext:value-type="float">
            <text:p>4,768669161</text:p>
          </table:table-cell>
        </table:table-row>
        <table:table-row table:style-name="ro1">
          <table:table-cell office:value-type="float" office:value="-1.510967271" calcext:value-type="float">
            <text:p>-1,510967271</text:p>
          </table:table-cell>
          <table:table-cell office:value-type="float" office:value="4.651471173" calcext:value-type="float">
            <text:p>4,651471173</text:p>
          </table:table-cell>
        </table:table-row>
        <table:table-row table:style-name="ro1">
          <table:table-cell office:value-type="float" office:value="-1.427381118" calcext:value-type="float">
            <text:p>-1,427381118</text:p>
          </table:table-cell>
          <table:table-cell office:value-type="float" office:value="4.809989362" calcext:value-type="float">
            <text:p>4,809989362</text:p>
          </table:table-cell>
        </table:table-row>
        <table:table-row table:style-name="ro1">
          <table:table-cell office:value-type="float" office:value="-1.489882654" calcext:value-type="float">
            <text:p>-1,489882654</text:p>
          </table:table-cell>
          <table:table-cell office:value-type="float" office:value="4.678655272" calcext:value-type="float">
            <text:p>4,678655272</text:p>
          </table:table-cell>
        </table:table-row>
        <table:table-row table:style-name="ro1">
          <table:table-cell office:value-type="float" office:value="-0.80476574" calcext:value-type="float">
            <text:p>-0,80476574</text:p>
          </table:table-cell>
          <table:table-cell office:value-type="float" office:value="5.247418836" calcext:value-type="float">
            <text:p>5,247418836</text:p>
          </table:table-cell>
        </table:table-row>
        <table:table-row table:style-name="ro1">
          <table:table-cell office:value-type="float" office:value="-1.484927528" calcext:value-type="float">
            <text:p>-1,484927528</text:p>
          </table:table-cell>
          <table:table-cell office:value-type="float" office:value="4.706740707" calcext:value-type="float">
            <text:p>4,706740707</text:p>
          </table:table-cell>
        </table:table-row>
        <table:table-row table:style-name="ro1">
          <table:table-cell office:value-type="float" office:value="-1.518384265" calcext:value-type="float">
            <text:p>-1,518384265</text:p>
          </table:table-cell>
          <table:table-cell office:value-type="float" office:value="4.80120702" calcext:value-type="float">
            <text:p>4,80120702</text:p>
          </table:table-cell>
        </table:table-row>
        <table:table-row table:style-name="ro1">
          <table:table-cell office:value-type="float" office:value="-0.878492221" calcext:value-type="float">
            <text:p>-0,878492221</text:p>
          </table:table-cell>
          <table:table-cell office:value-type="float" office:value="5.256661739" calcext:value-type="float">
            <text:p>5,256661739</text:p>
          </table:table-cell>
        </table:table-row>
        <table:table-row table:style-name="ro1">
          <table:table-cell office:value-type="float" office:value="-0.866398914" calcext:value-type="float">
            <text:p>-0,866398914</text:p>
          </table:table-cell>
          <table:table-cell office:value-type="float" office:value="5.328907969" calcext:value-type="float">
            <text:p>5,328907969</text:p>
          </table:table-cell>
        </table:table-row>
        <table:table-row table:style-name="ro1">
          <table:table-cell office:value-type="float" office:value="-1.549992898" calcext:value-type="float">
            <text:p>-1,549992898</text:p>
          </table:table-cell>
          <table:table-cell office:value-type="float" office:value="4.631480443" calcext:value-type="float">
            <text:p>4,631480443</text:p>
          </table:table-cell>
        </table:table-row>
        <table:table-row table:style-name="ro1">
          <table:table-cell office:value-type="float" office:value="-0.524024866" calcext:value-type="float">
            <text:p>-0,524024866</text:p>
          </table:table-cell>
          <table:table-cell office:value-type="float" office:value="4.707955299" calcext:value-type="float">
            <text:p>4,707955299</text:p>
          </table:table-cell>
        </table:table-row>
        <table:table-row table:style-name="ro1">
          <table:table-cell office:value-type="float" office:value="-1.551237339" calcext:value-type="float">
            <text:p>-1,551237339</text:p>
          </table:table-cell>
          <table:table-cell office:value-type="float" office:value="4.636967972" calcext:value-type="float">
            <text:p>4,636967972</text:p>
          </table:table-cell>
        </table:table-row>
        <table:table-row table:style-name="ro1">
          <table:table-cell office:value-type="float" office:value="-1.55726451" calcext:value-type="float">
            <text:p>-1,55726451</text:p>
          </table:table-cell>
          <table:table-cell office:value-type="float" office:value="4.72192692" calcext:value-type="float">
            <text:p>4,72192692</text:p>
          </table:table-cell>
        </table:table-row>
        <table:table-row table:style-name="ro1">
          <table:table-cell office:value-type="float" office:value="-1.542650158" calcext:value-type="float">
            <text:p>-1,542650158</text:p>
          </table:table-cell>
          <table:table-cell office:value-type="float" office:value="4.641772104" calcext:value-type="float">
            <text:p>4,641772104</text:p>
          </table:table-cell>
        </table:table-row>
        <table:table-row table:style-name="ro1">
          <table:table-cell office:value-type="float" office:value="-1.546297376" calcext:value-type="float">
            <text:p>-1,546297376</text:p>
          </table:table-cell>
          <table:table-cell office:value-type="float" office:value="4.810591449" calcext:value-type="float">
            <text:p>4,810591449</text:p>
          </table:table-cell>
        </table:table-row>
        <table:table-row table:style-name="ro1">
          <table:table-cell office:value-type="float" office:value="-1.553893066" calcext:value-type="float">
            <text:p>-1,553893066</text:p>
          </table:table-cell>
          <table:table-cell office:value-type="float" office:value="4.722880425" calcext:value-type="float">
            <text:p>4,722880425</text:p>
          </table:table-cell>
        </table:table-row>
        <table:table-row table:style-name="ro1">
          <table:table-cell office:value-type="float" office:value="-1.502824525" calcext:value-type="float">
            <text:p>-1,502824525</text:p>
          </table:table-cell>
          <table:table-cell office:value-type="float" office:value="4.662905912" calcext:value-type="float">
            <text:p>4,662905912</text:p>
          </table:table-cell>
        </table:table-row>
        <table:table-row table:style-name="ro1">
          <table:table-cell office:value-type="float" office:value="-0.620612514" calcext:value-type="float">
            <text:p>-0,620612514</text:p>
          </table:table-cell>
          <table:table-cell office:value-type="float" office:value="4.721682417" calcext:value-type="float">
            <text:p>4,721682417</text:p>
          </table:table-cell>
        </table:table-row>
        <table:table-row table:style-name="ro1">
          <table:table-cell office:value-type="float" office:value="-1.563852322" calcext:value-type="float">
            <text:p>-1,563852322</text:p>
          </table:table-cell>
          <table:table-cell office:value-type="float" office:value="4.68481945" calcext:value-type="float">
            <text:p>4,68481945</text:p>
          </table:table-cell>
        </table:table-row>
        <table:table-row table:style-name="ro1">
          <table:table-cell office:value-type="float" office:value="-0.711839998" calcext:value-type="float">
            <text:p>-0,711839998</text:p>
          </table:table-cell>
          <table:table-cell office:value-type="float" office:value="5.340525022" calcext:value-type="float">
            <text:p>5,340525022</text:p>
          </table:table-cell>
        </table:table-row>
        <table:table-row table:style-name="ro1">
          <table:table-cell office:value-type="float" office:value="-1.483181355" calcext:value-type="float">
            <text:p>-1,483181355</text:p>
          </table:table-cell>
          <table:table-cell office:value-type="float" office:value="4.614937062" calcext:value-type="float">
            <text:p>4,614937062</text:p>
          </table:table-cell>
        </table:table-row>
        <table:table-row table:style-name="ro1">
          <table:table-cell office:value-type="float" office:value="-0.844072023" calcext:value-type="float">
            <text:p>-0,844072023</text:p>
          </table:table-cell>
          <table:table-cell office:value-type="float" office:value="5.200940028" calcext:value-type="float">
            <text:p>5,200940028</text:p>
          </table:table-cell>
        </table:table-row>
        <table:table-row table:style-name="ro1">
          <table:table-cell office:value-type="float" office:value="-0.852697335" calcext:value-type="float">
            <text:p>-0,852697335</text:p>
          </table:table-cell>
          <table:table-cell office:value-type="float" office:value="5.205710934" calcext:value-type="float">
            <text:p>5,205710934</text:p>
          </table:table-cell>
        </table:table-row>
        <table:table-row table:style-name="ro1">
          <table:table-cell office:value-type="float" office:value="-0.552245461" calcext:value-type="float">
            <text:p>-0,552245461</text:p>
          </table:table-cell>
          <table:table-cell office:value-type="float" office:value="4.734286511" calcext:value-type="float">
            <text:p>4,734286511</text:p>
          </table:table-cell>
        </table:table-row>
        <table:table-row table:style-name="ro1">
          <table:table-cell office:value-type="float" office:value="-1.492421266" calcext:value-type="float">
            <text:p>-1,492421266</text:p>
          </table:table-cell>
          <table:table-cell office:value-type="float" office:value="4.639620406" calcext:value-type="float">
            <text:p>4,639620406</text:p>
          </table:table-cell>
        </table:table-row>
        <table:table-row table:style-name="ro1">
          <table:table-cell office:value-type="float" office:value="-1.518387332" calcext:value-type="float">
            <text:p>-1,518387332</text:p>
          </table:table-cell>
          <table:table-cell office:value-type="float" office:value="4.647625948" calcext:value-type="float">
            <text:p>4,647625948</text:p>
          </table:table-cell>
        </table:table-row>
        <table:table-row table:style-name="ro1">
          <table:table-cell office:value-type="float" office:value="-1.562283594" calcext:value-type="float">
            <text:p>-1,562283594</text:p>
          </table:table-cell>
          <table:table-cell office:value-type="float" office:value="4.661227917" calcext:value-type="float">
            <text:p>4,661227917</text:p>
          </table:table-cell>
        </table:table-row>
        <table:table-row table:style-name="ro1">
          <table:table-cell office:value-type="float" office:value="-1.542929547" calcext:value-type="float">
            <text:p>-1,542929547</text:p>
          </table:table-cell>
          <table:table-cell office:value-type="float" office:value="4.541206888" calcext:value-type="float">
            <text:p>4,541206888</text:p>
          </table:table-cell>
        </table:table-row>
        <table:table-row table:style-name="ro1">
          <table:table-cell office:value-type="float" office:value="-0.613413018" calcext:value-type="float">
            <text:p>-0,613413018</text:p>
          </table:table-cell>
          <table:table-cell office:value-type="float" office:value="4.775368714" calcext:value-type="float">
            <text:p>4,775368714</text:p>
          </table:table-cell>
        </table:table-row>
        <table:table-row table:style-name="ro1">
          <table:table-cell office:value-type="float" office:value="-1.537685996" calcext:value-type="float">
            <text:p>-1,537685996</text:p>
          </table:table-cell>
          <table:table-cell office:value-type="float" office:value="4.681516223" calcext:value-type="float">
            <text:p>4,681516223</text:p>
          </table:table-cell>
        </table:table-row>
        <table:table-row table:style-name="ro1">
          <table:table-cell office:value-type="float" office:value="-1.51361361" calcext:value-type="float">
            <text:p>-1,51361361</text:p>
          </table:table-cell>
          <table:table-cell office:value-type="float" office:value="4.726073547" calcext:value-type="float">
            <text:p>4,726073547</text:p>
          </table:table-cell>
        </table:table-row>
        <table:table-row table:style-name="ro1">
          <table:table-cell office:value-type="float" office:value="-1.607949529" calcext:value-type="float">
            <text:p>-1,607949529</text:p>
          </table:table-cell>
          <table:table-cell office:value-type="float" office:value="4.773170026" calcext:value-type="float">
            <text:p>4,773170026</text:p>
          </table:table-cell>
        </table:table-row>
        <table:table-row table:style-name="ro1">
          <table:table-cell office:value-type="float" office:value="-1.53495639" calcext:value-type="float">
            <text:p>-1,53495639</text:p>
          </table:table-cell>
          <table:table-cell office:value-type="float" office:value="4.740101069" calcext:value-type="float">
            <text:p>4,740101069</text:p>
          </table:table-cell>
        </table:table-row>
        <table:table-row table:style-name="ro1">
          <table:table-cell office:value-type="float" office:value="-1.503826758" calcext:value-type="float">
            <text:p>-1,503826758</text:p>
          </table:table-cell>
          <table:table-cell office:value-type="float" office:value="4.692707584" calcext:value-type="float">
            <text:p>4,692707584</text:p>
          </table:table-cell>
        </table:table-row>
        <table:table-row table:style-name="ro1">
          <table:table-cell office:value-type="float" office:value="-0.548804854" calcext:value-type="float">
            <text:p>-0,548804854</text:p>
          </table:table-cell>
          <table:table-cell office:value-type="float" office:value="4.85897566" calcext:value-type="float">
            <text:p>4,85897566</text:p>
          </table:table-cell>
        </table:table-row>
        <table:table-row table:style-name="ro1">
          <table:table-cell office:value-type="float" office:value="-1.45990058" calcext:value-type="float">
            <text:p>-1,45990058</text:p>
          </table:table-cell>
          <table:table-cell office:value-type="float" office:value="4.676502849" calcext:value-type="float">
            <text:p>4,676502849</text:p>
          </table:table-cell>
        </table:table-row>
        <table:table-row table:style-name="ro1">
          <table:table-cell office:value-type="float" office:value="-1.574210919" calcext:value-type="float">
            <text:p>-1,574210919</text:p>
          </table:table-cell>
          <table:table-cell office:value-type="float" office:value="4.704063172" calcext:value-type="float">
            <text:p>4,704063172</text:p>
          </table:table-cell>
        </table:table-row>
        <table:table-row table:style-name="ro1">
          <table:table-cell office:value-type="float" office:value="-1.527250986" calcext:value-type="float">
            <text:p>-1,527250986</text:p>
          </table:table-cell>
          <table:table-cell office:value-type="float" office:value="4.703686557" calcext:value-type="float">
            <text:p>4,703686557</text:p>
          </table:table-cell>
        </table:table-row>
        <table:table-row table:style-name="ro1">
          <table:table-cell office:value-type="float" office:value="-1.473696608" calcext:value-type="float">
            <text:p>-1,473696608</text:p>
          </table:table-cell>
          <table:table-cell office:value-type="float" office:value="4.657643934" calcext:value-type="float">
            <text:p>4,657643934</text:p>
          </table:table-cell>
        </table:table-row>
        <table:table-row table:style-name="ro1">
          <table:table-cell office:value-type="float" office:value="-1.534290318" calcext:value-type="float">
            <text:p>-1,534290318</text:p>
          </table:table-cell>
          <table:table-cell office:value-type="float" office:value="4.713631446" calcext:value-type="float">
            <text:p>4,713631446</text:p>
          </table:table-cell>
        </table:table-row>
        <table:table-row table:style-name="ro1">
          <table:table-cell office:value-type="float" office:value="-1.439333571" calcext:value-type="float">
            <text:p>-1,439333571</text:p>
          </table:table-cell>
          <table:table-cell office:value-type="float" office:value="4.673478684" calcext:value-type="float">
            <text:p>4,673478684</text:p>
          </table:table-cell>
        </table:table-row>
        <table:table-row table:style-name="ro1">
          <table:table-cell office:value-type="float" office:value="-0.545594569" calcext:value-type="float">
            <text:p>-0,545594569</text:p>
          </table:table-cell>
          <table:table-cell office:value-type="float" office:value="4.652092958" calcext:value-type="float">
            <text:p>4,652092958</text:p>
          </table:table-cell>
        </table:table-row>
        <table:table-row table:style-name="ro1">
          <table:table-cell office:value-type="float" office:value="-1.564166926" calcext:value-type="float">
            <text:p>-1,564166926</text:p>
          </table:table-cell>
          <table:table-cell office:value-type="float" office:value="4.629831108" calcext:value-type="float">
            <text:p>4,629831108</text:p>
          </table:table-cell>
        </table:table-row>
        <table:table-row table:style-name="ro1">
          <table:table-cell office:value-type="float" office:value="-1.54372748" calcext:value-type="float">
            <text:p>-1,54372748</text:p>
          </table:table-cell>
          <table:table-cell office:value-type="float" office:value="4.727799324" calcext:value-type="float">
            <text:p>4,727799324</text:p>
          </table:table-cell>
        </table:table-row>
        <table:table-row table:style-name="ro1">
          <table:table-cell office:value-type="float" office:value="-1.501027873" calcext:value-type="float">
            <text:p>-1,501027873</text:p>
          </table:table-cell>
          <table:table-cell office:value-type="float" office:value="4.597031489" calcext:value-type="float">
            <text:p>4,597031489</text:p>
          </table:table-cell>
        </table:table-row>
        <table:table-row table:style-name="ro1">
          <table:table-cell office:value-type="float" office:value="-1.55056293" calcext:value-type="float">
            <text:p>-1,55056293</text:p>
          </table:table-cell>
          <table:table-cell office:value-type="float" office:value="4.626966561" calcext:value-type="float">
            <text:p>4,626966561</text:p>
          </table:table-cell>
        </table:table-row>
        <table:table-row table:style-name="ro1">
          <table:table-cell office:value-type="float" office:value="-1.51161584" calcext:value-type="float">
            <text:p>-1,51161584</text:p>
          </table:table-cell>
          <table:table-cell office:value-type="float" office:value="4.750412177" calcext:value-type="float">
            <text:p>4,750412177</text:p>
          </table:table-cell>
        </table:table-row>
        <table:table-row table:style-name="ro1">
          <table:table-cell office:value-type="float" office:value="-0.793738954" calcext:value-type="float">
            <text:p>-0,793738954</text:p>
          </table:table-cell>
          <table:table-cell office:value-type="float" office:value="5.242463056" calcext:value-type="float">
            <text:p>5,242463056</text:p>
          </table:table-cell>
        </table:table-row>
        <table:table-row table:style-name="ro1">
          <table:table-cell office:value-type="float" office:value="-1.506871378" calcext:value-type="float">
            <text:p>-1,506871378</text:p>
          </table:table-cell>
          <table:table-cell office:value-type="float" office:value="4.722385099" calcext:value-type="float">
            <text:p>4,722385099</text:p>
          </table:table-cell>
        </table:table-row>
        <table:table-row table:style-name="ro1">
          <table:table-cell office:value-type="float" office:value="-1.477098896" calcext:value-type="float">
            <text:p>-1,477098896</text:p>
          </table:table-cell>
          <table:table-cell office:value-type="float" office:value="4.668992611" calcext:value-type="float">
            <text:p>4,668992611</text:p>
          </table:table-cell>
        </table:table-row>
        <table:table-row table:style-name="ro1">
          <table:table-cell office:value-type="float" office:value="-1.530227487" calcext:value-type="float">
            <text:p>-1,530227487</text:p>
          </table:table-cell>
          <table:table-cell office:value-type="float" office:value="4.667728314" calcext:value-type="float">
            <text:p>4,667728314</text:p>
          </table:table-cell>
        </table:table-row>
        <table:table-row table:style-name="ro1">
          <table:table-cell office:value-type="float" office:value="-0.583501611" calcext:value-type="float">
            <text:p>-0,583501611</text:p>
          </table:table-cell>
          <table:table-cell office:value-type="float" office:value="4.65580758" calcext:value-type="float">
            <text:p>4,65580758</text:p>
          </table:table-cell>
        </table:table-row>
        <table:table-row table:style-name="ro1">
          <table:table-cell office:value-type="float" office:value="-0.753673431" calcext:value-type="float">
            <text:p>-0,753673431</text:p>
          </table:table-cell>
          <table:table-cell office:value-type="float" office:value="5.388557164" calcext:value-type="float">
            <text:p>5,388557164</text:p>
          </table:table-cell>
        </table:table-row>
        <table:table-row table:style-name="ro1">
          <table:table-cell office:value-type="float" office:value="-0.571031362" calcext:value-type="float">
            <text:p>-0,571031362</text:p>
          </table:table-cell>
          <table:table-cell office:value-type="float" office:value="4.688565382" calcext:value-type="float">
            <text:p>4,688565382</text:p>
          </table:table-cell>
        </table:table-row>
        <table:table-row table:style-name="ro1">
          <table:table-cell office:value-type="float" office:value="-0.580610221" calcext:value-type="float">
            <text:p>-0,580610221</text:p>
          </table:table-cell>
          <table:table-cell office:value-type="float" office:value="4.717644814" calcext:value-type="float">
            <text:p>4,717644814</text:p>
          </table:table-cell>
        </table:table-row>
        <table:table-row table:style-name="ro1">
          <table:table-cell office:value-type="float" office:value="-0.556525573" calcext:value-type="float">
            <text:p>-0,556525573</text:p>
          </table:table-cell>
          <table:table-cell office:value-type="float" office:value="4.85102405" calcext:value-type="float">
            <text:p>4,85102405</text:p>
          </table:table-cell>
        </table:table-row>
        <table:table-row table:style-name="ro1">
          <table:table-cell office:value-type="float" office:value="-1.510932726" calcext:value-type="float">
            <text:p>-1,510932726</text:p>
          </table:table-cell>
          <table:table-cell office:value-type="float" office:value="4.710431028" calcext:value-type="float">
            <text:p>4,710431028</text:p>
          </table:table-cell>
        </table:table-row>
        <table:table-row table:style-name="ro1">
          <table:table-cell office:value-type="float" office:value="-0.5279009" calcext:value-type="float">
            <text:p>-0,5279009</text:p>
          </table:table-cell>
          <table:table-cell office:value-type="float" office:value="4.686638489" calcext:value-type="float">
            <text:p>4,686638489</text:p>
          </table:table-cell>
        </table:table-row>
        <table:table-row table:style-name="ro1">
          <table:table-cell office:value-type="float" office:value="-1.546649434" calcext:value-type="float">
            <text:p>-1,546649434</text:p>
          </table:table-cell>
          <table:table-cell office:value-type="float" office:value="4.657348504" calcext:value-type="float">
            <text:p>4,657348504</text:p>
          </table:table-cell>
        </table:table-row>
        <table:table-row table:style-name="ro1">
          <table:table-cell office:value-type="float" office:value="-1.630189753" calcext:value-type="float">
            <text:p>-1,630189753</text:p>
          </table:table-cell>
          <table:table-cell office:value-type="float" office:value="4.587318671" calcext:value-type="float">
            <text:p>4,587318671</text:p>
          </table:table-cell>
        </table:table-row>
        <table:table-row table:style-name="ro1">
          <table:table-cell office:value-type="float" office:value="-0.617549338" calcext:value-type="float">
            <text:p>-0,617549338</text:p>
          </table:table-cell>
          <table:table-cell office:value-type="float" office:value="4.769238502" calcext:value-type="float">
            <text:p>4,769238502</text:p>
          </table:table-cell>
        </table:table-row>
        <table:table-row table:style-name="ro1">
          <table:table-cell office:value-type="float" office:value="-1.536841659" calcext:value-type="float">
            <text:p>-1,536841659</text:p>
          </table:table-cell>
          <table:table-cell office:value-type="float" office:value="4.735599523" calcext:value-type="float">
            <text:p>4,735599523</text:p>
          </table:table-cell>
        </table:table-row>
        <table:table-row table:style-name="ro1">
          <table:table-cell office:value-type="float" office:value="-0.533319332" calcext:value-type="float">
            <text:p>-0,533319332</text:p>
          </table:table-cell>
          <table:table-cell office:value-type="float" office:value="4.691315185" calcext:value-type="float">
            <text:p>4,691315185</text:p>
          </table:table-cell>
        </table:table-row>
        <table:table-row table:style-name="ro1">
          <table:table-cell office:value-type="float" office:value="-1.58278892" calcext:value-type="float">
            <text:p>-1,58278892</text:p>
          </table:table-cell>
          <table:table-cell office:value-type="float" office:value="4.677907547" calcext:value-type="float">
            <text:p>4,677907547</text:p>
          </table:table-cell>
        </table:table-row>
        <table:table-row table:style-name="ro1">
          <table:table-cell office:value-type="float" office:value="-1.544496102" calcext:value-type="float">
            <text:p>-1,544496102</text:p>
          </table:table-cell>
          <table:table-cell office:value-type="float" office:value="4.673040485" calcext:value-type="float">
            <text:p>4,673040485</text:p>
          </table:table-cell>
        </table:table-row>
        <table:table-row table:style-name="ro1">
          <table:table-cell office:value-type="float" office:value="-1.535599954" calcext:value-type="float">
            <text:p>-1,535599954</text:p>
          </table:table-cell>
          <table:table-cell office:value-type="float" office:value="4.715224666" calcext:value-type="float">
            <text:p>4,715224666</text:p>
          </table:table-cell>
        </table:table-row>
        <table:table-row table:style-name="ro1">
          <table:table-cell office:value-type="float" office:value="-1.567506675" calcext:value-type="float">
            <text:p>-1,567506675</text:p>
          </table:table-cell>
          <table:table-cell office:value-type="float" office:value="4.664216259" calcext:value-type="float">
            <text:p>4,664216259</text:p>
          </table:table-cell>
        </table:table-row>
        <table:table-row table:style-name="ro1">
          <table:table-cell office:value-type="float" office:value="-0.554419076" calcext:value-type="float">
            <text:p>-0,554419076</text:p>
          </table:table-cell>
          <table:table-cell office:value-type="float" office:value="4.738129243" calcext:value-type="float">
            <text:p>4,738129243</text:p>
          </table:table-cell>
        </table:table-row>
        <table:table-row table:style-name="ro1">
          <table:table-cell office:value-type="float" office:value="-0.769437774" calcext:value-type="float">
            <text:p>-0,769437774</text:p>
          </table:table-cell>
          <table:table-cell office:value-type="float" office:value="5.199011247" calcext:value-type="float">
            <text:p>5,199011247</text:p>
          </table:table-cell>
        </table:table-row>
        <table:table-row table:style-name="ro1">
          <table:table-cell office:value-type="float" office:value="-1.491577866" calcext:value-type="float">
            <text:p>-1,491577866</text:p>
          </table:table-cell>
          <table:table-cell office:value-type="float" office:value="4.736435183" calcext:value-type="float">
            <text:p>4,736435183</text:p>
          </table:table-cell>
        </table:table-row>
        <table:table-row table:style-name="ro1">
          <table:table-cell office:value-type="float" office:value="-0.827472546" calcext:value-type="float">
            <text:p>-0,827472546</text:p>
          </table:table-cell>
          <table:table-cell office:value-type="float" office:value="5.354729455" calcext:value-type="float">
            <text:p>5,354729455</text:p>
          </table:table-cell>
        </table:table-row>
        <table:table-row table:style-name="ro1">
          <table:table-cell office:value-type="float" office:value="-1.46229615" calcext:value-type="float">
            <text:p>-1,46229615</text:p>
          </table:table-cell>
          <table:table-cell office:value-type="float" office:value="4.657323233" calcext:value-type="float">
            <text:p>4,657323233</text:p>
          </table:table-cell>
        </table:table-row>
        <table:table-row table:style-name="ro1">
          <table:table-cell office:value-type="float" office:value="-1.515499484" calcext:value-type="float">
            <text:p>-1,515499484</text:p>
          </table:table-cell>
          <table:table-cell office:value-type="float" office:value="4.699870517" calcext:value-type="float">
            <text:p>4,699870517</text:p>
          </table:table-cell>
        </table:table-row>
        <table:table-row table:style-name="ro1">
          <table:table-cell office:value-type="float" office:value="-1.50162283" calcext:value-type="float">
            <text:p>-1,50162283</text:p>
          </table:table-cell>
          <table:table-cell office:value-type="float" office:value="4.750983287" calcext:value-type="float">
            <text:p>4,750983287</text:p>
          </table:table-cell>
        </table:table-row>
        <table:table-row table:style-name="ro1">
          <table:table-cell office:value-type="float" office:value="-1.501077034" calcext:value-type="float">
            <text:p>-1,501077034</text:p>
          </table:table-cell>
          <table:table-cell office:value-type="float" office:value="4.790507856" calcext:value-type="float">
            <text:p>4,790507856</text:p>
          </table:table-cell>
        </table:table-row>
        <table:table-row table:style-name="ro1">
          <table:table-cell office:value-type="float" office:value="-0.843565626" calcext:value-type="float">
            <text:p>-0,843565626</text:p>
          </table:table-cell>
          <table:table-cell office:value-type="float" office:value="5.150906082" calcext:value-type="float">
            <text:p>5,150906082</text:p>
          </table:table-cell>
        </table:table-row>
        <table:table-row table:style-name="ro1">
          <table:table-cell office:value-type="float" office:value="-1.473992002" calcext:value-type="float">
            <text:p>-1,473992002</text:p>
          </table:table-cell>
          <table:table-cell office:value-type="float" office:value="4.702939112" calcext:value-type="float">
            <text:p>4,702939112</text:p>
          </table:table-cell>
        </table:table-row>
        <table:table-row table:style-name="ro1">
          <table:table-cell office:value-type="float" office:value="-1.502337733" calcext:value-type="float">
            <text:p>-1,502337733</text:p>
          </table:table-cell>
          <table:table-cell office:value-type="float" office:value="4.635562704" calcext:value-type="float">
            <text:p>4,635562704</text:p>
          </table:table-cell>
        </table:table-row>
        <table:table-row table:style-name="ro1">
          <table:table-cell office:value-type="float" office:value="-1.471900302" calcext:value-type="float">
            <text:p>-1,471900302</text:p>
          </table:table-cell>
          <table:table-cell office:value-type="float" office:value="4.731191306" calcext:value-type="float">
            <text:p>4,731191306</text:p>
          </table:table-cell>
        </table:table-row>
        <table:table-row table:style-name="ro1">
          <table:table-cell office:value-type="float" office:value="-1.638434624" calcext:value-type="float">
            <text:p>-1,638434624</text:p>
          </table:table-cell>
          <table:table-cell office:value-type="float" office:value="4.74102157" calcext:value-type="float">
            <text:p>4,74102157</text:p>
          </table:table-cell>
        </table:table-row>
        <table:table-row table:style-name="ro1">
          <table:table-cell office:value-type="float" office:value="-1.523652541" calcext:value-type="float">
            <text:p>-1,523652541</text:p>
          </table:table-cell>
          <table:table-cell office:value-type="float" office:value="4.698110635" calcext:value-type="float">
            <text:p>4,698110635</text:p>
          </table:table-cell>
        </table:table-row>
        <table:table-row table:style-name="ro1">
          <table:table-cell office:value-type="float" office:value="-0.505684328" calcext:value-type="float">
            <text:p>-0,505684328</text:p>
          </table:table-cell>
          <table:table-cell office:value-type="float" office:value="4.72182856" calcext:value-type="float">
            <text:p>4,72182856</text:p>
          </table:table-cell>
        </table:table-row>
        <table:table-row table:style-name="ro1">
          <table:table-cell office:value-type="float" office:value="-1.459115125" calcext:value-type="float">
            <text:p>-1,459115125</text:p>
          </table:table-cell>
          <table:table-cell office:value-type="float" office:value="4.792507129" calcext:value-type="float">
            <text:p>4,792507129</text:p>
          </table:table-cell>
        </table:table-row>
        <table:table-row table:style-name="ro1">
          <table:table-cell office:value-type="float" office:value="-0.578941426" calcext:value-type="float">
            <text:p>-0,578941426</text:p>
          </table:table-cell>
          <table:table-cell office:value-type="float" office:value="4.720316851" calcext:value-type="float">
            <text:p>4,720316851</text:p>
          </table:table-cell>
        </table:table-row>
        <table:table-row table:style-name="ro1">
          <table:table-cell office:value-type="float" office:value="-0.757573786" calcext:value-type="float">
            <text:p>-0,757573786</text:p>
          </table:table-cell>
          <table:table-cell office:value-type="float" office:value="5.340632366" calcext:value-type="float">
            <text:p>5,340632366</text:p>
          </table:table-cell>
        </table:table-row>
        <table:table-row table:style-name="ro1">
          <table:table-cell office:value-type="float" office:value="-1.554860271" calcext:value-type="float">
            <text:p>-1,554860271</text:p>
          </table:table-cell>
          <table:table-cell office:value-type="float" office:value="4.555347489" calcext:value-type="float">
            <text:p>4,555347489</text:p>
          </table:table-cell>
        </table:table-row>
        <table:table-row table:style-name="ro1">
          <table:table-cell office:value-type="float" office:value="-0.516304832" calcext:value-type="float">
            <text:p>-0,516304832</text:p>
          </table:table-cell>
          <table:table-cell office:value-type="float" office:value="4.714815676" calcext:value-type="float">
            <text:p>4,714815676</text:p>
          </table:table-cell>
        </table:table-row>
        <table:table-row table:style-name="ro1">
          <table:table-cell office:value-type="float" office:value="-1.506689182" calcext:value-type="float">
            <text:p>-1,506689182</text:p>
          </table:table-cell>
          <table:table-cell office:value-type="float" office:value="4.664715086" calcext:value-type="float">
            <text:p>4,664715086</text:p>
          </table:table-cell>
        </table:table-row>
        <table:table-row table:style-name="ro1">
          <table:table-cell office:value-type="float" office:value="-1.563252397" calcext:value-type="float">
            <text:p>-1,563252397</text:p>
          </table:table-cell>
          <table:table-cell office:value-type="float" office:value="4.574051536" calcext:value-type="float">
            <text:p>4,574051536</text:p>
          </table:table-cell>
        </table:table-row>
        <table:table-row table:style-name="ro1">
          <table:table-cell office:value-type="float" office:value="-0.511702074" calcext:value-type="float">
            <text:p>-0,511702074</text:p>
          </table:table-cell>
          <table:table-cell office:value-type="float" office:value="4.655439637" calcext:value-type="float">
            <text:p>4,655439637</text:p>
          </table:table-cell>
        </table:table-row>
        <table:table-row table:style-name="ro1">
          <table:table-cell office:value-type="float" office:value="-1.595533518" calcext:value-type="float">
            <text:p>-1,595533518</text:p>
          </table:table-cell>
          <table:table-cell office:value-type="float" office:value="4.634118202" calcext:value-type="float">
            <text:p>4,634118202</text:p>
          </table:table-cell>
        </table:table-row>
        <table:table-row table:style-name="ro1">
          <table:table-cell office:value-type="float" office:value="-1.560833967" calcext:value-type="float">
            <text:p>-1,560833967</text:p>
          </table:table-cell>
          <table:table-cell office:value-type="float" office:value="4.642109174" calcext:value-type="float">
            <text:p>4,642109174</text:p>
          </table:table-cell>
        </table:table-row>
        <table:table-row table:style-name="ro1">
          <table:table-cell office:value-type="float" office:value="-1.471506332" calcext:value-type="float">
            <text:p>-1,471506332</text:p>
          </table:table-cell>
          <table:table-cell office:value-type="float" office:value="4.694172658" calcext:value-type="float">
            <text:p>4,694172658</text:p>
          </table:table-cell>
        </table:table-row>
        <table:table-row table:style-name="ro1">
          <table:table-cell office:value-type="float" office:value="-0.829616821" calcext:value-type="float">
            <text:p>-0,829616821</text:p>
          </table:table-cell>
          <table:table-cell office:value-type="float" office:value="5.267399605" calcext:value-type="float">
            <text:p>5,267399605</text:p>
          </table:table-cell>
        </table:table-row>
        <table:table-row table:style-name="ro1">
          <table:table-cell office:value-type="float" office:value="-1.56541383" calcext:value-type="float">
            <text:p>-1,56541383</text:p>
          </table:table-cell>
          <table:table-cell office:value-type="float" office:value="4.658865512" calcext:value-type="float">
            <text:p>4,658865512</text:p>
          </table:table-cell>
        </table:table-row>
        <table:table-row table:style-name="ro1">
          <table:table-cell office:value-type="float" office:value="-1.502796186" calcext:value-type="float">
            <text:p>-1,502796186</text:p>
          </table:table-cell>
          <table:table-cell office:value-type="float" office:value="4.608832669" calcext:value-type="float">
            <text:p>4,608832669</text:p>
          </table:table-cell>
        </table:table-row>
        <table:table-row table:style-name="ro1">
          <table:table-cell office:value-type="float" office:value="-1.538790469" calcext:value-type="float">
            <text:p>-1,538790469</text:p>
          </table:table-cell>
          <table:table-cell office:value-type="float" office:value="4.690662054" calcext:value-type="float">
            <text:p>4,690662054</text:p>
          </table:table-cell>
        </table:table-row>
        <table:table-row table:style-name="ro1">
          <table:table-cell office:value-type="float" office:value="-1.489386351" calcext:value-type="float">
            <text:p>-1,489386351</text:p>
          </table:table-cell>
          <table:table-cell office:value-type="float" office:value="4.661000219" calcext:value-type="float">
            <text:p>4,661000219</text:p>
          </table:table-cell>
        </table:table-row>
        <table:table-row table:style-name="ro1">
          <table:table-cell office:value-type="float" office:value="0.706754034" calcext:value-type="float">
            <text:p>0,706754034</text:p>
          </table:table-cell>
          <table:table-cell office:value-type="float" office:value="6.521763956" calcext:value-type="float">
            <text:p>6,521763956</text:p>
          </table:table-cell>
        </table:table-row>
        <table:table-row table:style-name="ro1">
          <table:table-cell office:value-type="float" office:value="-1.496706548" calcext:value-type="float">
            <text:p>-1,496706548</text:p>
          </table:table-cell>
          <table:table-cell office:value-type="float" office:value="4.73026729" calcext:value-type="float">
            <text:p>4,73026729</text:p>
          </table:table-cell>
        </table:table-row>
        <table:table-row table:style-name="ro1">
          <table:table-cell office:value-type="float" office:value="-1.523389194" calcext:value-type="float">
            <text:p>-1,523389194</text:p>
          </table:table-cell>
          <table:table-cell office:value-type="float" office:value="4.558238328" calcext:value-type="float">
            <text:p>4,558238328</text:p>
          </table:table-cell>
        </table:table-row>
        <table:table-row table:style-name="ro1">
          <table:table-cell office:value-type="float" office:value="-1.632756344" calcext:value-type="float">
            <text:p>-1,632756344</text:p>
          </table:table-cell>
          <table:table-cell office:value-type="float" office:value="4.67529343" calcext:value-type="float">
            <text:p>4,67529343</text:p>
          </table:table-cell>
        </table:table-row>
        <table:table-row table:style-name="ro1">
          <table:table-cell office:value-type="float" office:value="-1.528408695" calcext:value-type="float">
            <text:p>-1,528408695</text:p>
          </table:table-cell>
          <table:table-cell office:value-type="float" office:value="4.719858421" calcext:value-type="float">
            <text:p>4,719858421</text:p>
          </table:table-cell>
        </table:table-row>
        <table:table-row table:style-name="ro1">
          <table:table-cell office:value-type="float" office:value="-1.595921778" calcext:value-type="float">
            <text:p>-1,595921778</text:p>
          </table:table-cell>
          <table:table-cell office:value-type="float" office:value="4.629100506" calcext:value-type="float">
            <text:p>4,629100506</text:p>
          </table:table-cell>
        </table:table-row>
        <table:table-row table:style-name="ro1">
          <table:table-cell office:value-type="float" office:value="-0.755520361" calcext:value-type="float">
            <text:p>-0,755520361</text:p>
          </table:table-cell>
          <table:table-cell office:value-type="float" office:value="5.322967663" calcext:value-type="float">
            <text:p>5,322967663</text:p>
          </table:table-cell>
        </table:table-row>
        <table:table-row table:style-name="ro1">
          <table:table-cell office:value-type="float" office:value="-0.530065141" calcext:value-type="float">
            <text:p>-0,530065141</text:p>
          </table:table-cell>
          <table:table-cell office:value-type="float" office:value="4.760957081" calcext:value-type="float">
            <text:p>4,760957081</text:p>
          </table:table-cell>
        </table:table-row>
        <table:table-row table:style-name="ro1">
          <table:table-cell office:value-type="float" office:value="-0.562782358" calcext:value-type="float">
            <text:p>-0,562782358</text:p>
          </table:table-cell>
          <table:table-cell office:value-type="float" office:value="4.769292174" calcext:value-type="float">
            <text:p>4,769292174</text:p>
          </table:table-cell>
        </table:table-row>
        <table:table-row table:style-name="ro1">
          <table:table-cell office:value-type="float" office:value="-1.529774154" calcext:value-type="float">
            <text:p>-1,529774154</text:p>
          </table:table-cell>
          <table:table-cell office:value-type="float" office:value="4.699155448" calcext:value-type="float">
            <text:p>4,699155448</text:p>
          </table:table-cell>
        </table:table-row>
        <table:table-row table:style-name="ro1">
          <table:table-cell office:value-type="float" office:value="-1.511640291" calcext:value-type="float">
            <text:p>-1,511640291</text:p>
          </table:table-cell>
          <table:table-cell office:value-type="float" office:value="4.598315396" calcext:value-type="float">
            <text:p>4,598315396</text:p>
          </table:table-cell>
        </table:table-row>
        <table:table-row table:style-name="ro1">
          <table:table-cell office:value-type="float" office:value="-1.529497479" calcext:value-type="float">
            <text:p>-1,529497479</text:p>
          </table:table-cell>
          <table:table-cell office:value-type="float" office:value="4.692833924" calcext:value-type="float">
            <text:p>4,692833924</text:p>
          </table:table-cell>
        </table:table-row>
        <table:table-row table:style-name="ro1">
          <table:table-cell office:value-type="float" office:value="-1.513671922" calcext:value-type="float">
            <text:p>-1,513671922</text:p>
          </table:table-cell>
          <table:table-cell office:value-type="float" office:value="4.708672055" calcext:value-type="float">
            <text:p>4,708672055</text:p>
          </table:table-cell>
        </table:table-row>
        <table:table-row table:style-name="ro1">
          <table:table-cell office:value-type="float" office:value="-1.56439431" calcext:value-type="float">
            <text:p>-1,56439431</text:p>
          </table:table-cell>
          <table:table-cell office:value-type="float" office:value="4.659679623" calcext:value-type="float">
            <text:p>4,659679623</text:p>
          </table:table-cell>
        </table:table-row>
        <table:table-row table:style-name="ro1">
          <table:table-cell office:value-type="float" office:value="-1.534459611" calcext:value-type="float">
            <text:p>-1,534459611</text:p>
          </table:table-cell>
          <table:table-cell office:value-type="float" office:value="4.736630558" calcext:value-type="float">
            <text:p>4,736630558</text:p>
          </table:table-cell>
        </table:table-row>
        <table:table-row table:style-name="ro1">
          <table:table-cell office:value-type="float" office:value="-1.471035834" calcext:value-type="float">
            <text:p>-1,471035834</text:p>
          </table:table-cell>
          <table:table-cell office:value-type="float" office:value="4.764866049" calcext:value-type="float">
            <text:p>4,764866049</text:p>
          </table:table-cell>
        </table:table-row>
        <table:table-row table:style-name="ro1">
          <table:table-cell office:value-type="float" office:value="-0.558511153" calcext:value-type="float">
            <text:p>-0,558511153</text:p>
          </table:table-cell>
          <table:table-cell office:value-type="float" office:value="4.629794427" calcext:value-type="float">
            <text:p>4,629794427</text:p>
          </table:table-cell>
        </table:table-row>
        <table:table-row table:style-name="ro1">
          <table:table-cell office:value-type="float" office:value="-1.616102924" calcext:value-type="float">
            <text:p>-1,616102924</text:p>
          </table:table-cell>
          <table:table-cell office:value-type="float" office:value="4.633300043" calcext:value-type="float">
            <text:p>4,633300043</text:p>
          </table:table-cell>
        </table:table-row>
        <table:table-row table:style-name="ro1">
          <table:table-cell office:value-type="float" office:value="-1.550555658" calcext:value-type="float">
            <text:p>-1,550555658</text:p>
          </table:table-cell>
          <table:table-cell office:value-type="float" office:value="4.745961995" calcext:value-type="float">
            <text:p>4,745961995</text:p>
          </table:table-cell>
        </table:table-row>
        <table:table-row table:style-name="ro1">
          <table:table-cell office:value-type="float" office:value="-1.535094378" calcext:value-type="float">
            <text:p>-1,535094378</text:p>
          </table:table-cell>
          <table:table-cell office:value-type="float" office:value="4.752484717" calcext:value-type="float">
            <text:p>4,752484717</text:p>
          </table:table-cell>
        </table:table-row>
        <table:table-row table:style-name="ro1">
          <table:table-cell office:value-type="float" office:value="-1.513606942" calcext:value-type="float">
            <text:p>-1,513606942</text:p>
          </table:table-cell>
          <table:table-cell office:value-type="float" office:value="4.735330318" calcext:value-type="float">
            <text:p>4,735330318</text:p>
          </table:table-cell>
        </table:table-row>
        <table:table-row table:style-name="ro1">
          <table:table-cell office:value-type="float" office:value="-0.566495377" calcext:value-type="float">
            <text:p>-0,566495377</text:p>
          </table:table-cell>
          <table:table-cell office:value-type="float" office:value="4.734397992" calcext:value-type="float">
            <text:p>4,734397992</text:p>
          </table:table-cell>
        </table:table-row>
        <table:table-row table:style-name="ro1">
          <table:table-cell office:value-type="float" office:value="-1.520758134" calcext:value-type="float">
            <text:p>-1,520758134</text:p>
          </table:table-cell>
          <table:table-cell office:value-type="float" office:value="4.679071071" calcext:value-type="float">
            <text:p>4,679071071</text:p>
          </table:table-cell>
        </table:table-row>
        <table:table-row table:style-name="ro1">
          <table:table-cell office:value-type="float" office:value="-1.551037021" calcext:value-type="float">
            <text:p>-1,551037021</text:p>
          </table:table-cell>
          <table:table-cell office:value-type="float" office:value="4.657462139" calcext:value-type="float">
            <text:p>4,657462139</text:p>
          </table:table-cell>
        </table:table-row>
        <table:table-row table:style-name="ro1">
          <table:table-cell office:value-type="float" office:value="-0.79806362" calcext:value-type="float">
            <text:p>-0,79806362</text:p>
          </table:table-cell>
          <table:table-cell office:value-type="float" office:value="5.411763956" calcext:value-type="float">
            <text:p>5,411763956</text:p>
          </table:table-cell>
        </table:table-row>
        <table:table-row table:style-name="ro1">
          <table:table-cell office:value-type="float" office:value="-1.526219586" calcext:value-type="float">
            <text:p>-1,526219586</text:p>
          </table:table-cell>
          <table:table-cell office:value-type="float" office:value="4.759392506" calcext:value-type="float">
            <text:p>4,759392506</text:p>
          </table:table-cell>
        </table:table-row>
        <table:table-row table:style-name="ro1">
          <table:table-cell office:value-type="float" office:value="-0.479180149" calcext:value-type="float">
            <text:p>-0,479180149</text:p>
          </table:table-cell>
          <table:table-cell office:value-type="float" office:value="4.685063924" calcext:value-type="float">
            <text:p>4,685063924</text:p>
          </table:table-cell>
        </table:table-row>
        <table:table-row table:style-name="ro1">
          <table:table-cell office:value-type="float" office:value="-1.484537756" calcext:value-type="float">
            <text:p>-1,484537756</text:p>
          </table:table-cell>
          <table:table-cell office:value-type="float" office:value="4.680843112" calcext:value-type="float">
            <text:p>4,680843112</text:p>
          </table:table-cell>
        </table:table-row>
        <table:table-row table:style-name="ro1">
          <table:table-cell office:value-type="float" office:value="-1.529357598" calcext:value-type="float">
            <text:p>-1,529357598</text:p>
          </table:table-cell>
          <table:table-cell office:value-type="float" office:value="4.586998562" calcext:value-type="float">
            <text:p>4,586998562</text:p>
          </table:table-cell>
        </table:table-row>
        <table:table-row table:style-name="ro1">
          <table:table-cell office:value-type="float" office:value="-1.588060659" calcext:value-type="float">
            <text:p>-1,588060659</text:p>
          </table:table-cell>
          <table:table-cell office:value-type="float" office:value="4.68224502" calcext:value-type="float">
            <text:p>4,68224502</text:p>
          </table:table-cell>
        </table:table-row>
        <table:table-row table:style-name="ro1">
          <table:table-cell office:value-type="float" office:value="-1.588887363" calcext:value-type="float">
            <text:p>-1,588887363</text:p>
          </table:table-cell>
          <table:table-cell office:value-type="float" office:value="4.551391094" calcext:value-type="float">
            <text:p>4,551391094</text:p>
          </table:table-cell>
        </table:table-row>
        <table:table-row table:style-name="ro1">
          <table:table-cell office:value-type="float" office:value="-1.516430034" calcext:value-type="float">
            <text:p>-1,516430034</text:p>
          </table:table-cell>
          <table:table-cell office:value-type="float" office:value="4.724350916" calcext:value-type="float">
            <text:p>4,724350916</text:p>
          </table:table-cell>
        </table:table-row>
        <table:table-row table:style-name="ro1">
          <table:table-cell office:value-type="float" office:value="-1.531171119" calcext:value-type="float">
            <text:p>-1,531171119</text:p>
          </table:table-cell>
          <table:table-cell office:value-type="float" office:value="4.785087519" calcext:value-type="float">
            <text:p>4,785087519</text:p>
          </table:table-cell>
        </table:table-row>
        <table:table-row table:style-name="ro1">
          <table:table-cell office:value-type="float" office:value="-1.570314718" calcext:value-type="float">
            <text:p>-1,570314718</text:p>
          </table:table-cell>
          <table:table-cell office:value-type="float" office:value="4.68918212" calcext:value-type="float">
            <text:p>4,68918212</text:p>
          </table:table-cell>
        </table:table-row>
        <table:table-row table:style-name="ro1">
          <table:table-cell office:value-type="float" office:value="-1.517764662" calcext:value-type="float">
            <text:p>-1,517764662</text:p>
          </table:table-cell>
          <table:table-cell office:value-type="float" office:value="4.661159364" calcext:value-type="float">
            <text:p>4,661159364</text:p>
          </table:table-cell>
        </table:table-row>
        <table:table-row table:style-name="ro1">
          <table:table-cell office:value-type="float" office:value="-0.589623786" calcext:value-type="float">
            <text:p>-0,589623786</text:p>
          </table:table-cell>
          <table:table-cell office:value-type="float" office:value="4.825902256" calcext:value-type="float">
            <text:p>4,825902256</text:p>
          </table:table-cell>
        </table:table-row>
        <table:table-row table:style-name="ro1">
          <table:table-cell office:value-type="float" office:value="-1.46790775" calcext:value-type="float">
            <text:p>-1,46790775</text:p>
          </table:table-cell>
          <table:table-cell office:value-type="float" office:value="4.683597666" calcext:value-type="float">
            <text:p>4,683597666</text:p>
          </table:table-cell>
        </table:table-row>
        <table:table-row table:style-name="ro1">
          <table:table-cell office:value-type="float" office:value="-1.604065554" calcext:value-type="float">
            <text:p>-1,604065554</text:p>
          </table:table-cell>
          <table:table-cell office:value-type="float" office:value="4.653020303" calcext:value-type="float">
            <text:p>4,653020303</text:p>
          </table:table-cell>
        </table:table-row>
        <table:table-row table:style-name="ro1">
          <table:table-cell office:value-type="float" office:value="-1.567424005" calcext:value-type="float">
            <text:p>-1,567424005</text:p>
          </table:table-cell>
          <table:table-cell office:value-type="float" office:value="4.580928867" calcext:value-type="float">
            <text:p>4,580928867</text:p>
          </table:table-cell>
        </table:table-row>
        <table:table-row table:style-name="ro1">
          <table:table-cell office:value-type="float" office:value="-1.597021311" calcext:value-type="float">
            <text:p>-1,597021311</text:p>
          </table:table-cell>
          <table:table-cell office:value-type="float" office:value="4.699021922" calcext:value-type="float">
            <text:p>4,699021922</text:p>
          </table:table-cell>
        </table:table-row>
        <table:table-row table:style-name="ro1">
          <table:table-cell office:value-type="float" office:value="-1.563646215" calcext:value-type="float">
            <text:p>-1,563646215</text:p>
          </table:table-cell>
          <table:table-cell office:value-type="float" office:value="4.635077294" calcext:value-type="float">
            <text:p>4,635077294</text:p>
          </table:table-cell>
        </table:table-row>
        <table:table-row table:style-name="ro1">
          <table:table-cell office:value-type="float" office:value="-1.557502038" calcext:value-type="float">
            <text:p>-1,557502038</text:p>
          </table:table-cell>
          <table:table-cell office:value-type="float" office:value="4.772356019" calcext:value-type="float">
            <text:p>4,772356019</text:p>
          </table:table-cell>
        </table:table-row>
        <table:table-row table:style-name="ro1">
          <table:table-cell office:value-type="float" office:value="-0.538878639" calcext:value-type="float">
            <text:p>-0,538878639</text:p>
          </table:table-cell>
          <table:table-cell office:value-type="float" office:value="4.659311088" calcext:value-type="float">
            <text:p>4,659311088</text:p>
          </table:table-cell>
        </table:table-row>
        <table:table-row table:style-name="ro1">
          <table:table-cell office:value-type="float" office:value="-1.515830871" calcext:value-type="float">
            <text:p>-1,515830871</text:p>
          </table:table-cell>
          <table:table-cell office:value-type="float" office:value="4.670404213" calcext:value-type="float">
            <text:p>4,670404213</text:p>
          </table:table-cell>
        </table:table-row>
        <table:table-row table:style-name="ro1">
          <table:table-cell office:value-type="float" office:value="-1.504780844" calcext:value-type="float">
            <text:p>-1,504780844</text:p>
          </table:table-cell>
          <table:table-cell office:value-type="float" office:value="4.678821314" calcext:value-type="float">
            <text:p>4,678821314</text:p>
          </table:table-cell>
        </table:table-row>
        <table:table-row table:style-name="ro1">
          <table:table-cell office:value-type="float" office:value="-1.545886609" calcext:value-type="float">
            <text:p>-1,545886609</text:p>
          </table:table-cell>
          <table:table-cell office:value-type="float" office:value="4.699667876" calcext:value-type="float">
            <text:p>4,699667876</text:p>
          </table:table-cell>
        </table:table-row>
        <table:table-row table:style-name="ro1">
          <table:table-cell office:value-type="float" office:value="-0.815598162" calcext:value-type="float">
            <text:p>-0,815598162</text:p>
          </table:table-cell>
          <table:table-cell office:value-type="float" office:value="5.297075063" calcext:value-type="float">
            <text:p>5,297075063</text:p>
          </table:table-cell>
        </table:table-row>
        <table:table-row table:style-name="ro1">
          <table:table-cell office:value-type="float" office:value="-1.451747278" calcext:value-type="float">
            <text:p>-1,451747278</text:p>
          </table:table-cell>
          <table:table-cell office:value-type="float" office:value="4.809395409" calcext:value-type="float">
            <text:p>4,809395409</text:p>
          </table:table-cell>
        </table:table-row>
        <table:table-row table:style-name="ro1">
          <table:table-cell office:value-type="float" office:value="-1.55108408" calcext:value-type="float">
            <text:p>-1,55108408</text:p>
          </table:table-cell>
          <table:table-cell office:value-type="float" office:value="4.746306354" calcext:value-type="float">
            <text:p>4,746306354</text:p>
          </table:table-cell>
        </table:table-row>
        <table:table-row table:style-name="ro1">
          <table:table-cell office:value-type="float" office:value="-0.822837524" calcext:value-type="float">
            <text:p>-0,822837524</text:p>
          </table:table-cell>
          <table:table-cell office:value-type="float" office:value="5.201937651" calcext:value-type="float">
            <text:p>5,201937651</text:p>
          </table:table-cell>
        </table:table-row>
        <table:table-row table:style-name="ro1">
          <table:table-cell office:value-type="float" office:value="-0.537337054" calcext:value-type="float">
            <text:p>-0,537337054</text:p>
          </table:table-cell>
          <table:table-cell office:value-type="float" office:value="4.761033649" calcext:value-type="float">
            <text:p>4,761033649</text:p>
          </table:table-cell>
        </table:table-row>
        <table:table-row table:style-name="ro1">
          <table:table-cell office:value-type="float" office:value="-1.511899801" calcext:value-type="float">
            <text:p>-1,511899801</text:p>
          </table:table-cell>
          <table:table-cell office:value-type="float" office:value="4.705865546" calcext:value-type="float">
            <text:p>4,705865546</text:p>
          </table:table-cell>
        </table:table-row>
        <table:table-row table:style-name="ro1">
          <table:table-cell office:value-type="float" office:value="-2.966531662" calcext:value-type="float">
            <text:p>-2,966531662</text:p>
          </table:table-cell>
          <table:table-cell office:value-type="float" office:value="6.151763956" calcext:value-type="float">
            <text:p>6,151763956</text:p>
          </table:table-cell>
        </table:table-row>
        <table:table-row table:style-name="ro1">
          <table:table-cell office:value-type="float" office:value="-0.506711739" calcext:value-type="float">
            <text:p>-0,506711739</text:p>
          </table:table-cell>
          <table:table-cell office:value-type="float" office:value="4.710907085" calcext:value-type="float">
            <text:p>4,710907085</text:p>
          </table:table-cell>
        </table:table-row>
        <table:table-row table:style-name="ro1">
          <table:table-cell office:value-type="float" office:value="-1.523390144" calcext:value-type="float">
            <text:p>-1,523390144</text:p>
          </table:table-cell>
          <table:table-cell office:value-type="float" office:value="4.657040487" calcext:value-type="float">
            <text:p>4,657040487</text:p>
          </table:table-cell>
        </table:table-row>
        <table:table-row table:style-name="ro1">
          <table:table-cell office:value-type="float" office:value="-0.819633229" calcext:value-type="float">
            <text:p>-0,819633229</text:p>
          </table:table-cell>
          <table:table-cell office:value-type="float" office:value="5.234785726" calcext:value-type="float">
            <text:p>5,234785726</text:p>
          </table:table-cell>
        </table:table-row>
        <table:table-row table:style-name="ro1">
          <table:table-cell office:value-type="float" office:value="-0.485859294" calcext:value-type="float">
            <text:p>-0,485859294</text:p>
          </table:table-cell>
          <table:table-cell office:value-type="float" office:value="4.770866865" calcext:value-type="float">
            <text:p>4,770866865</text:p>
          </table:table-cell>
        </table:table-row>
        <table:table-row table:style-name="ro1">
          <table:table-cell office:value-type="float" office:value="-0.453860737" calcext:value-type="float">
            <text:p>-0,453860737</text:p>
          </table:table-cell>
          <table:table-cell office:value-type="float" office:value="4.77150157" calcext:value-type="float">
            <text:p>4,77150157</text:p>
          </table:table-cell>
        </table:table-row>
        <table:table-row table:style-name="ro1">
          <table:table-cell office:value-type="float" office:value="-1.482864966" calcext:value-type="float">
            <text:p>-1,482864966</text:p>
          </table:table-cell>
          <table:table-cell office:value-type="float" office:value="4.733818454" calcext:value-type="float">
            <text:p>4,733818454</text:p>
          </table:table-cell>
        </table:table-row>
        <table:table-row table:style-name="ro1">
          <table:table-cell office:value-type="float" office:value="-0.849000783" calcext:value-type="float">
            <text:p>-0,849000783</text:p>
          </table:table-cell>
          <table:table-cell office:value-type="float" office:value="5.250947763" calcext:value-type="float">
            <text:p>5,250947763</text:p>
          </table:table-cell>
        </table:table-row>
        <table:table-row table:style-name="ro1">
          <table:table-cell office:value-type="float" office:value="-1.500609582" calcext:value-type="float">
            <text:p>-1,500609582</text:p>
          </table:table-cell>
          <table:table-cell office:value-type="float" office:value="4.66139017" calcext:value-type="float">
            <text:p>4,66139017</text:p>
          </table:table-cell>
        </table:table-row>
        <table:table-row table:style-name="ro1">
          <table:table-cell office:value-type="float" office:value="-1.486056942" calcext:value-type="float">
            <text:p>-1,486056942</text:p>
          </table:table-cell>
          <table:table-cell office:value-type="float" office:value="4.675406998" calcext:value-type="float">
            <text:p>4,675406998</text:p>
          </table:table-cell>
        </table:table-row>
        <table:table-row table:style-name="ro1">
          <table:table-cell office:value-type="float" office:value="-0.609336694" calcext:value-type="float">
            <text:p>-0,609336694</text:p>
          </table:table-cell>
          <table:table-cell office:value-type="float" office:value="4.853468159" calcext:value-type="float">
            <text:p>4,853468159</text:p>
          </table:table-cell>
        </table:table-row>
        <table:table-row table:style-name="ro1">
          <table:table-cell office:value-type="float" office:value="-1.545170893" calcext:value-type="float">
            <text:p>-1,545170893</text:p>
          </table:table-cell>
          <table:table-cell office:value-type="float" office:value="4.692295877" calcext:value-type="float">
            <text:p>4,692295877</text:p>
          </table:table-cell>
        </table:table-row>
        <table:table-row table:style-name="ro1">
          <table:table-cell office:value-type="float" office:value="-0.710862966" calcext:value-type="float">
            <text:p>-0,710862966</text:p>
          </table:table-cell>
          <table:table-cell office:value-type="float" office:value="5.322936753" calcext:value-type="float">
            <text:p>5,322936753</text:p>
          </table:table-cell>
        </table:table-row>
        <table:table-row table:style-name="ro1">
          <table:table-cell office:value-type="float" office:value="-0.764549845" calcext:value-type="float">
            <text:p>-0,764549845</text:p>
          </table:table-cell>
          <table:table-cell office:value-type="float" office:value="5.360537226" calcext:value-type="float">
            <text:p>5,360537226</text:p>
          </table:table-cell>
        </table:table-row>
        <table:table-row table:style-name="ro1">
          <table:table-cell office:value-type="float" office:value="-1.588807947" calcext:value-type="float">
            <text:p>-1,588807947</text:p>
          </table:table-cell>
          <table:table-cell office:value-type="float" office:value="4.779654246" calcext:value-type="float">
            <text:p>4,779654246</text:p>
          </table:table-cell>
        </table:table-row>
        <table:table-row table:style-name="ro1">
          <table:table-cell office:value-type="float" office:value="-0.817780374" calcext:value-type="float">
            <text:p>-0,817780374</text:p>
          </table:table-cell>
          <table:table-cell office:value-type="float" office:value="5.224501805" calcext:value-type="float">
            <text:p>5,224501805</text:p>
          </table:table-cell>
        </table:table-row>
        <table:table-row table:style-name="ro1">
          <table:table-cell office:value-type="float" office:value="-0.775714921" calcext:value-type="float">
            <text:p>-0,775714921</text:p>
          </table:table-cell>
          <table:table-cell office:value-type="float" office:value="5.259331992" calcext:value-type="float">
            <text:p>5,259331992</text:p>
          </table:table-cell>
        </table:table-row>
        <table:table-row table:style-name="ro1">
          <table:table-cell office:value-type="float" office:value="-0.5186651" calcext:value-type="float">
            <text:p>-0,5186651</text:p>
          </table:table-cell>
          <table:table-cell office:value-type="float" office:value="4.737433598" calcext:value-type="float">
            <text:p>4,737433598</text:p>
          </table:table-cell>
        </table:table-row>
        <table:table-row table:style-name="ro1">
          <table:table-cell office:value-type="float" office:value="-1.573523794" calcext:value-type="float">
            <text:p>-1,573523794</text:p>
          </table:table-cell>
          <table:table-cell office:value-type="float" office:value="4.80547884" calcext:value-type="float">
            <text:p>4,80547884</text:p>
          </table:table-cell>
        </table:table-row>
        <table:table-row table:style-name="ro1">
          <table:table-cell office:value-type="float" office:value="-0.752814615" calcext:value-type="float">
            <text:p>-0,752814615</text:p>
          </table:table-cell>
          <table:table-cell office:value-type="float" office:value="5.242546372" calcext:value-type="float">
            <text:p>5,242546372</text:p>
          </table:table-cell>
        </table:table-row>
        <table:table-row table:style-name="ro1">
          <table:table-cell office:value-type="float" office:value="-1.445467078" calcext:value-type="float">
            <text:p>-1,445467078</text:p>
          </table:table-cell>
          <table:table-cell office:value-type="float" office:value="4.645529875" calcext:value-type="float">
            <text:p>4,645529875</text:p>
          </table:table-cell>
        </table:table-row>
        <table:table-row table:style-name="ro1">
          <table:table-cell office:value-type="float" office:value="-1.497342668" calcext:value-type="float">
            <text:p>-1,497342668</text:p>
          </table:table-cell>
          <table:table-cell office:value-type="float" office:value="4.631441445" calcext:value-type="float">
            <text:p>4,631441445</text:p>
          </table:table-cell>
        </table:table-row>
        <table:table-row table:style-name="ro1">
          <table:table-cell office:value-type="float" office:value="-1.480667238" calcext:value-type="float">
            <text:p>-1,480667238</text:p>
          </table:table-cell>
          <table:table-cell office:value-type="float" office:value="4.760048183" calcext:value-type="float">
            <text:p>4,760048183</text:p>
          </table:table-cell>
        </table:table-row>
        <table:table-row table:style-name="ro1">
          <table:table-cell office:value-type="float" office:value="-1.566277448" calcext:value-type="float">
            <text:p>-1,566277448</text:p>
          </table:table-cell>
          <table:table-cell office:value-type="float" office:value="4.624793255" calcext:value-type="float">
            <text:p>4,624793255</text:p>
          </table:table-cell>
        </table:table-row>
        <table:table-row table:style-name="ro1">
          <table:table-cell office:value-type="float" office:value="-1.575794552" calcext:value-type="float">
            <text:p>-1,575794552</text:p>
          </table:table-cell>
          <table:table-cell office:value-type="float" office:value="4.728866441" calcext:value-type="float">
            <text:p>4,728866441</text:p>
          </table:table-cell>
        </table:table-row>
        <table:table-row table:style-name="ro1">
          <table:table-cell office:value-type="float" office:value="-1.670531662" calcext:value-type="float">
            <text:p>-1,670531662</text:p>
          </table:table-cell>
          <table:table-cell office:value-type="float" office:value="4.628159826" calcext:value-type="float">
            <text:p>4,628159826</text:p>
          </table:table-cell>
        </table:table-row>
        <table:table-row table:style-name="ro1">
          <table:table-cell office:value-type="float" office:value="-0.755693391" calcext:value-type="float">
            <text:p>-0,755693391</text:p>
          </table:table-cell>
          <table:table-cell office:value-type="float" office:value="5.279393496" calcext:value-type="float">
            <text:p>5,279393496</text:p>
          </table:table-cell>
        </table:table-row>
        <table:table-row table:style-name="ro1">
          <table:table-cell office:value-type="float" office:value="-0.798749982" calcext:value-type="float">
            <text:p>-0,798749982</text:p>
          </table:table-cell>
          <table:table-cell office:value-type="float" office:value="5.291582347" calcext:value-type="float">
            <text:p>5,291582347</text:p>
          </table:table-cell>
        </table:table-row>
        <table:table-row table:style-name="ro1">
          <table:table-cell office:value-type="float" office:value="-1.567508979" calcext:value-type="float">
            <text:p>-1,567508979</text:p>
          </table:table-cell>
          <table:table-cell office:value-type="float" office:value="4.628098221" calcext:value-type="float">
            <text:p>4,628098221</text:p>
          </table:table-cell>
        </table:table-row>
        <table:table-row table:style-name="ro1">
          <table:table-cell office:value-type="float" office:value="-0.86510156" calcext:value-type="float">
            <text:p>-0,86510156</text:p>
          </table:table-cell>
          <table:table-cell office:value-type="float" office:value="5.257676856" calcext:value-type="float">
            <text:p>5,257676856</text:p>
          </table:table-cell>
        </table:table-row>
        <table:table-row table:style-name="ro1">
          <table:table-cell office:value-type="float" office:value="-1.615774014" calcext:value-type="float">
            <text:p>-1,615774014</text:p>
          </table:table-cell>
          <table:table-cell office:value-type="float" office:value="4.740905027" calcext:value-type="float">
            <text:p>4,740905027</text:p>
          </table:table-cell>
        </table:table-row>
        <table:table-row table:style-name="ro1">
          <table:table-cell office:value-type="float" office:value="-0.785616476" calcext:value-type="float">
            <text:p>-0,785616476</text:p>
          </table:table-cell>
          <table:table-cell office:value-type="float" office:value="5.248564156" calcext:value-type="float">
            <text:p>5,248564156</text:p>
          </table:table-cell>
        </table:table-row>
        <table:table-row table:style-name="ro1">
          <table:table-cell office:value-type="float" office:value="-1.59682231" calcext:value-type="float">
            <text:p>-1,59682231</text:p>
          </table:table-cell>
          <table:table-cell office:value-type="float" office:value="4.717399808" calcext:value-type="float">
            <text:p>4,717399808</text:p>
          </table:table-cell>
        </table:table-row>
        <table:table-row table:style-name="ro1">
          <table:table-cell office:value-type="float" office:value="-0.578793315" calcext:value-type="float">
            <text:p>-0,578793315</text:p>
          </table:table-cell>
          <table:table-cell office:value-type="float" office:value="4.776747896" calcext:value-type="float">
            <text:p>4,776747896</text:p>
          </table:table-cell>
        </table:table-row>
        <table:table-row table:style-name="ro1">
          <table:table-cell office:value-type="float" office:value="-1.56471075" calcext:value-type="float">
            <text:p>-1,56471075</text:p>
          </table:table-cell>
          <table:table-cell office:value-type="float" office:value="4.628988951" calcext:value-type="float">
            <text:p>4,628988951</text:p>
          </table:table-cell>
        </table:table-row>
        <table:table-row table:style-name="ro1">
          <table:table-cell office:value-type="float" office:value="-1.578836422" calcext:value-type="float">
            <text:p>-1,578836422</text:p>
          </table:table-cell>
          <table:table-cell office:value-type="float" office:value="4.725414851" calcext:value-type="float">
            <text:p>4,725414851</text:p>
          </table:table-cell>
        </table:table-row>
        <table:table-row table:style-name="ro1">
          <table:table-cell office:value-type="float" office:value="-1.551781285" calcext:value-type="float">
            <text:p>-1,551781285</text:p>
          </table:table-cell>
          <table:table-cell office:value-type="float" office:value="4.711518199" calcext:value-type="float">
            <text:p>4,711518199</text:p>
          </table:table-cell>
        </table:table-row>
        <table:table-row table:style-name="ro1">
          <table:table-cell office:value-type="float" office:value="-0.769741606" calcext:value-type="float">
            <text:p>-0,769741606</text:p>
          </table:table-cell>
          <table:table-cell office:value-type="float" office:value="5.108794007" calcext:value-type="float">
            <text:p>5,108794007</text:p>
          </table:table-cell>
        </table:table-row>
        <table:table-row table:style-name="ro1">
          <table:table-cell office:value-type="float" office:value="-1.467107895" calcext:value-type="float">
            <text:p>-1,467107895</text:p>
          </table:table-cell>
          <table:table-cell office:value-type="float" office:value="4.687546358" calcext:value-type="float">
            <text:p>4,687546358</text:p>
          </table:table-cell>
        </table:table-row>
        <table:table-row table:style-name="ro1">
          <table:table-cell office:value-type="float" office:value="-0.639820292" calcext:value-type="float">
            <text:p>-0,639820292</text:p>
          </table:table-cell>
          <table:table-cell office:value-type="float" office:value="4.809503915" calcext:value-type="float">
            <text:p>4,809503915</text:p>
          </table:table-cell>
        </table:table-row>
        <table:table-row table:style-name="ro1">
          <table:table-cell office:value-type="float" office:value="-1.549714561" calcext:value-type="float">
            <text:p>-1,549714561</text:p>
          </table:table-cell>
          <table:table-cell office:value-type="float" office:value="4.64325809" calcext:value-type="float">
            <text:p>4,64325809</text:p>
          </table:table-cell>
        </table:table-row>
        <table:table-row table:style-name="ro1">
          <table:table-cell office:value-type="float" office:value="-1.498632109" calcext:value-type="float">
            <text:p>-1,498632109</text:p>
          </table:table-cell>
          <table:table-cell office:value-type="float" office:value="4.719930889" calcext:value-type="float">
            <text:p>4,719930889</text:p>
          </table:table-cell>
        </table:table-row>
        <table:table-row table:style-name="ro1">
          <table:table-cell office:value-type="float" office:value="-1.494223779" calcext:value-type="float">
            <text:p>-1,494223779</text:p>
          </table:table-cell>
          <table:table-cell office:value-type="float" office:value="4.728878184" calcext:value-type="float">
            <text:p>4,728878184</text:p>
          </table:table-cell>
        </table:table-row>
        <table:table-row table:style-name="ro1">
          <table:table-cell office:value-type="float" office:value="-1.491719677" calcext:value-type="float">
            <text:p>-1,491719677</text:p>
          </table:table-cell>
          <table:table-cell office:value-type="float" office:value="4.658270788" calcext:value-type="float">
            <text:p>4,658270788</text:p>
          </table:table-cell>
        </table:table-row>
        <table:table-row table:style-name="ro1">
          <table:table-cell office:value-type="float" office:value="-1.452015457" calcext:value-type="float">
            <text:p>-1,452015457</text:p>
          </table:table-cell>
          <table:table-cell office:value-type="float" office:value="4.787699312" calcext:value-type="float">
            <text:p>4,787699312</text:p>
          </table:table-cell>
        </table:table-row>
        <table:table-row table:style-name="ro1">
          <table:table-cell office:value-type="float" office:value="-0.547304259" calcext:value-type="float">
            <text:p>-0,547304259</text:p>
          </table:table-cell>
          <table:table-cell office:value-type="float" office:value="4.682646766" calcext:value-type="float">
            <text:p>4,682646766</text:p>
          </table:table-cell>
        </table:table-row>
        <table:table-row table:style-name="ro1">
          <table:table-cell office:value-type="float" office:value="-0.832617471" calcext:value-type="float">
            <text:p>-0,832617471</text:p>
          </table:table-cell>
          <table:table-cell office:value-type="float" office:value="5.286912295" calcext:value-type="float">
            <text:p>5,286912295</text:p>
          </table:table-cell>
        </table:table-row>
        <table:table-row table:style-name="ro1">
          <table:table-cell office:value-type="float" office:value="-0.452570403" calcext:value-type="float">
            <text:p>-0,452570403</text:p>
          </table:table-cell>
          <table:table-cell office:value-type="float" office:value="4.77778773" calcext:value-type="float">
            <text:p>4,77778773</text:p>
          </table:table-cell>
        </table:table-row>
        <table:table-row table:style-name="ro1">
          <table:table-cell office:value-type="float" office:value="-1.463702562" calcext:value-type="float">
            <text:p>-1,463702562</text:p>
          </table:table-cell>
          <table:table-cell office:value-type="float" office:value="4.702480564" calcext:value-type="float">
            <text:p>4,702480564</text:p>
          </table:table-cell>
        </table:table-row>
        <table:table-row table:style-name="ro1">
          <table:table-cell office:value-type="float" office:value="-0.577165179" calcext:value-type="float">
            <text:p>-0,577165179</text:p>
          </table:table-cell>
          <table:table-cell office:value-type="float" office:value="4.697525864" calcext:value-type="float">
            <text:p>4,697525864</text:p>
          </table:table-cell>
        </table:table-row>
        <table:table-row table:style-name="ro1">
          <table:table-cell office:value-type="float" office:value="-0.562484869" calcext:value-type="float">
            <text:p>-0,562484869</text:p>
          </table:table-cell>
          <table:table-cell office:value-type="float" office:value="4.748317244" calcext:value-type="float">
            <text:p>4,748317244</text:p>
          </table:table-cell>
        </table:table-row>
        <table:table-row table:style-name="ro1">
          <table:table-cell office:value-type="float" office:value="-1.535692136" calcext:value-type="float">
            <text:p>-1,535692136</text:p>
          </table:table-cell>
          <table:table-cell office:value-type="float" office:value="4.719040166" calcext:value-type="float">
            <text:p>4,719040166</text:p>
          </table:table-cell>
        </table:table-row>
        <table:table-row table:style-name="ro1">
          <table:table-cell office:value-type="float" office:value="-1.62051813" calcext:value-type="float">
            <text:p>-1,62051813</text:p>
          </table:table-cell>
          <table:table-cell office:value-type="float" office:value="4.722194749" calcext:value-type="float">
            <text:p>4,722194749</text:p>
          </table:table-cell>
        </table:table-row>
        <table:table-row table:style-name="ro1">
          <table:table-cell office:value-type="float" office:value="-0.569097183" calcext:value-type="float">
            <text:p>-0,569097183</text:p>
          </table:table-cell>
          <table:table-cell office:value-type="float" office:value="4.67622822" calcext:value-type="float">
            <text:p>4,67622822</text:p>
          </table:table-cell>
        </table:table-row>
        <table:table-row table:style-name="ro1">
          <table:table-cell office:value-type="float" office:value="-1.572632024" calcext:value-type="float">
            <text:p>-1,572632024</text:p>
          </table:table-cell>
          <table:table-cell office:value-type="float" office:value="4.699487301" calcext:value-type="float">
            <text:p>4,699487301</text:p>
          </table:table-cell>
        </table:table-row>
        <table:table-row table:style-name="ro1">
          <table:table-cell office:value-type="float" office:value="-0.723255714" calcext:value-type="float">
            <text:p>-0,723255714</text:p>
          </table:table-cell>
          <table:table-cell office:value-type="float" office:value="5.223937104" calcext:value-type="float">
            <text:p>5,223937104</text:p>
          </table:table-cell>
        </table:table-row>
        <table:table-row table:style-name="ro1">
          <table:table-cell office:value-type="float" office:value="-1.503207558" calcext:value-type="float">
            <text:p>-1,503207558</text:p>
          </table:table-cell>
          <table:table-cell office:value-type="float" office:value="4.69164077" calcext:value-type="float">
            <text:p>4,69164077</text:p>
          </table:table-cell>
        </table:table-row>
        <table:table-row table:style-name="ro1">
          <table:table-cell office:value-type="float" office:value="-0.565983025" calcext:value-type="float">
            <text:p>-0,565983025</text:p>
          </table:table-cell>
          <table:table-cell office:value-type="float" office:value="4.682455372" calcext:value-type="float">
            <text:p>4,682455372</text:p>
          </table:table-cell>
        </table:table-row>
        <table:table-row table:style-name="ro1">
          <table:table-cell office:value-type="float" office:value="-0.521661834" calcext:value-type="float">
            <text:p>-0,521661834</text:p>
          </table:table-cell>
          <table:table-cell office:value-type="float" office:value="4.724293167" calcext:value-type="float">
            <text:p>4,724293167</text:p>
          </table:table-cell>
        </table:table-row>
        <table:table-row table:style-name="ro1">
          <table:table-cell office:value-type="float" office:value="-1.56008511" calcext:value-type="float">
            <text:p>-1,56008511</text:p>
          </table:table-cell>
          <table:table-cell office:value-type="float" office:value="4.738483954" calcext:value-type="float">
            <text:p>4,738483954</text:p>
          </table:table-cell>
        </table:table-row>
        <table:table-row table:style-name="ro1">
          <table:table-cell office:value-type="float" office:value="-0.775258966" calcext:value-type="float">
            <text:p>-0,775258966</text:p>
          </table:table-cell>
          <table:table-cell office:value-type="float" office:value="5.214579501" calcext:value-type="float">
            <text:p>5,214579501</text:p>
          </table:table-cell>
        </table:table-row>
        <table:table-row table:style-name="ro1">
          <table:table-cell office:value-type="float" office:value="-1.515609385" calcext:value-type="float">
            <text:p>-1,515609385</text:p>
          </table:table-cell>
          <table:table-cell office:value-type="float" office:value="4.64942121" calcext:value-type="float">
            <text:p>4,64942121</text:p>
          </table:table-cell>
        </table:table-row>
        <table:table-row table:style-name="ro1">
          <table:table-cell office:value-type="float" office:value="-1.586114946" calcext:value-type="float">
            <text:p>-1,586114946</text:p>
          </table:table-cell>
          <table:table-cell office:value-type="float" office:value="4.751667491" calcext:value-type="float">
            <text:p>4,751667491</text:p>
          </table:table-cell>
        </table:table-row>
        <table:table-row table:style-name="ro1">
          <table:table-cell office:value-type="float" office:value="-1.502629398" calcext:value-type="float">
            <text:p>-1,502629398</text:p>
          </table:table-cell>
          <table:table-cell office:value-type="float" office:value="4.733179649" calcext:value-type="float">
            <text:p>4,733179649</text:p>
          </table:table-cell>
        </table:table-row>
        <table:table-row table:style-name="ro1">
          <table:table-cell office:value-type="float" office:value="-0.81299421" calcext:value-type="float">
            <text:p>-0,81299421</text:p>
          </table:table-cell>
          <table:table-cell office:value-type="float" office:value="5.181690245" calcext:value-type="float">
            <text:p>5,181690245</text:p>
          </table:table-cell>
        </table:table-row>
        <table:table-row table:style-name="ro1">
          <table:table-cell office:value-type="float" office:value="-0.78845792" calcext:value-type="float">
            <text:p>-0,78845792</text:p>
          </table:table-cell>
          <table:table-cell office:value-type="float" office:value="5.287880874" calcext:value-type="float">
            <text:p>5,287880874</text:p>
          </table:table-cell>
        </table:table-row>
        <table:table-row table:style-name="ro1">
          <table:table-cell office:value-type="float" office:value="-1.535579622" calcext:value-type="float">
            <text:p>-1,535579622</text:p>
          </table:table-cell>
          <table:table-cell office:value-type="float" office:value="4.685215239" calcext:value-type="float">
            <text:p>4,685215239</text:p>
          </table:table-cell>
        </table:table-row>
        <table:table-row table:style-name="ro1">
          <table:table-cell office:value-type="float" office:value="-1.530708001" calcext:value-type="float">
            <text:p>-1,530708001</text:p>
          </table:table-cell>
          <table:table-cell office:value-type="float" office:value="4.814063714" calcext:value-type="float">
            <text:p>4,814063714</text:p>
          </table:table-cell>
        </table:table-row>
        <table:table-row table:style-name="ro1">
          <table:table-cell office:value-type="float" office:value="-1.50102099" calcext:value-type="float">
            <text:p>-1,50102099</text:p>
          </table:table-cell>
          <table:table-cell office:value-type="float" office:value="4.677888307" calcext:value-type="float">
            <text:p>4,677888307</text:p>
          </table:table-cell>
        </table:table-row>
        <table:table-row table:style-name="ro1">
          <table:table-cell office:value-type="float" office:value="-0.722940296" calcext:value-type="float">
            <text:p>-0,722940296</text:p>
          </table:table-cell>
          <table:table-cell office:value-type="float" office:value="5.270257981" calcext:value-type="float">
            <text:p>5,270257981</text:p>
          </table:table-cell>
        </table:table-row>
        <table:table-row table:style-name="ro1">
          <table:table-cell office:value-type="float" office:value="-1.594146783" calcext:value-type="float">
            <text:p>-1,594146783</text:p>
          </table:table-cell>
          <table:table-cell office:value-type="float" office:value="4.632188822" calcext:value-type="float">
            <text:p>4,632188822</text:p>
          </table:table-cell>
        </table:table-row>
        <table:table-row table:style-name="ro1">
          <table:table-cell office:value-type="float" office:value="-1.537154391" calcext:value-type="float">
            <text:p>-1,537154391</text:p>
          </table:table-cell>
          <table:table-cell office:value-type="float" office:value="4.73260128" calcext:value-type="float">
            <text:p>4,73260128</text:p>
          </table:table-cell>
        </table:table-row>
        <table:table-row table:style-name="ro1">
          <table:table-cell office:value-type="float" office:value="-0.57294788" calcext:value-type="float">
            <text:p>-0,57294788</text:p>
          </table:table-cell>
          <table:table-cell office:value-type="float" office:value="4.809723562" calcext:value-type="float">
            <text:p>4,809723562</text:p>
          </table:table-cell>
        </table:table-row>
        <table:table-row table:style-name="ro1">
          <table:table-cell office:value-type="float" office:value="-1.570988523" calcext:value-type="float">
            <text:p>-1,570988523</text:p>
          </table:table-cell>
          <table:table-cell office:value-type="float" office:value="4.74431454" calcext:value-type="float">
            <text:p>4,74431454</text:p>
          </table:table-cell>
        </table:table-row>
        <table:table-row table:style-name="ro1">
          <table:table-cell office:value-type="float" office:value="-1.527979417" calcext:value-type="float">
            <text:p>-1,527979417</text:p>
          </table:table-cell>
          <table:table-cell office:value-type="float" office:value="4.706026452" calcext:value-type="float">
            <text:p>4,706026452</text:p>
          </table:table-cell>
        </table:table-row>
        <table:table-row table:style-name="ro1">
          <table:table-cell office:value-type="float" office:value="-1.581299701" calcext:value-type="float">
            <text:p>-1,581299701</text:p>
          </table:table-cell>
          <table:table-cell office:value-type="float" office:value="4.674510732" calcext:value-type="float">
            <text:p>4,674510732</text:p>
          </table:table-cell>
        </table:table-row>
        <table:table-row table:style-name="ro1">
          <table:table-cell office:value-type="float" office:value="-0.634741837" calcext:value-type="float">
            <text:p>-0,634741837</text:p>
          </table:table-cell>
          <table:table-cell office:value-type="float" office:value="4.725190224" calcext:value-type="float">
            <text:p>4,725190224</text:p>
          </table:table-cell>
        </table:table-row>
        <table:table-row table:style-name="ro1">
          <table:table-cell office:value-type="float" office:value="-0.781060057" calcext:value-type="float">
            <text:p>-0,781060057</text:p>
          </table:table-cell>
          <table:table-cell office:value-type="float" office:value="5.302823509" calcext:value-type="float">
            <text:p>5,302823509</text:p>
          </table:table-cell>
        </table:table-row>
        <table:table-row table:style-name="ro1">
          <table:table-cell office:value-type="float" office:value="-1.583920033" calcext:value-type="float">
            <text:p>-1,583920033</text:p>
          </table:table-cell>
          <table:table-cell office:value-type="float" office:value="4.724610027" calcext:value-type="float">
            <text:p>4,724610027</text:p>
          </table:table-cell>
        </table:table-row>
        <table:table-row table:style-name="ro1">
          <table:table-cell office:value-type="float" office:value="-1.556020609" calcext:value-type="float">
            <text:p>-1,556020609</text:p>
          </table:table-cell>
          <table:table-cell office:value-type="float" office:value="4.73226293" calcext:value-type="float">
            <text:p>4,73226293</text:p>
          </table:table-cell>
        </table:table-row>
        <table:table-row table:style-name="ro1">
          <table:table-cell office:value-type="float" office:value="-1.572392718" calcext:value-type="float">
            <text:p>-1,572392718</text:p>
          </table:table-cell>
          <table:table-cell office:value-type="float" office:value="4.738548068" calcext:value-type="float">
            <text:p>4,738548068</text:p>
          </table:table-cell>
        </table:table-row>
        <table:table-row table:style-name="ro1">
          <table:table-cell office:value-type="float" office:value="-1.592877884" calcext:value-type="float">
            <text:p>-1,592877884</text:p>
          </table:table-cell>
          <table:table-cell office:value-type="float" office:value="4.713471614" calcext:value-type="float">
            <text:p>4,713471614</text:p>
          </table:table-cell>
        </table:table-row>
        <table:table-row table:style-name="ro1">
          <table:table-cell office:value-type="float" office:value="-1.421380429" calcext:value-type="float">
            <text:p>-1,421380429</text:p>
          </table:table-cell>
          <table:table-cell office:value-type="float" office:value="4.707686146" calcext:value-type="float">
            <text:p>4,707686146</text:p>
          </table:table-cell>
        </table:table-row>
        <table:table-row table:style-name="ro1">
          <table:table-cell office:value-type="float" office:value="-0.799884514" calcext:value-type="float">
            <text:p>-0,799884514</text:p>
          </table:table-cell>
          <table:table-cell office:value-type="float" office:value="5.247159577" calcext:value-type="float">
            <text:p>5,247159577</text:p>
          </table:table-cell>
        </table:table-row>
        <table:table-row table:style-name="ro1">
          <table:table-cell office:value-type="float" office:value="-0.445245966" calcext:value-type="float">
            <text:p>-0,445245966</text:p>
          </table:table-cell>
          <table:table-cell office:value-type="float" office:value="4.71053983" calcext:value-type="float">
            <text:p>4,71053983</text:p>
          </table:table-cell>
        </table:table-row>
        <table:table-row table:style-name="ro1">
          <table:table-cell office:value-type="float" office:value="-1.502310142" calcext:value-type="float">
            <text:p>-1,502310142</text:p>
          </table:table-cell>
          <table:table-cell office:value-type="float" office:value="4.706021819" calcext:value-type="float">
            <text:p>4,706021819</text:p>
          </table:table-cell>
        </table:table-row>
        <table:table-row table:style-name="ro1">
          <table:table-cell office:value-type="float" office:value="-1.539983156" calcext:value-type="float">
            <text:p>-1,539983156</text:p>
          </table:table-cell>
          <table:table-cell office:value-type="float" office:value="4.728216706" calcext:value-type="float">
            <text:p>4,728216706</text:p>
          </table:table-cell>
        </table:table-row>
        <table:table-row table:style-name="ro1">
          <table:table-cell office:value-type="float" office:value="-1.560094218" calcext:value-type="float">
            <text:p>-1,560094218</text:p>
          </table:table-cell>
          <table:table-cell office:value-type="float" office:value="4.652954503" calcext:value-type="float">
            <text:p>4,652954503</text:p>
          </table:table-cell>
        </table:table-row>
        <table:table-row table:style-name="ro1">
          <table:table-cell office:value-type="float" office:value="-1.565831192" calcext:value-type="float">
            <text:p>-1,565831192</text:p>
          </table:table-cell>
          <table:table-cell office:value-type="float" office:value="4.75246544" calcext:value-type="float">
            <text:p>4,75246544</text:p>
          </table:table-cell>
        </table:table-row>
        <table:table-row table:style-name="ro1">
          <table:table-cell office:value-type="float" office:value="-1.555016763" calcext:value-type="float">
            <text:p>-1,555016763</text:p>
          </table:table-cell>
          <table:table-cell office:value-type="float" office:value="4.687232635" calcext:value-type="float">
            <text:p>4,687232635</text:p>
          </table:table-cell>
        </table:table-row>
        <table:table-row table:style-name="ro1">
          <table:table-cell office:value-type="float" office:value="-1.552515354" calcext:value-type="float">
            <text:p>-1,552515354</text:p>
          </table:table-cell>
          <table:table-cell office:value-type="float" office:value="4.822595677" calcext:value-type="float">
            <text:p>4,822595677</text:p>
          </table:table-cell>
        </table:table-row>
        <table:table-row table:style-name="ro1">
          <table:table-cell office:value-type="float" office:value="-0.551386717" calcext:value-type="float">
            <text:p>-0,551386717</text:p>
          </table:table-cell>
          <table:table-cell office:value-type="float" office:value="4.714760035" calcext:value-type="float">
            <text:p>4,714760035</text:p>
          </table:table-cell>
        </table:table-row>
        <table:table-row table:style-name="ro1">
          <table:table-cell office:value-type="float" office:value="-0.587879528" calcext:value-type="float">
            <text:p>-0,587879528</text:p>
          </table:table-cell>
          <table:table-cell office:value-type="float" office:value="4.752929968" calcext:value-type="float">
            <text:p>4,752929968</text:p>
          </table:table-cell>
        </table:table-row>
        <table:table-row table:style-name="ro1">
          <table:table-cell office:value-type="float" office:value="-1.492565029" calcext:value-type="float">
            <text:p>-1,492565029</text:p>
          </table:table-cell>
          <table:table-cell office:value-type="float" office:value="4.626633983" calcext:value-type="float">
            <text:p>4,626633983</text:p>
          </table:table-cell>
        </table:table-row>
        <table:table-row table:style-name="ro1">
          <table:table-cell office:value-type="float" office:value="-1.552689867" calcext:value-type="float">
            <text:p>-1,552689867</text:p>
          </table:table-cell>
          <table:table-cell office:value-type="float" office:value="4.662482957" calcext:value-type="float">
            <text:p>4,662482957</text:p>
          </table:table-cell>
        </table:table-row>
        <table:table-row table:style-name="ro1">
          <table:table-cell office:value-type="float" office:value="-1.472129406" calcext:value-type="float">
            <text:p>-1,472129406</text:p>
          </table:table-cell>
          <table:table-cell office:value-type="float" office:value="4.705347901" calcext:value-type="float">
            <text:p>4,705347901</text:p>
          </table:table-cell>
        </table:table-row>
        <table:table-row table:style-name="ro1">
          <table:table-cell office:value-type="float" office:value="-1.51029207" calcext:value-type="float">
            <text:p>-1,51029207</text:p>
          </table:table-cell>
          <table:table-cell office:value-type="float" office:value="4.654376501" calcext:value-type="float">
            <text:p>4,654376501</text:p>
          </table:table-cell>
        </table:table-row>
        <table:table-row table:style-name="ro1">
          <table:table-cell office:value-type="float" office:value="-0.53408917" calcext:value-type="float">
            <text:p>-0,53408917</text:p>
          </table:table-cell>
          <table:table-cell office:value-type="float" office:value="4.724409006" calcext:value-type="float">
            <text:p>4,724409006</text:p>
          </table:table-cell>
        </table:table-row>
        <table:table-row table:style-name="ro1">
          <table:table-cell office:value-type="float" office:value="-1.558793682" calcext:value-type="float">
            <text:p>-1,558793682</text:p>
          </table:table-cell>
          <table:table-cell office:value-type="float" office:value="4.608562421" calcext:value-type="float">
            <text:p>4,608562421</text:p>
          </table:table-cell>
        </table:table-row>
        <table:table-row table:style-name="ro1">
          <table:table-cell office:value-type="float" office:value="-1.48535379" calcext:value-type="float">
            <text:p>-1,48535379</text:p>
          </table:table-cell>
          <table:table-cell office:value-type="float" office:value="4.707906866" calcext:value-type="float">
            <text:p>4,707906866</text:p>
          </table:table-cell>
        </table:table-row>
        <table:table-row table:style-name="ro1">
          <table:table-cell office:value-type="float" office:value="-1.481544586" calcext:value-type="float">
            <text:p>-1,481544586</text:p>
          </table:table-cell>
          <table:table-cell office:value-type="float" office:value="4.693513133" calcext:value-type="float">
            <text:p>4,693513133</text:p>
          </table:table-cell>
        </table:table-row>
        <table:table-row table:style-name="ro1">
          <table:table-cell office:value-type="float" office:value="-1.4733716" calcext:value-type="float">
            <text:p>-1,4733716</text:p>
          </table:table-cell>
          <table:table-cell office:value-type="float" office:value="4.727127352" calcext:value-type="float">
            <text:p>4,727127352</text:p>
          </table:table-cell>
        </table:table-row>
        <table:table-row table:style-name="ro1">
          <table:table-cell office:value-type="float" office:value="-1.514960377" calcext:value-type="float">
            <text:p>-1,514960377</text:p>
          </table:table-cell>
          <table:table-cell office:value-type="float" office:value="4.720209062" calcext:value-type="float">
            <text:p>4,720209062</text:p>
          </table:table-cell>
        </table:table-row>
        <table:table-row table:style-name="ro1">
          <table:table-cell office:value-type="float" office:value="-1.570149342" calcext:value-type="float">
            <text:p>-1,570149342</text:p>
          </table:table-cell>
          <table:table-cell office:value-type="float" office:value="4.749153859" calcext:value-type="float">
            <text:p>4,749153859</text:p>
          </table:table-cell>
        </table:table-row>
        <table:table-row table:style-name="ro1">
          <table:table-cell office:value-type="float" office:value="-1.508394898" calcext:value-type="float">
            <text:p>-1,508394898</text:p>
          </table:table-cell>
          <table:table-cell office:value-type="float" office:value="4.711365907" calcext:value-type="float">
            <text:p>4,711365907</text:p>
          </table:table-cell>
        </table:table-row>
        <table:table-row table:style-name="ro1">
          <table:table-cell office:value-type="float" office:value="-1.551472441" calcext:value-type="float">
            <text:p>-1,551472441</text:p>
          </table:table-cell>
          <table:table-cell office:value-type="float" office:value="4.676047549" calcext:value-type="float">
            <text:p>4,676047549</text:p>
          </table:table-cell>
        </table:table-row>
        <table:table-row table:style-name="ro1">
          <table:table-cell office:value-type="float" office:value="-1.592588026" calcext:value-type="float">
            <text:p>-1,592588026</text:p>
          </table:table-cell>
          <table:table-cell office:value-type="float" office:value="4.715671974" calcext:value-type="float">
            <text:p>4,715671974</text:p>
          </table:table-cell>
        </table:table-row>
        <table:table-row table:style-name="ro1">
          <table:table-cell office:value-type="float" office:value="-1.522515402" calcext:value-type="float">
            <text:p>-1,522515402</text:p>
          </table:table-cell>
          <table:table-cell office:value-type="float" office:value="4.770235312" calcext:value-type="float">
            <text:p>4,770235312</text:p>
          </table:table-cell>
        </table:table-row>
        <table:table-row table:style-name="ro1">
          <table:table-cell office:value-type="float" office:value="-1.570990935" calcext:value-type="float">
            <text:p>-1,570990935</text:p>
          </table:table-cell>
          <table:table-cell office:value-type="float" office:value="4.605073617" calcext:value-type="float">
            <text:p>4,605073617</text:p>
          </table:table-cell>
        </table:table-row>
        <table:table-row table:style-name="ro1">
          <table:table-cell office:value-type="float" office:value="-1.592095532" calcext:value-type="float">
            <text:p>-1,592095532</text:p>
          </table:table-cell>
          <table:table-cell office:value-type="float" office:value="4.719376148" calcext:value-type="float">
            <text:p>4,719376148</text:p>
          </table:table-cell>
        </table:table-row>
        <table:table-row table:style-name="ro1">
          <table:table-cell office:value-type="float" office:value="-1.508858686" calcext:value-type="float">
            <text:p>-1,508858686</text:p>
          </table:table-cell>
          <table:table-cell office:value-type="float" office:value="4.814160424" calcext:value-type="float">
            <text:p>4,814160424</text:p>
          </table:table-cell>
        </table:table-row>
        <table:table-row table:style-name="ro1">
          <table:table-cell office:value-type="float" office:value="-1.551081603" calcext:value-type="float">
            <text:p>-1,551081603</text:p>
          </table:table-cell>
          <table:table-cell office:value-type="float" office:value="4.698990428" calcext:value-type="float">
            <text:p>4,698990428</text:p>
          </table:table-cell>
        </table:table-row>
        <table:table-row table:style-name="ro1">
          <table:table-cell office:value-type="float" office:value="-1.499785016" calcext:value-type="float">
            <text:p>-1,499785016</text:p>
          </table:table-cell>
          <table:table-cell office:value-type="float" office:value="4.623315024" calcext:value-type="float">
            <text:p>4,623315024</text:p>
          </table:table-cell>
        </table:table-row>
        <table:table-row table:style-name="ro1">
          <table:table-cell office:value-type="float" office:value="-0.894414718" calcext:value-type="float">
            <text:p>-0,894414718</text:p>
          </table:table-cell>
          <table:table-cell office:value-type="float" office:value="5.236969303" calcext:value-type="float">
            <text:p>5,236969303</text:p>
          </table:table-cell>
        </table:table-row>
        <table:table-row table:style-name="ro1">
          <table:table-cell office:value-type="float" office:value="-0.781050848" calcext:value-type="float">
            <text:p>-0,781050848</text:p>
          </table:table-cell>
          <table:table-cell office:value-type="float" office:value="5.20105879" calcext:value-type="float">
            <text:p>5,20105879</text:p>
          </table:table-cell>
        </table:table-row>
        <table:table-row table:style-name="ro1">
          <table:table-cell office:value-type="float" office:value="-1.551152178" calcext:value-type="float">
            <text:p>-1,551152178</text:p>
          </table:table-cell>
          <table:table-cell office:value-type="float" office:value="4.664409199" calcext:value-type="float">
            <text:p>4,664409199</text:p>
          </table:table-cell>
        </table:table-row>
        <table:table-row table:style-name="ro1">
          <table:table-cell office:value-type="float" office:value="-1.620477774" calcext:value-type="float">
            <text:p>-1,620477774</text:p>
          </table:table-cell>
          <table:table-cell office:value-type="float" office:value="4.696008805" calcext:value-type="float">
            <text:p>4,696008805</text:p>
          </table:table-cell>
        </table:table-row>
        <table:table-row table:style-name="ro1">
          <table:table-cell office:value-type="float" office:value="-1.47865712" calcext:value-type="float">
            <text:p>-1,47865712</text:p>
          </table:table-cell>
          <table:table-cell office:value-type="float" office:value="4.775256863" calcext:value-type="float">
            <text:p>4,775256863</text:p>
          </table:table-cell>
        </table:table-row>
        <table:table-row table:style-name="ro1">
          <table:table-cell office:value-type="float" office:value="-1.545075342" calcext:value-type="float">
            <text:p>-1,545075342</text:p>
          </table:table-cell>
          <table:table-cell office:value-type="float" office:value="4.701070191" calcext:value-type="float">
            <text:p>4,701070191</text:p>
          </table:table-cell>
        </table:table-row>
        <table:table-row table:style-name="ro1">
          <table:table-cell office:value-type="float" office:value="-1.577536318" calcext:value-type="float">
            <text:p>-1,577536318</text:p>
          </table:table-cell>
          <table:table-cell office:value-type="float" office:value="4.720728616" calcext:value-type="float">
            <text:p>4,720728616</text:p>
          </table:table-cell>
        </table:table-row>
        <table:table-row table:style-name="ro1">
          <table:table-cell office:value-type="float" office:value="-1.487259082" calcext:value-type="float">
            <text:p>-1,487259082</text:p>
          </table:table-cell>
          <table:table-cell office:value-type="float" office:value="4.682320367" calcext:value-type="float">
            <text:p>4,682320367</text:p>
          </table:table-cell>
        </table:table-row>
        <table:table-row table:style-name="ro1">
          <table:table-cell office:value-type="float" office:value="-1.446808122" calcext:value-type="float">
            <text:p>-1,446808122</text:p>
          </table:table-cell>
          <table:table-cell office:value-type="float" office:value="4.7135183" calcext:value-type="float">
            <text:p>4,7135183</text:p>
          </table:table-cell>
        </table:table-row>
        <table:table-row table:style-name="ro1">
          <table:table-cell office:value-type="float" office:value="-0.868802727" calcext:value-type="float">
            <text:p>-0,868802727</text:p>
          </table:table-cell>
          <table:table-cell office:value-type="float" office:value="5.323593792" calcext:value-type="float">
            <text:p>5,323593792</text:p>
          </table:table-cell>
        </table:table-row>
        <table:table-row table:style-name="ro1">
          <table:table-cell office:value-type="float" office:value="-0.589812699" calcext:value-type="float">
            <text:p>-0,589812699</text:p>
          </table:table-cell>
          <table:table-cell office:value-type="float" office:value="4.793449556" calcext:value-type="float">
            <text:p>4,793449556</text:p>
          </table:table-cell>
        </table:table-row>
        <table:table-row table:style-name="ro1">
          <table:table-cell office:value-type="float" office:value="-0.779673027" calcext:value-type="float">
            <text:p>-0,779673027</text:p>
          </table:table-cell>
          <table:table-cell office:value-type="float" office:value="5.24700875" calcext:value-type="float">
            <text:p>5,24700875</text:p>
          </table:table-cell>
        </table:table-row>
        <table:table-row table:style-name="ro1">
          <table:table-cell office:value-type="float" office:value="-0.754270448" calcext:value-type="float">
            <text:p>-0,754270448</text:p>
          </table:table-cell>
          <table:table-cell office:value-type="float" office:value="5.270892317" calcext:value-type="float">
            <text:p>5,270892317</text:p>
          </table:table-cell>
        </table:table-row>
        <table:table-row table:style-name="ro1">
          <table:table-cell office:value-type="float" office:value="-0.523930359" calcext:value-type="float">
            <text:p>-0,523930359</text:p>
          </table:table-cell>
          <table:table-cell office:value-type="float" office:value="4.723597818" calcext:value-type="float">
            <text:p>4,723597818</text:p>
          </table:table-cell>
        </table:table-row>
        <table:table-row table:style-name="ro1">
          <table:table-cell office:value-type="float" office:value="-1.498883814" calcext:value-type="float">
            <text:p>-1,498883814</text:p>
          </table:table-cell>
          <table:table-cell office:value-type="float" office:value="4.664505429" calcext:value-type="float">
            <text:p>4,664505429</text:p>
          </table:table-cell>
        </table:table-row>
        <table:table-row table:style-name="ro1">
          <table:table-cell office:value-type="float" office:value="-0.846329562" calcext:value-type="float">
            <text:p>-0,846329562</text:p>
          </table:table-cell>
          <table:table-cell office:value-type="float" office:value="5.229769917" calcext:value-type="float">
            <text:p>5,229769917</text:p>
          </table:table-cell>
        </table:table-row>
        <table:table-row table:style-name="ro1">
          <table:table-cell office:value-type="float" office:value="-0.561900344" calcext:value-type="float">
            <text:p>-0,561900344</text:p>
          </table:table-cell>
          <table:table-cell office:value-type="float" office:value="4.773137954" calcext:value-type="float">
            <text:p>4,773137954</text:p>
          </table:table-cell>
        </table:table-row>
        <table:table-row table:style-name="ro1">
          <table:table-cell office:value-type="float" office:value="-1.510733466" calcext:value-type="float">
            <text:p>-1,510733466</text:p>
          </table:table-cell>
          <table:table-cell office:value-type="float" office:value="4.675340132" calcext:value-type="float">
            <text:p>4,675340132</text:p>
          </table:table-cell>
        </table:table-row>
        <table:table-row table:style-name="ro1">
          <table:table-cell office:value-type="float" office:value="-1.561795167" calcext:value-type="float">
            <text:p>-1,561795167</text:p>
          </table:table-cell>
          <table:table-cell office:value-type="float" office:value="4.766892798" calcext:value-type="float">
            <text:p>4,766892798</text:p>
          </table:table-cell>
        </table:table-row>
        <table:table-row table:style-name="ro1">
          <table:table-cell office:value-type="float" office:value="-1.569619566" calcext:value-type="float">
            <text:p>-1,569619566</text:p>
          </table:table-cell>
          <table:table-cell office:value-type="float" office:value="4.780737518" calcext:value-type="float">
            <text:p>4,780737518</text:p>
          </table:table-cell>
        </table:table-row>
        <table:table-row table:style-name="ro1">
          <table:table-cell office:value-type="float" office:value="-1.558518382" calcext:value-type="float">
            <text:p>-1,558518382</text:p>
          </table:table-cell>
          <table:table-cell office:value-type="float" office:value="4.581625681" calcext:value-type="float">
            <text:p>4,581625681</text:p>
          </table:table-cell>
        </table:table-row>
        <table:table-row table:style-name="ro1">
          <table:table-cell office:value-type="float" office:value="-1.554001556" calcext:value-type="float">
            <text:p>-1,554001556</text:p>
          </table:table-cell>
          <table:table-cell office:value-type="float" office:value="4.689382956" calcext:value-type="float">
            <text:p>4,689382956</text:p>
          </table:table-cell>
        </table:table-row>
        <table:table-row table:style-name="ro1">
          <table:table-cell office:value-type="float" office:value="-0.576396795" calcext:value-type="float">
            <text:p>-0,576396795</text:p>
          </table:table-cell>
          <table:table-cell office:value-type="float" office:value="4.734742351" calcext:value-type="float">
            <text:p>4,734742351</text:p>
          </table:table-cell>
        </table:table-row>
        <table:table-row table:style-name="ro1">
          <table:table-cell office:value-type="float" office:value="-1.519758716" calcext:value-type="float">
            <text:p>-1,519758716</text:p>
          </table:table-cell>
          <table:table-cell office:value-type="float" office:value="4.640479753" calcext:value-type="float">
            <text:p>4,640479753</text:p>
          </table:table-cell>
        </table:table-row>
        <table:table-row table:style-name="ro1">
          <table:table-cell office:value-type="float" office:value="-0.727616689" calcext:value-type="float">
            <text:p>-0,727616689</text:p>
          </table:table-cell>
          <table:table-cell office:value-type="float" office:value="5.225833598" calcext:value-type="float">
            <text:p>5,225833598</text:p>
          </table:table-cell>
        </table:table-row>
        <table:table-row table:style-name="ro1">
          <table:table-cell office:value-type="float" office:value="-1.57054987" calcext:value-type="float">
            <text:p>-1,57054987</text:p>
          </table:table-cell>
          <table:table-cell office:value-type="float" office:value="4.662946878" calcext:value-type="float">
            <text:p>4,662946878</text:p>
          </table:table-cell>
        </table:table-row>
        <table:table-row table:style-name="ro1">
          <table:table-cell office:value-type="float" office:value="-1.567492398" calcext:value-type="float">
            <text:p>-1,567492398</text:p>
          </table:table-cell>
          <table:table-cell office:value-type="float" office:value="4.663312164" calcext:value-type="float">
            <text:p>4,663312164</text:p>
          </table:table-cell>
        </table:table-row>
        <table:table-row table:style-name="ro1">
          <table:table-cell office:value-type="float" office:value="-2.229971662" calcext:value-type="float">
            <text:p>-2,229971662</text:p>
          </table:table-cell>
          <table:table-cell office:value-type="float" office:value="2.743006888" calcext:value-type="float">
            <text:p>2,743006888</text:p>
          </table:table-cell>
        </table:table-row>
        <table:table-row table:style-name="ro1">
          <table:table-cell office:value-type="float" office:value="-1.505602443" calcext:value-type="float">
            <text:p>-1,505602443</text:p>
          </table:table-cell>
          <table:table-cell office:value-type="float" office:value="4.629043319" calcext:value-type="float">
            <text:p>4,629043319</text:p>
          </table:table-cell>
        </table:table-row>
        <table:table-row table:style-name="ro1">
          <table:table-cell office:value-type="float" office:value="-1.519653711" calcext:value-type="float">
            <text:p>-1,519653711</text:p>
          </table:table-cell>
          <table:table-cell office:value-type="float" office:value="4.551356129" calcext:value-type="float">
            <text:p>4,551356129</text:p>
          </table:table-cell>
        </table:table-row>
        <table:table-row table:style-name="ro1">
          <table:table-cell office:value-type="float" office:value="-0.842444103" calcext:value-type="float">
            <text:p>-0,842444103</text:p>
          </table:table-cell>
          <table:table-cell office:value-type="float" office:value="5.324310082" calcext:value-type="float">
            <text:p>5,324310082</text:p>
          </table:table-cell>
        </table:table-row>
        <table:table-row table:style-name="ro1">
          <table:table-cell office:value-type="float" office:value="-0.836013805" calcext:value-type="float">
            <text:p>-0,836013805</text:p>
          </table:table-cell>
          <table:table-cell office:value-type="float" office:value="5.273150034" calcext:value-type="float">
            <text:p>5,273150034</text:p>
          </table:table-cell>
        </table:table-row>
        <table:table-row table:style-name="ro1">
          <table:table-cell office:value-type="float" office:value="-1.545799986" calcext:value-type="float">
            <text:p>-1,545799986</text:p>
          </table:table-cell>
          <table:table-cell office:value-type="float" office:value="4.747784911" calcext:value-type="float">
            <text:p>4,747784911</text:p>
          </table:table-cell>
        </table:table-row>
        <table:table-row table:style-name="ro1">
          <table:table-cell office:value-type="float" office:value="-1.522384606" calcext:value-type="float">
            <text:p>-1,522384606</text:p>
          </table:table-cell>
          <table:table-cell office:value-type="float" office:value="4.662293798" calcext:value-type="float">
            <text:p>4,662293798</text:p>
          </table:table-cell>
        </table:table-row>
        <table:table-row table:style-name="ro1">
          <table:table-cell office:value-type="float" office:value="-0.488665796" calcext:value-type="float">
            <text:p>-0,488665796</text:p>
          </table:table-cell>
          <table:table-cell office:value-type="float" office:value="4.66367566" calcext:value-type="float">
            <text:p>4,66367566</text:p>
          </table:table-cell>
        </table:table-row>
        <table:table-row table:style-name="ro1">
          <table:table-cell office:value-type="float" office:value="-1.528210501" calcext:value-type="float">
            <text:p>-1,528210501</text:p>
          </table:table-cell>
          <table:table-cell office:value-type="float" office:value="4.689959934" calcext:value-type="float">
            <text:p>4,689959934</text:p>
          </table:table-cell>
        </table:table-row>
        <table:table-row table:style-name="ro1">
          <table:table-cell office:value-type="float" office:value="-1.52229483" calcext:value-type="float">
            <text:p>-1,52229483</text:p>
          </table:table-cell>
          <table:table-cell office:value-type="float" office:value="4.708143259" calcext:value-type="float">
            <text:p>4,708143259</text:p>
          </table:table-cell>
        </table:table-row>
        <table:table-row table:style-name="ro1">
          <table:table-cell office:value-type="float" office:value="-1.437787846" calcext:value-type="float">
            <text:p>-1,437787846</text:p>
          </table:table-cell>
          <table:table-cell office:value-type="float" office:value="4.687047982" calcext:value-type="float">
            <text:p>4,687047982</text:p>
          </table:table-cell>
        </table:table-row>
        <table:table-row table:style-name="ro1">
          <table:table-cell office:value-type="float" office:value="-1.518745158" calcext:value-type="float">
            <text:p>-1,518745158</text:p>
          </table:table-cell>
          <table:table-cell office:value-type="float" office:value="4.760225147" calcext:value-type="float">
            <text:p>4,760225147</text:p>
          </table:table-cell>
        </table:table-row>
        <table:table-row table:style-name="ro1">
          <table:table-cell office:value-type="float" office:value="-1.565299069" calcext:value-type="float">
            <text:p>-1,565299069</text:p>
          </table:table-cell>
          <table:table-cell office:value-type="float" office:value="4.704295947" calcext:value-type="float">
            <text:p>4,704295947</text:p>
          </table:table-cell>
        </table:table-row>
        <table:table-row table:style-name="ro1">
          <table:table-cell office:value-type="float" office:value="-0.5110259" calcext:value-type="float">
            <text:p>-0,5110259</text:p>
          </table:table-cell>
          <table:table-cell office:value-type="float" office:value="4.809159275" calcext:value-type="float">
            <text:p>4,809159275</text:p>
          </table:table-cell>
        </table:table-row>
        <table:table-row table:style-name="ro1">
          <table:table-cell office:value-type="float" office:value="-1.575777934" calcext:value-type="float">
            <text:p>-1,575777934</text:p>
          </table:table-cell>
          <table:table-cell office:value-type="float" office:value="4.706998856" calcext:value-type="float">
            <text:p>4,706998856</text:p>
          </table:table-cell>
        </table:table-row>
        <table:table-row table:style-name="ro1">
          <table:table-cell office:value-type="float" office:value="-0.504316882" calcext:value-type="float">
            <text:p>-0,504316882</text:p>
          </table:table-cell>
          <table:table-cell office:value-type="float" office:value="4.728718396" calcext:value-type="float">
            <text:p>4,728718396</text:p>
          </table:table-cell>
        </table:table-row>
        <table:table-row table:style-name="ro1">
          <table:table-cell office:value-type="float" office:value="-1.518104343" calcext:value-type="float">
            <text:p>-1,518104343</text:p>
          </table:table-cell>
          <table:table-cell office:value-type="float" office:value="4.766325418" calcext:value-type="float">
            <text:p>4,766325418</text:p>
          </table:table-cell>
        </table:table-row>
        <table:table-row table:style-name="ro1">
          <table:table-cell office:value-type="float" office:value="-1.580485561" calcext:value-type="float">
            <text:p>-1,580485561</text:p>
          </table:table-cell>
          <table:table-cell office:value-type="float" office:value="4.698689662" calcext:value-type="float">
            <text:p>4,698689662</text:p>
          </table:table-cell>
        </table:table-row>
        <table:table-row table:style-name="ro1">
          <table:table-cell office:value-type="float" office:value="-0.629547721" calcext:value-type="float">
            <text:p>-0,629547721</text:p>
          </table:table-cell>
          <table:table-cell office:value-type="float" office:value="4.733801227" calcext:value-type="float">
            <text:p>4,733801227</text:p>
          </table:table-cell>
        </table:table-row>
        <table:table-row table:style-name="ro1">
          <table:table-cell office:value-type="float" office:value="-1.485859042" calcext:value-type="float">
            <text:p>-1,485859042</text:p>
          </table:table-cell>
          <table:table-cell office:value-type="float" office:value="4.806573678" calcext:value-type="float">
            <text:p>4,806573678</text:p>
          </table:table-cell>
        </table:table-row>
        <table:table-row table:style-name="ro1">
          <table:table-cell office:value-type="float" office:value="-1.508887292" calcext:value-type="float">
            <text:p>-1,508887292</text:p>
          </table:table-cell>
          <table:table-cell office:value-type="float" office:value="4.668127958" calcext:value-type="float">
            <text:p>4,668127958</text:p>
          </table:table-cell>
        </table:table-row>
        <table:table-row table:style-name="ro1">
          <table:table-cell office:value-type="float" office:value="-0.567371581" calcext:value-type="float">
            <text:p>-0,567371581</text:p>
          </table:table-cell>
          <table:table-cell office:value-type="float" office:value="4.748400021" calcext:value-type="float">
            <text:p>4,748400021</text:p>
          </table:table-cell>
        </table:table-row>
        <table:table-row table:style-name="ro1">
          <table:table-cell office:value-type="float" office:value="-1.54844109" calcext:value-type="float">
            <text:p>-1,54844109</text:p>
          </table:table-cell>
          <table:table-cell office:value-type="float" office:value="4.76151658" calcext:value-type="float">
            <text:p>4,76151658</text:p>
          </table:table-cell>
        </table:table-row>
        <table:table-row table:style-name="ro1">
          <table:table-cell office:value-type="float" office:value="-1.495365735" calcext:value-type="float">
            <text:p>-1,495365735</text:p>
          </table:table-cell>
          <table:table-cell office:value-type="float" office:value="4.750489426" calcext:value-type="float">
            <text:p>4,750489426</text:p>
          </table:table-cell>
        </table:table-row>
        <table:table-row table:style-name="ro1">
          <table:table-cell office:value-type="float" office:value="-0.548908664" calcext:value-type="float">
            <text:p>-0,548908664</text:p>
          </table:table-cell>
          <table:table-cell office:value-type="float" office:value="4.714162137" calcext:value-type="float">
            <text:p>4,714162137</text:p>
          </table:table-cell>
        </table:table-row>
        <table:table-row table:style-name="ro1">
          <table:table-cell office:value-type="float" office:value="-1.491519272" calcext:value-type="float">
            <text:p>-1,491519272</text:p>
          </table:table-cell>
          <table:table-cell office:value-type="float" office:value="4.687651845" calcext:value-type="float">
            <text:p>4,687651845</text:p>
          </table:table-cell>
        </table:table-row>
        <table:table-row table:style-name="ro1">
          <table:table-cell office:value-type="float" office:value="-1.469241025" calcext:value-type="float">
            <text:p>-1,469241025</text:p>
          </table:table-cell>
          <table:table-cell office:value-type="float" office:value="4.725692817" calcext:value-type="float">
            <text:p>4,725692817</text:p>
          </table:table-cell>
        </table:table-row>
        <table:table-row table:style-name="ro1">
          <table:table-cell office:value-type="float" office:value="-1.456997482" calcext:value-type="float">
            <text:p>-1,456997482</text:p>
          </table:table-cell>
          <table:table-cell office:value-type="float" office:value="4.638498262" calcext:value-type="float">
            <text:p>4,638498262</text:p>
          </table:table-cell>
        </table:table-row>
        <table:table-row table:style-name="ro1">
          <table:table-cell office:value-type="float" office:value="-1.525724362" calcext:value-type="float">
            <text:p>-1,525724362</text:p>
          </table:table-cell>
          <table:table-cell office:value-type="float" office:value="4.679419692" calcext:value-type="float">
            <text:p>4,679419692</text:p>
          </table:table-cell>
        </table:table-row>
        <table:table-row table:style-name="ro1">
          <table:table-cell office:value-type="float" office:value="-1.487741504" calcext:value-type="float">
            <text:p>-1,487741504</text:p>
          </table:table-cell>
          <table:table-cell office:value-type="float" office:value="4.746161587" calcext:value-type="float">
            <text:p>4,746161587</text:p>
          </table:table-cell>
        </table:table-row>
        <table:table-row table:style-name="ro1">
          <table:table-cell office:value-type="float" office:value="-0.51870002" calcext:value-type="float">
            <text:p>-0,51870002</text:p>
          </table:table-cell>
          <table:table-cell office:value-type="float" office:value="4.688344129" calcext:value-type="float">
            <text:p>4,688344129</text:p>
          </table:table-cell>
        </table:table-row>
        <table:table-row table:style-name="ro1">
          <table:table-cell office:value-type="float" office:value="-0.58129088" calcext:value-type="float">
            <text:p>-0,58129088</text:p>
          </table:table-cell>
          <table:table-cell office:value-type="float" office:value="4.686090467" calcext:value-type="float">
            <text:p>4,686090467</text:p>
          </table:table-cell>
        </table:table-row>
        <table:table-row table:style-name="ro1">
          <table:table-cell office:value-type="float" office:value="-1.567521313" calcext:value-type="float">
            <text:p>-1,567521313</text:p>
          </table:table-cell>
          <table:table-cell office:value-type="float" office:value="4.710784763" calcext:value-type="float">
            <text:p>4,710784763</text:p>
          </table:table-cell>
        </table:table-row>
        <table:table-row table:style-name="ro1">
          <table:table-cell office:value-type="float" office:value="-1.542733189" calcext:value-type="float">
            <text:p>-1,542733189</text:p>
          </table:table-cell>
          <table:table-cell office:value-type="float" office:value="4.727265865" calcext:value-type="float">
            <text:p>4,727265865</text:p>
          </table:table-cell>
        </table:table-row>
        <table:table-row table:style-name="ro1">
          <table:table-cell office:value-type="float" office:value="-1.47752317" calcext:value-type="float">
            <text:p>-1,47752317</text:p>
          </table:table-cell>
          <table:table-cell office:value-type="float" office:value="4.718559469" calcext:value-type="float">
            <text:p>4,718559469</text:p>
          </table:table-cell>
        </table:table-row>
        <table:table-row table:style-name="ro1">
          <table:table-cell office:value-type="float" office:value="-1.48172841" calcext:value-type="float">
            <text:p>-1,48172841</text:p>
          </table:table-cell>
          <table:table-cell office:value-type="float" office:value="4.806278477" calcext:value-type="float">
            <text:p>4,806278477</text:p>
          </table:table-cell>
        </table:table-row>
        <table:table-row table:style-name="ro1">
          <table:table-cell office:value-type="float" office:value="-0.761790373" calcext:value-type="float">
            <text:p>-0,761790373</text:p>
          </table:table-cell>
          <table:table-cell office:value-type="float" office:value="5.232877066" calcext:value-type="float">
            <text:p>5,232877066</text:p>
          </table:table-cell>
        </table:table-row>
        <table:table-row table:style-name="ro1">
          <table:table-cell office:value-type="float" office:value="-1.499011174" calcext:value-type="float">
            <text:p>-1,499011174</text:p>
          </table:table-cell>
          <table:table-cell office:value-type="float" office:value="4.652548309" calcext:value-type="float">
            <text:p>4,652548309</text:p>
          </table:table-cell>
        </table:table-row>
        <table:table-row table:style-name="ro1">
          <table:table-cell office:value-type="float" office:value="-1.482268359" calcext:value-type="float">
            <text:p>-1,482268359</text:p>
          </table:table-cell>
          <table:table-cell office:value-type="float" office:value="4.639327491" calcext:value-type="float">
            <text:p>4,639327491</text:p>
          </table:table-cell>
        </table:table-row>
        <table:table-row table:style-name="ro1">
          <table:table-cell office:value-type="float" office:value="-1.511715603" calcext:value-type="float">
            <text:p>-1,511715603</text:p>
          </table:table-cell>
          <table:table-cell office:value-type="float" office:value="4.769298516" calcext:value-type="float">
            <text:p>4,769298516</text:p>
          </table:table-cell>
        </table:table-row>
        <table:table-row table:style-name="ro1">
          <table:table-cell office:value-type="float" office:value="-0.615050593" calcext:value-type="float">
            <text:p>-0,615050593</text:p>
          </table:table-cell>
          <table:table-cell office:value-type="float" office:value="4.740462633" calcext:value-type="float">
            <text:p>4,740462633</text:p>
          </table:table-cell>
        </table:table-row>
        <table:table-row table:style-name="ro1">
          <table:table-cell office:value-type="float" office:value="-1.474825777" calcext:value-type="float">
            <text:p>-1,474825777</text:p>
          </table:table-cell>
          <table:table-cell office:value-type="float" office:value="4.717135191" calcext:value-type="float">
            <text:p>4,717135191</text:p>
          </table:table-cell>
        </table:table-row>
        <table:table-row table:style-name="ro1">
          <table:table-cell office:value-type="float" office:value="-1.498718566" calcext:value-type="float">
            <text:p>-1,498718566</text:p>
          </table:table-cell>
          <table:table-cell office:value-type="float" office:value="4.555366166" calcext:value-type="float">
            <text:p>4,555366166</text:p>
          </table:table-cell>
        </table:table-row>
        <table:table-row table:style-name="ro1">
          <table:table-cell office:value-type="float" office:value="-0.835347639" calcext:value-type="float">
            <text:p>-0,835347639</text:p>
          </table:table-cell>
          <table:table-cell office:value-type="float" office:value="5.163770612" calcext:value-type="float">
            <text:p>5,163770612</text:p>
          </table:table-cell>
        </table:table-row>
        <table:table-row table:style-name="ro1">
          <table:table-cell office:value-type="float" office:value="-1.500931472" calcext:value-type="float">
            <text:p>-1,500931472</text:p>
          </table:table-cell>
          <table:table-cell office:value-type="float" office:value="4.791733503" calcext:value-type="float">
            <text:p>4,791733503</text:p>
          </table:table-cell>
        </table:table-row>
        <table:table-row table:style-name="ro1">
          <table:table-cell office:value-type="float" office:value="-1.503368046" calcext:value-type="float">
            <text:p>-1,503368046</text:p>
          </table:table-cell>
          <table:table-cell office:value-type="float" office:value="4.632501583" calcext:value-type="float">
            <text:p>4,632501583</text:p>
          </table:table-cell>
        </table:table-row>
        <table:table-row table:style-name="ro1">
          <table:table-cell office:value-type="float" office:value="-1.559568834" calcext:value-type="float">
            <text:p>-1,559568834</text:p>
          </table:table-cell>
          <table:table-cell office:value-type="float" office:value="4.716779318" calcext:value-type="float">
            <text:p>4,716779318</text:p>
          </table:table-cell>
        </table:table-row>
        <table:table-row table:style-name="ro1">
          <table:table-cell office:value-type="float" office:value="-1.631136546" calcext:value-type="float">
            <text:p>-1,631136546</text:p>
          </table:table-cell>
          <table:table-cell office:value-type="float" office:value="4.658150057" calcext:value-type="float">
            <text:p>4,658150057</text:p>
          </table:table-cell>
        </table:table-row>
        <table:table-row table:style-name="ro1">
          <table:table-cell office:value-type="float" office:value="-1.477317855" calcext:value-type="float">
            <text:p>-1,477317855</text:p>
          </table:table-cell>
          <table:table-cell office:value-type="float" office:value="4.635387931" calcext:value-type="float">
            <text:p>4,635387931</text:p>
          </table:table-cell>
        </table:table-row>
        <table:table-row table:style-name="ro1">
          <table:table-cell office:value-type="float" office:value="-0.610336105" calcext:value-type="float">
            <text:p>-0,610336105</text:p>
          </table:table-cell>
          <table:table-cell office:value-type="float" office:value="4.750773208" calcext:value-type="float">
            <text:p>4,750773208</text:p>
          </table:table-cell>
        </table:table-row>
        <table:table-row table:style-name="ro1">
          <table:table-cell office:value-type="float" office:value="-1.525499319" calcext:value-type="float">
            <text:p>-1,525499319</text:p>
          </table:table-cell>
          <table:table-cell office:value-type="float" office:value="4.717009028" calcext:value-type="float">
            <text:p>4,717009028</text:p>
          </table:table-cell>
        </table:table-row>
        <table:table-row table:style-name="ro1">
          <table:table-cell office:value-type="float" office:value="-1.492479176" calcext:value-type="float">
            <text:p>-1,492479176</text:p>
          </table:table-cell>
          <table:table-cell office:value-type="float" office:value="4.742115364" calcext:value-type="float">
            <text:p>4,742115364</text:p>
          </table:table-cell>
        </table:table-row>
        <table:table-row table:style-name="ro1">
          <table:table-cell office:value-type="float" office:value="-1.54866578" calcext:value-type="float">
            <text:p>-1,54866578</text:p>
          </table:table-cell>
          <table:table-cell office:value-type="float" office:value="4.653043599" calcext:value-type="float">
            <text:p>4,653043599</text:p>
          </table:table-cell>
        </table:table-row>
        <table:table-row table:style-name="ro1">
          <table:table-cell office:value-type="float" office:value="-1.434260163" calcext:value-type="float">
            <text:p>-1,434260163</text:p>
          </table:table-cell>
          <table:table-cell office:value-type="float" office:value="4.694230741" calcext:value-type="float">
            <text:p>4,694230741</text:p>
          </table:table-cell>
        </table:table-row>
        <table:table-row table:style-name="ro1">
          <table:table-cell office:value-type="float" office:value="-0.612972522" calcext:value-type="float">
            <text:p>-0,612972522</text:p>
          </table:table-cell>
          <table:table-cell office:value-type="float" office:value="4.681377629" calcext:value-type="float">
            <text:p>4,681377629</text:p>
          </table:table-cell>
        </table:table-row>
        <table:table-row table:style-name="ro1">
          <table:table-cell office:value-type="float" office:value="-0.560685675" calcext:value-type="float">
            <text:p>-0,560685675</text:p>
          </table:table-cell>
          <table:table-cell office:value-type="float" office:value="4.87035373" calcext:value-type="float">
            <text:p>4,87035373</text:p>
          </table:table-cell>
        </table:table-row>
        <table:table-row table:style-name="ro1">
          <table:table-cell office:value-type="float" office:value="-1.566108565" calcext:value-type="float">
            <text:p>-1,566108565</text:p>
          </table:table-cell>
          <table:table-cell office:value-type="float" office:value="4.73410886" calcext:value-type="float">
            <text:p>4,73410886</text:p>
          </table:table-cell>
        </table:table-row>
        <table:table-row table:style-name="ro1">
          <table:table-cell office:value-type="float" office:value="-1.4370611" calcext:value-type="float">
            <text:p>-1,4370611</text:p>
          </table:table-cell>
          <table:table-cell office:value-type="float" office:value="4.562523395" calcext:value-type="float">
            <text:p>4,562523395</text:p>
          </table:table-cell>
        </table:table-row>
        <table:table-row table:style-name="ro1">
          <table:table-cell office:value-type="float" office:value="-1.512750632" calcext:value-type="float">
            <text:p>-1,512750632</text:p>
          </table:table-cell>
          <table:table-cell office:value-type="float" office:value="4.625452114" calcext:value-type="float">
            <text:p>4,625452114</text:p>
          </table:table-cell>
        </table:table-row>
        <table:table-row table:style-name="ro1">
          <table:table-cell office:value-type="float" office:value="-1.50796472" calcext:value-type="float">
            <text:p>-1,50796472</text:p>
          </table:table-cell>
          <table:table-cell office:value-type="float" office:value="4.724289955" calcext:value-type="float">
            <text:p>4,724289955</text:p>
          </table:table-cell>
        </table:table-row>
        <table:table-row table:style-name="ro1">
          <table:table-cell office:value-type="float" office:value="-0.493291292" calcext:value-type="float">
            <text:p>-0,493291292</text:p>
          </table:table-cell>
          <table:table-cell office:value-type="float" office:value="4.745811612" calcext:value-type="float">
            <text:p>4,745811612</text:p>
          </table:table-cell>
        </table:table-row>
        <table:table-row table:style-name="ro1">
          <table:table-cell office:value-type="float" office:value="-0.728265783" calcext:value-type="float">
            <text:p>-0,728265783</text:p>
          </table:table-cell>
          <table:table-cell office:value-type="float" office:value="5.2472324" calcext:value-type="float">
            <text:p>5,2472324</text:p>
          </table:table-cell>
        </table:table-row>
        <table:table-row table:style-name="ro1">
          <table:table-cell office:value-type="float" office:value="-1.535832039" calcext:value-type="float">
            <text:p>-1,535832039</text:p>
          </table:table-cell>
          <table:table-cell office:value-type="float" office:value="4.693212545" calcext:value-type="float">
            <text:p>4,693212545</text:p>
          </table:table-cell>
        </table:table-row>
        <table:table-row table:style-name="ro1">
          <table:table-cell office:value-type="float" office:value="-1.448048012" calcext:value-type="float">
            <text:p>-1,448048012</text:p>
          </table:table-cell>
          <table:table-cell office:value-type="float" office:value="4.722320904" calcext:value-type="float">
            <text:p>4,722320904</text:p>
          </table:table-cell>
        </table:table-row>
        <table:table-row table:style-name="ro1">
          <table:table-cell office:value-type="float" office:value="-0.569690931" calcext:value-type="float">
            <text:p>-0,569690931</text:p>
          </table:table-cell>
          <table:table-cell office:value-type="float" office:value="4.795204192" calcext:value-type="float">
            <text:p>4,795204192</text:p>
          </table:table-cell>
        </table:table-row>
        <table:table-row table:style-name="ro1">
          <table:table-cell office:value-type="float" office:value="-1.497741152" calcext:value-type="float">
            <text:p>-1,497741152</text:p>
          </table:table-cell>
          <table:table-cell office:value-type="float" office:value="4.701954476" calcext:value-type="float">
            <text:p>4,701954476</text:p>
          </table:table-cell>
        </table:table-row>
        <table:table-row table:style-name="ro1">
          <table:table-cell office:value-type="float" office:value="-1.545041566" calcext:value-type="float">
            <text:p>-1,545041566</text:p>
          </table:table-cell>
          <table:table-cell office:value-type="float" office:value="4.677845868" calcext:value-type="float">
            <text:p>4,677845868</text:p>
          </table:table-cell>
        </table:table-row>
        <table:table-row table:style-name="ro1">
          <table:table-cell office:value-type="float" office:value="-1.500865138" calcext:value-type="float">
            <text:p>-1,500865138</text:p>
          </table:table-cell>
          <table:table-cell office:value-type="float" office:value="4.675658221" calcext:value-type="float">
            <text:p>4,675658221</text:p>
          </table:table-cell>
        </table:table-row>
        <table:table-row table:style-name="ro1">
          <table:table-cell office:value-type="float" office:value="-1.48891239" calcext:value-type="float">
            <text:p>-1,48891239</text:p>
          </table:table-cell>
          <table:table-cell office:value-type="float" office:value="4.660281435" calcext:value-type="float">
            <text:p>4,660281435</text:p>
          </table:table-cell>
        </table:table-row>
        <table:table-row table:style-name="ro1">
          <table:table-cell office:value-type="float" office:value="-1.518625227" calcext:value-type="float">
            <text:p>-1,518625227</text:p>
          </table:table-cell>
          <table:table-cell office:value-type="float" office:value="4.702235987" calcext:value-type="float">
            <text:p>4,702235987</text:p>
          </table:table-cell>
        </table:table-row>
        <table:table-row table:style-name="ro1">
          <table:table-cell office:value-type="float" office:value="-0.785299914" calcext:value-type="float">
            <text:p>-0,785299914</text:p>
          </table:table-cell>
          <table:table-cell office:value-type="float" office:value="5.385140709" calcext:value-type="float">
            <text:p>5,385140709</text:p>
          </table:table-cell>
        </table:table-row>
        <table:table-row table:style-name="ro1">
          <table:table-cell office:value-type="float" office:value="-1.56863241" calcext:value-type="float">
            <text:p>-1,56863241</text:p>
          </table:table-cell>
          <table:table-cell office:value-type="float" office:value="4.682362317" calcext:value-type="float">
            <text:p>4,682362317</text:p>
          </table:table-cell>
        </table:table-row>
        <table:table-row table:style-name="ro1">
          <table:table-cell office:value-type="float" office:value="-1.560728307" calcext:value-type="float">
            <text:p>-1,560728307</text:p>
          </table:table-cell>
          <table:table-cell office:value-type="float" office:value="4.706490802" calcext:value-type="float">
            <text:p>4,706490802</text:p>
          </table:table-cell>
        </table:table-row>
        <table:table-row table:style-name="ro1">
          <table:table-cell office:value-type="float" office:value="-1.532295284" calcext:value-type="float">
            <text:p>-1,532295284</text:p>
          </table:table-cell>
          <table:table-cell office:value-type="float" office:value="4.694700152" calcext:value-type="float">
            <text:p>4,694700152</text:p>
          </table:table-cell>
        </table:table-row>
        <table:table-row table:style-name="ro1">
          <table:table-cell office:value-type="float" office:value="-0.57769687" calcext:value-type="float">
            <text:p>-0,57769687</text:p>
          </table:table-cell>
          <table:table-cell office:value-type="float" office:value="4.655980481" calcext:value-type="float">
            <text:p>4,655980481</text:p>
          </table:table-cell>
        </table:table-row>
        <table:table-row table:style-name="ro1">
          <table:table-cell office:value-type="float" office:value="-1.565290342" calcext:value-type="float">
            <text:p>-1,565290342</text:p>
          </table:table-cell>
          <table:table-cell office:value-type="float" office:value="4.672115182" calcext:value-type="float">
            <text:p>4,672115182</text:p>
          </table:table-cell>
        </table:table-row>
        <table:table-row table:style-name="ro1">
          <table:table-cell office:value-type="float" office:value="-1.43558343" calcext:value-type="float">
            <text:p>-1,43558343</text:p>
          </table:table-cell>
          <table:table-cell office:value-type="float" office:value="4.743961834" calcext:value-type="float">
            <text:p>4,743961834</text:p>
          </table:table-cell>
        </table:table-row>
        <table:table-row table:style-name="ro1">
          <table:table-cell office:value-type="float" office:value="-1.501519402" calcext:value-type="float">
            <text:p>-1,501519402</text:p>
          </table:table-cell>
          <table:table-cell office:value-type="float" office:value="4.694141904" calcext:value-type="float">
            <text:p>4,694141904</text:p>
          </table:table-cell>
        </table:table-row>
        <table:table-row table:style-name="ro1">
          <table:table-cell office:value-type="float" office:value="-0.816800259" calcext:value-type="float">
            <text:p>-0,816800259</text:p>
          </table:table-cell>
          <table:table-cell office:value-type="float" office:value="5.33857934" calcext:value-type="float">
            <text:p>5,33857934</text:p>
          </table:table-cell>
        </table:table-row>
        <table:table-row table:style-name="ro1">
          <table:table-cell office:value-type="float" office:value="-1.576660518" calcext:value-type="float">
            <text:p>-1,576660518</text:p>
          </table:table-cell>
          <table:table-cell office:value-type="float" office:value="4.642194547" calcext:value-type="float">
            <text:p>4,642194547</text:p>
          </table:table-cell>
        </table:table-row>
        <table:table-row table:style-name="ro1">
          <table:table-cell office:value-type="float" office:value="-0.573201298" calcext:value-type="float">
            <text:p>-0,573201298</text:p>
          </table:table-cell>
          <table:table-cell office:value-type="float" office:value="4.730359391" calcext:value-type="float">
            <text:p>4,730359391</text:p>
          </table:table-cell>
        </table:table-row>
        <table:table-row table:style-name="ro1">
          <table:table-cell office:value-type="float" office:value="-0.49901887" calcext:value-type="float">
            <text:p>-0,49901887</text:p>
          </table:table-cell>
          <table:table-cell office:value-type="float" office:value="4.788657168" calcext:value-type="float">
            <text:p>4,788657168</text:p>
          </table:table-cell>
        </table:table-row>
        <table:table-row table:style-name="ro1">
          <table:table-cell office:value-type="float" office:value="-1.61736669" calcext:value-type="float">
            <text:p>-1,61736669</text:p>
          </table:table-cell>
          <table:table-cell office:value-type="float" office:value="4.6208596" calcext:value-type="float">
            <text:p>4,6208596</text:p>
          </table:table-cell>
        </table:table-row>
        <table:table-row table:style-name="ro1">
          <table:table-cell office:value-type="float" office:value="-1.522907528" calcext:value-type="float">
            <text:p>-1,522907528</text:p>
          </table:table-cell>
          <table:table-cell office:value-type="float" office:value="4.678334986" calcext:value-type="float">
            <text:p>4,678334986</text:p>
          </table:table-cell>
        </table:table-row>
        <table:table-row table:style-name="ro1">
          <table:table-cell office:value-type="float" office:value="-1.475031762" calcext:value-type="float">
            <text:p>-1,475031762</text:p>
          </table:table-cell>
          <table:table-cell office:value-type="float" office:value="4.747463432" calcext:value-type="float">
            <text:p>4,747463432</text:p>
          </table:table-cell>
        </table:table-row>
        <table:table-row table:style-name="ro1">
          <table:table-cell office:value-type="float" office:value="-1.509539778" calcext:value-type="float">
            <text:p>-1,509539778</text:p>
          </table:table-cell>
          <table:table-cell office:value-type="float" office:value="4.622660301" calcext:value-type="float">
            <text:p>4,622660301</text:p>
          </table:table-cell>
        </table:table-row>
        <table:table-row table:style-name="ro1">
          <table:table-cell office:value-type="float" office:value="-1.520591389" calcext:value-type="float">
            <text:p>-1,520591389</text:p>
          </table:table-cell>
          <table:table-cell office:value-type="float" office:value="4.65949867" calcext:value-type="float">
            <text:p>4,65949867</text:p>
          </table:table-cell>
        </table:table-row>
        <table:table-row table:style-name="ro1">
          <table:table-cell office:value-type="float" office:value="-1.504343934" calcext:value-type="float">
            <text:p>-1,504343934</text:p>
          </table:table-cell>
          <table:table-cell office:value-type="float" office:value="4.815217078" calcext:value-type="float">
            <text:p>4,815217078</text:p>
          </table:table-cell>
        </table:table-row>
        <table:table-row table:style-name="ro1">
          <table:table-cell office:value-type="float" office:value="-0.477954082" calcext:value-type="float">
            <text:p>-0,477954082</text:p>
          </table:table-cell>
          <table:table-cell office:value-type="float" office:value="4.682722253" calcext:value-type="float">
            <text:p>4,682722253</text:p>
          </table:table-cell>
        </table:table-row>
        <table:table-row table:style-name="ro1">
          <table:table-cell office:value-type="float" office:value="-0.536896681" calcext:value-type="float">
            <text:p>-0,536896681</text:p>
          </table:table-cell>
          <table:table-cell office:value-type="float" office:value="4.722338664" calcext:value-type="float">
            <text:p>4,722338664</text:p>
          </table:table-cell>
        </table:table-row>
        <table:table-row table:style-name="ro1">
          <table:table-cell office:value-type="float" office:value="-0.580058254" calcext:value-type="float">
            <text:p>-0,580058254</text:p>
          </table:table-cell>
          <table:table-cell office:value-type="float" office:value="4.673474895" calcext:value-type="float">
            <text:p>4,673474895</text:p>
          </table:table-cell>
        </table:table-row>
        <table:table-row table:style-name="ro1">
          <table:table-cell office:value-type="float" office:value="-1.501636316" calcext:value-type="float">
            <text:p>-1,501636316</text:p>
          </table:table-cell>
          <table:table-cell office:value-type="float" office:value="4.706882476" calcext:value-type="float">
            <text:p>4,706882476</text:p>
          </table:table-cell>
        </table:table-row>
        <table:table-row table:style-name="ro1">
          <table:table-cell office:value-type="float" office:value="-0.833740765" calcext:value-type="float">
            <text:p>-0,833740765</text:p>
          </table:table-cell>
          <table:table-cell office:value-type="float" office:value="5.3071391" calcext:value-type="float">
            <text:p>5,3071391</text:p>
          </table:table-cell>
        </table:table-row>
        <table:table-row table:style-name="ro1">
          <table:table-cell office:value-type="float" office:value="-1.623313306" calcext:value-type="float">
            <text:p>-1,623313306</text:p>
          </table:table-cell>
          <table:table-cell office:value-type="float" office:value="4.686495032" calcext:value-type="float">
            <text:p>4,686495032</text:p>
          </table:table-cell>
        </table:table-row>
        <table:table-row table:style-name="ro1">
          <table:table-cell office:value-type="float" office:value="-0.560645542" calcext:value-type="float">
            <text:p>-0,560645542</text:p>
          </table:table-cell>
          <table:table-cell office:value-type="float" office:value="4.776926466" calcext:value-type="float">
            <text:p>4,776926466</text:p>
          </table:table-cell>
        </table:table-row>
        <table:table-row table:style-name="ro1">
          <table:table-cell office:value-type="float" office:value="-1.55186528" calcext:value-type="float">
            <text:p>-1,55186528</text:p>
          </table:table-cell>
          <table:table-cell office:value-type="float" office:value="4.575322146" calcext:value-type="float">
            <text:p>4,575322146</text:p>
          </table:table-cell>
        </table:table-row>
        <table:table-row table:style-name="ro1">
          <table:table-cell office:value-type="float" office:value="-0.597647667" calcext:value-type="float">
            <text:p>-0,597647667</text:p>
          </table:table-cell>
          <table:table-cell office:value-type="float" office:value="4.887053207" calcext:value-type="float">
            <text:p>4,887053207</text:p>
          </table:table-cell>
        </table:table-row>
        <table:table-row table:style-name="ro1">
          <table:table-cell office:value-type="float" office:value="-0.869381002" calcext:value-type="float">
            <text:p>-0,869381002</text:p>
          </table:table-cell>
          <table:table-cell office:value-type="float" office:value="5.161816916" calcext:value-type="float">
            <text:p>5,161816916</text:p>
          </table:table-cell>
        </table:table-row>
        <table:table-row table:style-name="ro1">
          <table:table-cell office:value-type="float" office:value="-0.82016541" calcext:value-type="float">
            <text:p>-0,82016541</text:p>
          </table:table-cell>
          <table:table-cell office:value-type="float" office:value="5.219966597" calcext:value-type="float">
            <text:p>5,219966597</text:p>
          </table:table-cell>
        </table:table-row>
        <table:table-row table:style-name="ro1">
          <table:table-cell office:value-type="float" office:value="-1.586463541" calcext:value-type="float">
            <text:p>-1,586463541</text:p>
          </table:table-cell>
          <table:table-cell office:value-type="float" office:value="4.745735414" calcext:value-type="float">
            <text:p>4,745735414</text:p>
          </table:table-cell>
        </table:table-row>
        <table:table-row table:style-name="ro1">
          <table:table-cell office:value-type="float" office:value="-0.465948435" calcext:value-type="float">
            <text:p>-0,465948435</text:p>
          </table:table-cell>
          <table:table-cell office:value-type="float" office:value="4.76974094" calcext:value-type="float">
            <text:p>4,76974094</text:p>
          </table:table-cell>
        </table:table-row>
        <table:table-row table:style-name="ro1">
          <table:table-cell office:value-type="float" office:value="-1.44226454" calcext:value-type="float">
            <text:p>-1,44226454</text:p>
          </table:table-cell>
          <table:table-cell office:value-type="float" office:value="4.70026638" calcext:value-type="float">
            <text:p>4,70026638</text:p>
          </table:table-cell>
        </table:table-row>
        <table:table-row table:style-name="ro1">
          <table:table-cell office:value-type="float" office:value="-0.58003322" calcext:value-type="float">
            <text:p>-0,58003322</text:p>
          </table:table-cell>
          <table:table-cell office:value-type="float" office:value="4.730080403" calcext:value-type="float">
            <text:p>4,730080403</text:p>
          </table:table-cell>
        </table:table-row>
        <table:table-row table:style-name="ro1">
          <table:table-cell office:value-type="float" office:value="-1.587390058" calcext:value-type="float">
            <text:p>-1,587390058</text:p>
          </table:table-cell>
          <table:table-cell office:value-type="float" office:value="4.789023275" calcext:value-type="float">
            <text:p>4,789023275</text:p>
          </table:table-cell>
        </table:table-row>
        <table:table-row table:style-name="ro1">
          <table:table-cell office:value-type="float" office:value="-1.534011109" calcext:value-type="float">
            <text:p>-1,534011109</text:p>
          </table:table-cell>
          <table:table-cell office:value-type="float" office:value="4.747353217" calcext:value-type="float">
            <text:p>4,747353217</text:p>
          </table:table-cell>
        </table:table-row>
        <table:table-row table:style-name="ro1">
          <table:table-cell office:value-type="float" office:value="-1.541205234" calcext:value-type="float">
            <text:p>-1,541205234</text:p>
          </table:table-cell>
          <table:table-cell office:value-type="float" office:value="4.649885057" calcext:value-type="float">
            <text:p>4,649885057</text:p>
          </table:table-cell>
        </table:table-row>
        <table:table-row table:style-name="ro1">
          <table:table-cell office:value-type="float" office:value="-0.522243925" calcext:value-type="float">
            <text:p>-0,522243925</text:p>
          </table:table-cell>
          <table:table-cell office:value-type="float" office:value="4.72172251" calcext:value-type="float">
            <text:p>4,72172251</text:p>
          </table:table-cell>
        </table:table-row>
        <table:table-row table:style-name="ro1">
          <table:table-cell office:value-type="float" office:value="-0.732747574" calcext:value-type="float">
            <text:p>-0,732747574</text:p>
          </table:table-cell>
          <table:table-cell office:value-type="float" office:value="5.268841192" calcext:value-type="float">
            <text:p>5,268841192</text:p>
          </table:table-cell>
        </table:table-row>
        <table:table-row table:style-name="ro1">
          <table:table-cell office:value-type="float" office:value="-1.501537165" calcext:value-type="float">
            <text:p>-1,501537165</text:p>
          </table:table-cell>
          <table:table-cell office:value-type="float" office:value="4.709901684" calcext:value-type="float">
            <text:p>4,709901684</text:p>
          </table:table-cell>
        </table:table-row>
        <table:table-row table:style-name="ro1">
          <table:table-cell office:value-type="float" office:value="-1.504755781" calcext:value-type="float">
            <text:p>-1,504755781</text:p>
          </table:table-cell>
          <table:table-cell office:value-type="float" office:value="4.725178562" calcext:value-type="float">
            <text:p>4,725178562</text:p>
          </table:table-cell>
        </table:table-row>
        <table:table-row table:style-name="ro1">
          <table:table-cell office:value-type="float" office:value="-1.493782369" calcext:value-type="float">
            <text:p>-1,493782369</text:p>
          </table:table-cell>
          <table:table-cell office:value-type="float" office:value="4.664488439" calcext:value-type="float">
            <text:p>4,664488439</text:p>
          </table:table-cell>
        </table:table-row>
        <table:table-row table:style-name="ro1">
          <table:table-cell office:value-type="float" office:value="-1.474379089" calcext:value-type="float">
            <text:p>-1,474379089</text:p>
          </table:table-cell>
          <table:table-cell office:value-type="float" office:value="4.718454056" calcext:value-type="float">
            <text:p>4,718454056</text:p>
          </table:table-cell>
        </table:table-row>
        <table:table-row table:style-name="ro1">
          <table:table-cell office:value-type="float" office:value="-0.807861042" calcext:value-type="float">
            <text:p>-0,807861042</text:p>
          </table:table-cell>
          <table:table-cell office:value-type="float" office:value="5.276303633" calcext:value-type="float">
            <text:p>5,276303633</text:p>
          </table:table-cell>
        </table:table-row>
        <table:table-row table:style-name="ro1">
          <table:table-cell office:value-type="float" office:value="-1.537294971" calcext:value-type="float">
            <text:p>-1,537294971</text:p>
          </table:table-cell>
          <table:table-cell office:value-type="float" office:value="4.751701457" calcext:value-type="float">
            <text:p>4,751701457</text:p>
          </table:table-cell>
        </table:table-row>
        <table:table-row table:style-name="ro1">
          <table:table-cell office:value-type="float" office:value="-1.452494494" calcext:value-type="float">
            <text:p>-1,452494494</text:p>
          </table:table-cell>
          <table:table-cell office:value-type="float" office:value="4.625565097" calcext:value-type="float">
            <text:p>4,625565097</text:p>
          </table:table-cell>
        </table:table-row>
        <table:table-row table:style-name="ro1">
          <table:table-cell office:value-type="float" office:value="-1.463865476" calcext:value-type="float">
            <text:p>-1,463865476</text:p>
          </table:table-cell>
          <table:table-cell office:value-type="float" office:value="4.695168624" calcext:value-type="float">
            <text:p>4,695168624</text:p>
          </table:table-cell>
        </table:table-row>
        <table:table-row table:style-name="ro1">
          <table:table-cell office:value-type="float" office:value="-1.470882481" calcext:value-type="float">
            <text:p>-1,470882481</text:p>
          </table:table-cell>
          <table:table-cell office:value-type="float" office:value="4.668915666" calcext:value-type="float">
            <text:p>4,668915666</text:p>
          </table:table-cell>
        </table:table-row>
        <table:table-row table:style-name="ro1">
          <table:table-cell office:value-type="float" office:value="-1.477521723" calcext:value-type="float">
            <text:p>-1,477521723</text:p>
          </table:table-cell>
          <table:table-cell office:value-type="float" office:value="4.704410869" calcext:value-type="float">
            <text:p>4,704410869</text:p>
          </table:table-cell>
        </table:table-row>
        <table:table-row table:style-name="ro1">
          <table:table-cell office:value-type="float" office:value="-0.784326049" calcext:value-type="float">
            <text:p>-0,784326049</text:p>
          </table:table-cell>
          <table:table-cell office:value-type="float" office:value="5.25257782" calcext:value-type="float">
            <text:p>5,25257782</text:p>
          </table:table-cell>
        </table:table-row>
        <table:table-row table:style-name="ro1">
          <table:table-cell office:value-type="float" office:value="-1.573903566" calcext:value-type="float">
            <text:p>-1,573903566</text:p>
          </table:table-cell>
          <table:table-cell office:value-type="float" office:value="4.71974193" calcext:value-type="float">
            <text:p>4,71974193</text:p>
          </table:table-cell>
        </table:table-row>
        <table:table-row table:style-name="ro1">
          <table:table-cell office:value-type="float" office:value="-0.798845842" calcext:value-type="float">
            <text:p>-0,798845842</text:p>
          </table:table-cell>
          <table:table-cell office:value-type="float" office:value="5.211485154" calcext:value-type="float">
            <text:p>5,211485154</text:p>
          </table:table-cell>
        </table:table-row>
        <table:table-row table:style-name="ro1">
          <table:table-cell office:value-type="float" office:value="-0.633894915" calcext:value-type="float">
            <text:p>-0,633894915</text:p>
          </table:table-cell>
          <table:table-cell office:value-type="float" office:value="4.764120773" calcext:value-type="float">
            <text:p>4,764120773</text:p>
          </table:table-cell>
        </table:table-row>
        <table:table-row table:style-name="ro1">
          <table:table-cell office:value-type="float" office:value="-0.608964087" calcext:value-type="float">
            <text:p>-0,608964087</text:p>
          </table:table-cell>
          <table:table-cell office:value-type="float" office:value="4.772755833" calcext:value-type="float">
            <text:p>4,772755833</text:p>
          </table:table-cell>
        </table:table-row>
        <table:table-row table:style-name="ro1">
          <table:table-cell office:value-type="float" office:value="-1.556056882" calcext:value-type="float">
            <text:p>-1,556056882</text:p>
          </table:table-cell>
          <table:table-cell office:value-type="float" office:value="4.741991562" calcext:value-type="float">
            <text:p>4,741991562</text:p>
          </table:table-cell>
        </table:table-row>
        <table:table-row table:style-name="ro1">
          <table:table-cell office:value-type="float" office:value="-1.514303535" calcext:value-type="float">
            <text:p>-1,514303535</text:p>
          </table:table-cell>
          <table:table-cell office:value-type="float" office:value="4.648436396" calcext:value-type="float">
            <text:p>4,648436396</text:p>
          </table:table-cell>
        </table:table-row>
        <table:table-row table:style-name="ro1">
          <table:table-cell office:value-type="float" office:value="-1.509832983" calcext:value-type="float">
            <text:p>-1,509832983</text:p>
          </table:table-cell>
          <table:table-cell office:value-type="float" office:value="4.61786926" calcext:value-type="float">
            <text:p>4,61786926</text:p>
          </table:table-cell>
        </table:table-row>
        <table:table-row table:style-name="ro1">
          <table:table-cell office:value-type="float" office:value="-1.518220602" calcext:value-type="float">
            <text:p>-1,518220602</text:p>
          </table:table-cell>
          <table:table-cell office:value-type="float" office:value="4.662565297" calcext:value-type="float">
            <text:p>4,662565297</text:p>
          </table:table-cell>
        </table:table-row>
        <table:table-row table:style-name="ro1">
          <table:table-cell office:value-type="float" office:value="-1.526348696" calcext:value-type="float">
            <text:p>-1,526348696</text:p>
          </table:table-cell>
          <table:table-cell office:value-type="float" office:value="4.749174327" calcext:value-type="float">
            <text:p>4,749174327</text:p>
          </table:table-cell>
        </table:table-row>
        <table:table-row table:style-name="ro1">
          <table:table-cell office:value-type="float" office:value="-1.543773546" calcext:value-type="float">
            <text:p>-1,543773546</text:p>
          </table:table-cell>
          <table:table-cell office:value-type="float" office:value="4.700469806" calcext:value-type="float">
            <text:p>4,700469806</text:p>
          </table:table-cell>
        </table:table-row>
        <table:table-row table:style-name="ro1">
          <table:table-cell office:value-type="float" office:value="-1.524270632" calcext:value-type="float">
            <text:p>-1,524270632</text:p>
          </table:table-cell>
          <table:table-cell office:value-type="float" office:value="4.746805639" calcext:value-type="float">
            <text:p>4,746805639</text:p>
          </table:table-cell>
        </table:table-row>
        <table:table-row table:style-name="ro1">
          <table:table-cell office:value-type="float" office:value="-1.518892153" calcext:value-type="float">
            <text:p>-1,518892153</text:p>
          </table:table-cell>
          <table:table-cell office:value-type="float" office:value="4.680716254" calcext:value-type="float">
            <text:p>4,680716254</text:p>
          </table:table-cell>
        </table:table-row>
        <table:table-row table:style-name="ro1">
          <table:table-cell office:value-type="float" office:value="-1.594719334" calcext:value-type="float">
            <text:p>-1,594719334</text:p>
          </table:table-cell>
          <table:table-cell office:value-type="float" office:value="4.625204377" calcext:value-type="float">
            <text:p>4,625204377</text:p>
          </table:table-cell>
        </table:table-row>
        <table:table-row table:style-name="ro1">
          <table:table-cell office:value-type="float" office:value="-0.601588371" calcext:value-type="float">
            <text:p>-0,601588371</text:p>
          </table:table-cell>
          <table:table-cell office:value-type="float" office:value="4.705891905" calcext:value-type="float">
            <text:p>4,705891905</text:p>
          </table:table-cell>
        </table:table-row>
        <table:table-row table:style-name="ro1">
          <table:table-cell office:value-type="float" office:value="-0.823087573" calcext:value-type="float">
            <text:p>-0,823087573</text:p>
          </table:table-cell>
          <table:table-cell office:value-type="float" office:value="5.223538399" calcext:value-type="float">
            <text:p>5,223538399</text:p>
          </table:table-cell>
        </table:table-row>
        <table:table-row table:style-name="ro1">
          <table:table-cell office:value-type="float" office:value="-1.624166989" calcext:value-type="float">
            <text:p>-1,624166989</text:p>
          </table:table-cell>
          <table:table-cell office:value-type="float" office:value="4.692306023" calcext:value-type="float">
            <text:p>4,692306023</text:p>
          </table:table-cell>
        </table:table-row>
        <table:table-row table:style-name="ro1">
          <table:table-cell office:value-type="float" office:value="-0.794749172" calcext:value-type="float">
            <text:p>-0,794749172</text:p>
          </table:table-cell>
          <table:table-cell office:value-type="float" office:value="5.236675804" calcext:value-type="float">
            <text:p>5,236675804</text:p>
          </table:table-cell>
        </table:table-row>
        <table:table-row table:style-name="ro1">
          <table:table-cell office:value-type="float" office:value="-1.504201186" calcext:value-type="float">
            <text:p>-1,504201186</text:p>
          </table:table-cell>
          <table:table-cell office:value-type="float" office:value="4.710339194" calcext:value-type="float">
            <text:p>4,710339194</text:p>
          </table:table-cell>
        </table:table-row>
        <table:table-row table:style-name="ro1">
          <table:table-cell office:value-type="float" office:value="-0.600214878" calcext:value-type="float">
            <text:p>-0,600214878</text:p>
          </table:table-cell>
          <table:table-cell office:value-type="float" office:value="4.768133379" calcext:value-type="float">
            <text:p>4,768133379</text:p>
          </table:table-cell>
        </table:table-row>
        <table:table-row table:style-name="ro1">
          <table:table-cell office:value-type="float" office:value="-1.511583505" calcext:value-type="float">
            <text:p>-1,511583505</text:p>
          </table:table-cell>
          <table:table-cell office:value-type="float" office:value="4.651067769" calcext:value-type="float">
            <text:p>4,651067769</text:p>
          </table:table-cell>
        </table:table-row>
        <table:table-row table:style-name="ro1">
          <table:table-cell office:value-type="float" office:value="-1.524596662" calcext:value-type="float">
            <text:p>-1,524596662</text:p>
          </table:table-cell>
          <table:table-cell office:value-type="float" office:value="4.631663274" calcext:value-type="float">
            <text:p>4,631663274</text:p>
          </table:table-cell>
        </table:table-row>
        <table:table-row table:style-name="ro1">
          <table:table-cell office:value-type="float" office:value="-1.516702561" calcext:value-type="float">
            <text:p>-1,516702561</text:p>
          </table:table-cell>
          <table:table-cell office:value-type="float" office:value="4.686774693" calcext:value-type="float">
            <text:p>4,686774693</text:p>
          </table:table-cell>
        </table:table-row>
        <table:table-row table:style-name="ro1">
          <table:table-cell office:value-type="float" office:value="-1.449610002" calcext:value-type="float">
            <text:p>-1,449610002</text:p>
          </table:table-cell>
          <table:table-cell office:value-type="float" office:value="4.69835058" calcext:value-type="float">
            <text:p>4,69835058</text:p>
          </table:table-cell>
        </table:table-row>
        <table:table-row table:style-name="ro1">
          <table:table-cell office:value-type="float" office:value="-1.45799749" calcext:value-type="float">
            <text:p>-1,45799749</text:p>
          </table:table-cell>
          <table:table-cell office:value-type="float" office:value="4.76608087" calcext:value-type="float">
            <text:p>4,76608087</text:p>
          </table:table-cell>
        </table:table-row>
        <table:table-row table:style-name="ro1">
          <table:table-cell office:value-type="float" office:value="-1.497302852" calcext:value-type="float">
            <text:p>-1,497302852</text:p>
          </table:table-cell>
          <table:table-cell office:value-type="float" office:value="4.665118512" calcext:value-type="float">
            <text:p>4,665118512</text:p>
          </table:table-cell>
        </table:table-row>
        <table:table-row table:style-name="ro1">
          <table:table-cell office:value-type="float" office:value="-1.572738462" calcext:value-type="float">
            <text:p>-1,572738462</text:p>
          </table:table-cell>
          <table:table-cell office:value-type="float" office:value="4.641364164" calcext:value-type="float">
            <text:p>4,641364164</text:p>
          </table:table-cell>
        </table:table-row>
        <table:table-row table:style-name="ro1">
          <table:table-cell office:value-type="float" office:value="-1.61634421" calcext:value-type="float">
            <text:p>-1,61634421</text:p>
          </table:table-cell>
          <table:table-cell office:value-type="float" office:value="4.662361309" calcext:value-type="float">
            <text:p>4,662361309</text:p>
          </table:table-cell>
        </table:table-row>
        <table:table-row table:style-name="ro1">
          <table:table-cell office:value-type="float" office:value="-0.828996872" calcext:value-type="float">
            <text:p>-0,828996872</text:p>
          </table:table-cell>
          <table:table-cell office:value-type="float" office:value="5.215226793" calcext:value-type="float">
            <text:p>5,215226793</text:p>
          </table:table-cell>
        </table:table-row>
        <table:table-row table:style-name="ro1">
          <table:table-cell office:value-type="float" office:value="-1.507767008" calcext:value-type="float">
            <text:p>-1,507767008</text:p>
          </table:table-cell>
          <table:table-cell office:value-type="float" office:value="4.743284356" calcext:value-type="float">
            <text:p>4,743284356</text:p>
          </table:table-cell>
        </table:table-row>
        <table:table-row table:style-name="ro1">
          <table:table-cell office:value-type="float" office:value="-1.470386394" calcext:value-type="float">
            <text:p>-1,470386394</text:p>
          </table:table-cell>
          <table:table-cell office:value-type="float" office:value="4.648741749" calcext:value-type="float">
            <text:p>4,648741749</text:p>
          </table:table-cell>
        </table:table-row>
        <table:table-row table:style-name="ro1">
          <table:table-cell office:value-type="float" office:value="-1.493924043" calcext:value-type="float">
            <text:p>-1,493924043</text:p>
          </table:table-cell>
          <table:table-cell office:value-type="float" office:value="4.667282346" calcext:value-type="float">
            <text:p>4,667282346</text:p>
          </table:table-cell>
        </table:table-row>
        <table:table-row table:style-name="ro1">
          <table:table-cell office:value-type="float" office:value="-0.616651246" calcext:value-type="float">
            <text:p>-0,616651246</text:p>
          </table:table-cell>
          <table:table-cell office:value-type="float" office:value="4.838566187" calcext:value-type="float">
            <text:p>4,838566187</text:p>
          </table:table-cell>
        </table:table-row>
        <table:table-row table:style-name="ro1">
          <table:table-cell office:value-type="float" office:value="-0.58046023" calcext:value-type="float">
            <text:p>-0,58046023</text:p>
          </table:table-cell>
          <table:table-cell office:value-type="float" office:value="4.692415757" calcext:value-type="float">
            <text:p>4,692415757</text:p>
          </table:table-cell>
        </table:table-row>
        <table:table-row table:style-name="ro1">
          <table:table-cell office:value-type="float" office:value="-0.821443798" calcext:value-type="float">
            <text:p>-0,821443798</text:p>
          </table:table-cell>
          <table:table-cell office:value-type="float" office:value="5.320964113" calcext:value-type="float">
            <text:p>5,320964113</text:p>
          </table:table-cell>
        </table:table-row>
        <table:table-row table:style-name="ro1">
          <table:table-cell office:value-type="float" office:value="-0.724996076" calcext:value-type="float">
            <text:p>-0,724996076</text:p>
          </table:table-cell>
          <table:table-cell office:value-type="float" office:value="5.200512656" calcext:value-type="float">
            <text:p>5,200512656</text:p>
          </table:table-cell>
        </table:table-row>
        <table:table-row table:style-name="ro1">
          <table:table-cell office:value-type="float" office:value="-1.582256336" calcext:value-type="float">
            <text:p>-1,582256336</text:p>
          </table:table-cell>
          <table:table-cell office:value-type="float" office:value="4.713882647" calcext:value-type="float">
            <text:p>4,713882647</text:p>
          </table:table-cell>
        </table:table-row>
        <table:table-row table:style-name="ro1">
          <table:table-cell office:value-type="float" office:value="-1.508306504" calcext:value-type="float">
            <text:p>-1,508306504</text:p>
          </table:table-cell>
          <table:table-cell office:value-type="float" office:value="4.728025667" calcext:value-type="float">
            <text:p>4,728025667</text:p>
          </table:table-cell>
        </table:table-row>
        <table:table-row table:style-name="ro1">
          <table:table-cell office:value-type="float" office:value="-1.488449754" calcext:value-type="float">
            <text:p>-1,488449754</text:p>
          </table:table-cell>
          <table:table-cell office:value-type="float" office:value="4.714658936" calcext:value-type="float">
            <text:p>4,714658936</text:p>
          </table:table-cell>
        </table:table-row>
        <table:table-row table:style-name="ro1">
          <table:table-cell office:value-type="float" office:value="-1.572265609" calcext:value-type="float">
            <text:p>-1,572265609</text:p>
          </table:table-cell>
          <table:table-cell office:value-type="float" office:value="4.675462661" calcext:value-type="float">
            <text:p>4,675462661</text:p>
          </table:table-cell>
        </table:table-row>
        <table:table-row table:style-name="ro1">
          <table:table-cell office:value-type="float" office:value="-1.570465069" calcext:value-type="float">
            <text:p>-1,570465069</text:p>
          </table:table-cell>
          <table:table-cell office:value-type="float" office:value="4.662704032" calcext:value-type="float">
            <text:p>4,662704032</text:p>
          </table:table-cell>
        </table:table-row>
        <table:table-row table:style-name="ro1">
          <table:table-cell office:value-type="float" office:value="-0.585902826" calcext:value-type="float">
            <text:p>-0,585902826</text:p>
          </table:table-cell>
          <table:table-cell office:value-type="float" office:value="4.771510739" calcext:value-type="float">
            <text:p>4,771510739</text:p>
          </table:table-cell>
        </table:table-row>
        <table:table-row table:style-name="ro1">
          <table:table-cell office:value-type="float" office:value="-0.789874671" calcext:value-type="float">
            <text:p>-0,789874671</text:p>
          </table:table-cell>
          <table:table-cell office:value-type="float" office:value="5.209046787" calcext:value-type="float">
            <text:p>5,209046787</text:p>
          </table:table-cell>
        </table:table-row>
        <table:table-row table:style-name="ro1">
          <table:table-cell office:value-type="float" office:value="-1.513830481" calcext:value-type="float">
            <text:p>-1,513830481</text:p>
          </table:table-cell>
          <table:table-cell office:value-type="float" office:value="4.639830048" calcext:value-type="float">
            <text:p>4,639830048</text:p>
          </table:table-cell>
        </table:table-row>
        <table:table-row table:style-name="ro1">
          <table:table-cell office:value-type="float" office:value="-0.607941075" calcext:value-type="float">
            <text:p>-0,607941075</text:p>
          </table:table-cell>
          <table:table-cell office:value-type="float" office:value="4.804091096" calcext:value-type="float">
            <text:p>4,804091096</text:p>
          </table:table-cell>
        </table:table-row>
        <table:table-row table:style-name="ro1">
          <table:table-cell office:value-type="float" office:value="-1.566585694" calcext:value-type="float">
            <text:p>-1,566585694</text:p>
          </table:table-cell>
          <table:table-cell office:value-type="float" office:value="4.62724509" calcext:value-type="float">
            <text:p>4,62724509</text:p>
          </table:table-cell>
        </table:table-row>
        <table:table-row table:style-name="ro1">
          <table:table-cell office:value-type="float" office:value="-1.553315094" calcext:value-type="float">
            <text:p>-1,553315094</text:p>
          </table:table-cell>
          <table:table-cell office:value-type="float" office:value="4.566213863" calcext:value-type="float">
            <text:p>4,566213863</text:p>
          </table:table-cell>
        </table:table-row>
        <table:table-row table:style-name="ro1">
          <table:table-cell office:value-type="float" office:value="-1.567129856" calcext:value-type="float">
            <text:p>-1,567129856</text:p>
          </table:table-cell>
          <table:table-cell office:value-type="float" office:value="4.708831044" calcext:value-type="float">
            <text:p>4,708831044</text:p>
          </table:table-cell>
        </table:table-row>
        <table:table-row table:style-name="ro1">
          <table:table-cell office:value-type="float" office:value="-1.52072649" calcext:value-type="float">
            <text:p>-1,52072649</text:p>
          </table:table-cell>
          <table:table-cell office:value-type="float" office:value="4.73514338" calcext:value-type="float">
            <text:p>4,73514338</text:p>
          </table:table-cell>
        </table:table-row>
        <table:table-row table:style-name="ro1">
          <table:table-cell office:value-type="float" office:value="-0.523582916" calcext:value-type="float">
            <text:p>-0,523582916</text:p>
          </table:table-cell>
          <table:table-cell office:value-type="float" office:value="4.700033754" calcext:value-type="float">
            <text:p>4,700033754</text:p>
          </table:table-cell>
        </table:table-row>
        <table:table-row table:style-name="ro1">
          <table:table-cell office:value-type="float" office:value="-1.618803342" calcext:value-type="float">
            <text:p>-1,618803342</text:p>
          </table:table-cell>
          <table:table-cell office:value-type="float" office:value="4.746539698" calcext:value-type="float">
            <text:p>4,746539698</text:p>
          </table:table-cell>
        </table:table-row>
        <table:table-row table:style-name="ro1">
          <table:table-cell office:value-type="float" office:value="-0.887767412" calcext:value-type="float">
            <text:p>-0,887767412</text:p>
          </table:table-cell>
          <table:table-cell office:value-type="float" office:value="5.222275323" calcext:value-type="float">
            <text:p>5,222275323</text:p>
          </table:table-cell>
        </table:table-row>
        <table:table-row table:style-name="ro1">
          <table:table-cell office:value-type="float" office:value="-1.536558807" calcext:value-type="float">
            <text:p>-1,536558807</text:p>
          </table:table-cell>
          <table:table-cell office:value-type="float" office:value="4.687046443" calcext:value-type="float">
            <text:p>4,687046443</text:p>
          </table:table-cell>
        </table:table-row>
        <table:table-row table:style-name="ro1">
          <table:table-cell office:value-type="float" office:value="-1.593784933" calcext:value-type="float">
            <text:p>-1,593784933</text:p>
          </table:table-cell>
          <table:table-cell office:value-type="float" office:value="4.690807967" calcext:value-type="float">
            <text:p>4,690807967</text:p>
          </table:table-cell>
        </table:table-row>
        <table:table-row table:style-name="ro1">
          <table:table-cell office:value-type="float" office:value="-1.444483609" calcext:value-type="float">
            <text:p>-1,444483609</text:p>
          </table:table-cell>
          <table:table-cell office:value-type="float" office:value="4.715862036" calcext:value-type="float">
            <text:p>4,715862036</text:p>
          </table:table-cell>
        </table:table-row>
        <table:table-row table:style-name="ro1">
          <table:table-cell office:value-type="float" office:value="-1.534391679" calcext:value-type="float">
            <text:p>-1,534391679</text:p>
          </table:table-cell>
          <table:table-cell office:value-type="float" office:value="4.707859661" calcext:value-type="float">
            <text:p>4,707859661</text:p>
          </table:table-cell>
        </table:table-row>
        <table:table-row table:style-name="ro1">
          <table:table-cell office:value-type="float" office:value="-0.555178986" calcext:value-type="float">
            <text:p>-0,555178986</text:p>
          </table:table-cell>
          <table:table-cell office:value-type="float" office:value="4.692758496" calcext:value-type="float">
            <text:p>4,692758496</text:p>
          </table:table-cell>
        </table:table-row>
        <table:table-row table:style-name="ro1">
          <table:table-cell office:value-type="float" office:value="-0.791688294" calcext:value-type="float">
            <text:p>-0,791688294</text:p>
          </table:table-cell>
          <table:table-cell office:value-type="float" office:value="5.288627453" calcext:value-type="float">
            <text:p>5,288627453</text:p>
          </table:table-cell>
        </table:table-row>
        <table:table-row table:style-name="ro1">
          <table:table-cell office:value-type="float" office:value="-1.495676696" calcext:value-type="float">
            <text:p>-1,495676696</text:p>
          </table:table-cell>
          <table:table-cell office:value-type="float" office:value="4.629642231" calcext:value-type="float">
            <text:p>4,629642231</text:p>
          </table:table-cell>
        </table:table-row>
        <table:table-row table:style-name="ro1">
          <table:table-cell office:value-type="float" office:value="-1.539326538" calcext:value-type="float">
            <text:p>-1,539326538</text:p>
          </table:table-cell>
          <table:table-cell office:value-type="float" office:value="4.726652583" calcext:value-type="float">
            <text:p>4,726652583</text:p>
          </table:table-cell>
        </table:table-row>
        <table:table-row table:style-name="ro1">
          <table:table-cell office:value-type="float" office:value="-0.746431362" calcext:value-type="float">
            <text:p>-0,746431362</text:p>
          </table:table-cell>
          <table:table-cell office:value-type="float" office:value="5.20025959" calcext:value-type="float">
            <text:p>5,20025959</text:p>
          </table:table-cell>
        </table:table-row>
        <table:table-row table:style-name="ro1">
          <table:table-cell office:value-type="float" office:value="-0.708226887" calcext:value-type="float">
            <text:p>-0,708226887</text:p>
          </table:table-cell>
          <table:table-cell office:value-type="float" office:value="5.299908449" calcext:value-type="float">
            <text:p>5,299908449</text:p>
          </table:table-cell>
        </table:table-row>
        <table:table-row table:style-name="ro1">
          <table:table-cell office:value-type="float" office:value="-1.554199671" calcext:value-type="float">
            <text:p>-1,554199671</text:p>
          </table:table-cell>
          <table:table-cell office:value-type="float" office:value="4.717273985" calcext:value-type="float">
            <text:p>4,717273985</text:p>
          </table:table-cell>
        </table:table-row>
        <table:table-row table:style-name="ro1">
          <table:table-cell office:value-type="float" office:value="-1.481265435" calcext:value-type="float">
            <text:p>-1,481265435</text:p>
          </table:table-cell>
          <table:table-cell office:value-type="float" office:value="4.647735505" calcext:value-type="float">
            <text:p>4,647735505</text:p>
          </table:table-cell>
        </table:table-row>
        <table:table-row table:style-name="ro1">
          <table:table-cell office:value-type="float" office:value="-0.604101999" calcext:value-type="float">
            <text:p>-0,604101999</text:p>
          </table:table-cell>
          <table:table-cell office:value-type="float" office:value="4.77371175" calcext:value-type="float">
            <text:p>4,77371175</text:p>
          </table:table-cell>
        </table:table-row>
        <table:table-row table:style-name="ro1">
          <table:table-cell office:value-type="float" office:value="-1.495629162" calcext:value-type="float">
            <text:p>-1,495629162</text:p>
          </table:table-cell>
          <table:table-cell office:value-type="float" office:value="4.674905811" calcext:value-type="float">
            <text:p>4,674905811</text:p>
          </table:table-cell>
        </table:table-row>
        <table:table-row table:style-name="ro1">
          <table:table-cell office:value-type="float" office:value="-1.515842485" calcext:value-type="float">
            <text:p>-1,515842485</text:p>
          </table:table-cell>
          <table:table-cell office:value-type="float" office:value="4.681573292" calcext:value-type="float">
            <text:p>4,681573292</text:p>
          </table:table-cell>
        </table:table-row>
        <table:table-row table:style-name="ro1">
          <table:table-cell office:value-type="float" office:value="-1.47703442" calcext:value-type="float">
            <text:p>-1,47703442</text:p>
          </table:table-cell>
          <table:table-cell office:value-type="float" office:value="4.713134159" calcext:value-type="float">
            <text:p>4,713134159</text:p>
          </table:table-cell>
        </table:table-row>
        <table:table-row table:style-name="ro1">
          <table:table-cell office:value-type="float" office:value="-1.524167154" calcext:value-type="float">
            <text:p>-1,524167154</text:p>
          </table:table-cell>
          <table:table-cell office:value-type="float" office:value="4.769375987" calcext:value-type="float">
            <text:p>4,769375987</text:p>
          </table:table-cell>
        </table:table-row>
        <table:table-row table:style-name="ro1">
          <table:table-cell office:value-type="float" office:value="-0.771468548" calcext:value-type="float">
            <text:p>-0,771468548</text:p>
          </table:table-cell>
          <table:table-cell office:value-type="float" office:value="5.284212576" calcext:value-type="float">
            <text:p>5,284212576</text:p>
          </table:table-cell>
        </table:table-row>
        <table:table-row table:style-name="ro1">
          <table:table-cell office:value-type="float" office:value="-1.553949939" calcext:value-type="float">
            <text:p>-1,553949939</text:p>
          </table:table-cell>
          <table:table-cell office:value-type="float" office:value="4.695973344" calcext:value-type="float">
            <text:p>4,695973344</text:p>
          </table:table-cell>
        </table:table-row>
        <table:table-row table:style-name="ro1">
          <table:table-cell office:value-type="float" office:value="-0.528430201" calcext:value-type="float">
            <text:p>-0,528430201</text:p>
          </table:table-cell>
          <table:table-cell office:value-type="float" office:value="4.737327408" calcext:value-type="float">
            <text:p>4,737327408</text:p>
          </table:table-cell>
        </table:table-row>
        <table:table-row table:style-name="ro1">
          <table:table-cell office:value-type="float" office:value="-0.86584185" calcext:value-type="float">
            <text:p>-0,86584185</text:p>
          </table:table-cell>
          <table:table-cell office:value-type="float" office:value="5.236168379" calcext:value-type="float">
            <text:p>5,236168379</text:p>
          </table:table-cell>
        </table:table-row>
        <table:table-row table:style-name="ro1">
          <table:table-cell office:value-type="float" office:value="-1.524228908" calcext:value-type="float">
            <text:p>-1,524228908</text:p>
          </table:table-cell>
          <table:table-cell office:value-type="float" office:value="4.679046599" calcext:value-type="float">
            <text:p>4,679046599</text:p>
          </table:table-cell>
        </table:table-row>
        <table:table-row table:style-name="ro1">
          <table:table-cell office:value-type="float" office:value="-1.553950796" calcext:value-type="float">
            <text:p>-1,553950796</text:p>
          </table:table-cell>
          <table:table-cell office:value-type="float" office:value="4.734430375" calcext:value-type="float">
            <text:p>4,734430375</text:p>
          </table:table-cell>
        </table:table-row>
        <table:table-row table:style-name="ro1">
          <table:table-cell office:value-type="float" office:value="-0.575296614" calcext:value-type="float">
            <text:p>-0,575296614</text:p>
          </table:table-cell>
          <table:table-cell office:value-type="float" office:value="4.715974212" calcext:value-type="float">
            <text:p>4,715974212</text:p>
          </table:table-cell>
        </table:table-row>
        <table:table-row table:style-name="ro1">
          <table:table-cell office:value-type="float" office:value="-1.550331954" calcext:value-type="float">
            <text:p>-1,550331954</text:p>
          </table:table-cell>
          <table:table-cell office:value-type="float" office:value="4.742025113" calcext:value-type="float">
            <text:p>4,742025113</text:p>
          </table:table-cell>
        </table:table-row>
        <table:table-row table:style-name="ro1">
          <table:table-cell office:value-type="float" office:value="-1.594850641" calcext:value-type="float">
            <text:p>-1,594850641</text:p>
          </table:table-cell>
          <table:table-cell office:value-type="float" office:value="4.749783081" calcext:value-type="float">
            <text:p>4,749783081</text:p>
          </table:table-cell>
        </table:table-row>
        <table:table-row table:style-name="ro1">
          <table:table-cell office:value-type="float" office:value="-1.419257228" calcext:value-type="float">
            <text:p>-1,419257228</text:p>
          </table:table-cell>
          <table:table-cell office:value-type="float" office:value="4.770980995" calcext:value-type="float">
            <text:p>4,770980995</text:p>
          </table:table-cell>
        </table:table-row>
        <table:table-row table:style-name="ro1">
          <table:table-cell office:value-type="float" office:value="-1.530111985" calcext:value-type="float">
            <text:p>-1,530111985</text:p>
          </table:table-cell>
          <table:table-cell office:value-type="float" office:value="4.634890178" calcext:value-type="float">
            <text:p>4,634890178</text:p>
          </table:table-cell>
        </table:table-row>
        <table:table-row table:style-name="ro1">
          <table:table-cell office:value-type="float" office:value="-0.535283391" calcext:value-type="float">
            <text:p>-0,535283391</text:p>
          </table:table-cell>
          <table:table-cell office:value-type="float" office:value="4.757299734" calcext:value-type="float">
            <text:p>4,757299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3T17:38:44.698175800</dc:date>
    <meta:editing-duration>PT3M27S</meta:editing-duration>
    <meta:editing-cycles>1</meta:editing-cycles>
    <meta:document-statistic meta:table-count="1" meta:cell-count="1216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39cm" svg:height="20.249cm" xlink:href=".." xlink:type="simple" chart:class="chart:scatter" chart:style-name="ch1">
        <chart:legend chart:legend-position="end" svg:x="33.332cm" svg:y="9.829cm" style:legend-expansion="high" chart:style-name="ch2"/>
        <chart:plot-area chart:style-name="ch3" svg:x="0.716cm" svg:y="0.404cm" svg:width="31.9cm" svg:height="19.441cm">
          <chart:coordinate-region svg:x="1.02cm" svg:y="0.599cm" svg:width="31.497cm" svg:height="18.60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3_27B_25441.B1:03_27B_25441.B608" chart:class="chart:scatter">
            <chart:domain table:cell-range-address="03_27B_25441.A1:03_27B_25441.A608"/>
            <chart:data-point chart:repeated="6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31405594">
                <text:p>-1.531405594</text:p>
                <draw:g>
                  <svg:desc>03_27B_25441.A1:03_27B_25441.A608</svg:desc>
                </draw:g>
              </table:table-cell>
              <table:table-cell office:value-type="float" office:value="4.671959316">
                <text:p>4.671959316</text:p>
                <draw:g>
                  <svg:desc>03_27B_25441.B1:03_27B_25441.B6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11225391">
                <text:p>-1.511225391</text:p>
              </table:table-cell>
              <table:table-cell office:value-type="float" office:value="4.651829399">
                <text:p>4.65182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87844651">
                <text:p>-1.487844651</text:p>
              </table:table-cell>
              <table:table-cell office:value-type="float" office:value="4.726461337">
                <text:p>4.726461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48405502">
                <text:p>-0.848405502</text:p>
              </table:table-cell>
              <table:table-cell office:value-type="float" office:value="5.261532863">
                <text:p>5.261532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67505754">
                <text:p>-0.767505754</text:p>
              </table:table-cell>
              <table:table-cell office:value-type="float" office:value="5.251354178">
                <text:p>5.251354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15889049">
                <text:p>-0.815889049</text:p>
              </table:table-cell>
              <table:table-cell office:value-type="float" office:value="5.28351386">
                <text:p>5.28351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1092686">
                <text:p>-0.761092686</text:p>
              </table:table-cell>
              <table:table-cell office:value-type="float" office:value="5.221402019">
                <text:p>5.22140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65485837">
                <text:p>-1.565485837</text:p>
              </table:table-cell>
              <table:table-cell office:value-type="float" office:value="4.662460765">
                <text:p>4.66246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58385996">
                <text:p>-1.558385996</text:p>
              </table:table-cell>
              <table:table-cell office:value-type="float" office:value="4.713727328">
                <text:p>4.71372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00030644">
                <text:p>-0.600030644</text:p>
              </table:table-cell>
              <table:table-cell office:value-type="float" office:value="4.775438896">
                <text:p>4.775438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71712835">
                <text:p>-0.571712835</text:p>
              </table:table-cell>
              <table:table-cell office:value-type="float" office:value="4.707583293">
                <text:p>4.707583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46194487">
                <text:p>-0.546194487</text:p>
              </table:table-cell>
              <table:table-cell office:value-type="float" office:value="4.741125125">
                <text:p>4.741125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0247714">
                <text:p>-1.560247714</text:p>
              </table:table-cell>
              <table:table-cell office:value-type="float" office:value="4.801926988">
                <text:p>4.801926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05021367">
                <text:p>-0.605021367</text:p>
              </table:table-cell>
              <table:table-cell office:value-type="float" office:value="4.718423057">
                <text:p>4.71842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98006717">
                <text:p>-1.498006717</text:p>
              </table:table-cell>
              <table:table-cell office:value-type="float" office:value="4.682193331">
                <text:p>4.682193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25424671">
                <text:p>-0.825424671</text:p>
              </table:table-cell>
              <table:table-cell office:value-type="float" office:value="5.215467693">
                <text:p>5.21546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517718538">
                <text:p>-1.517718538</text:p>
              </table:table-cell>
              <table:table-cell office:value-type="float" office:value="4.658165042">
                <text:p>4.658165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62179934">
                <text:p>-0.562179934</text:p>
              </table:table-cell>
              <table:table-cell office:value-type="float" office:value="4.766580459">
                <text:p>4.766580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93079915">
                <text:p>-1.493079915</text:p>
              </table:table-cell>
              <table:table-cell office:value-type="float" office:value="4.676295057">
                <text:p>4.676295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7685175">
                <text:p>-0.547685175</text:p>
              </table:table-cell>
              <table:table-cell office:value-type="float" office:value="4.746436135">
                <text:p>4.74643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0928138">
                <text:p>-0.590928138</text:p>
              </table:table-cell>
              <table:table-cell office:value-type="float" office:value="4.79120629">
                <text:p>4.79120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30593515">
                <text:p>-0.830593515</text:p>
              </table:table-cell>
              <table:table-cell office:value-type="float" office:value="5.270434353">
                <text:p>5.270434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37425111">
                <text:p>-1.537425111</text:p>
              </table:table-cell>
              <table:table-cell office:value-type="float" office:value="4.718931985">
                <text:p>4.718931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8456939">
                <text:p>-1.578456939</text:p>
              </table:table-cell>
              <table:table-cell office:value-type="float" office:value="4.741218587">
                <text:p>4.741218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47087734">
                <text:p>-1.547087734</text:p>
              </table:table-cell>
              <table:table-cell office:value-type="float" office:value="4.690983169">
                <text:p>4.690983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82256848">
                <text:p>-0.782256848</text:p>
              </table:table-cell>
              <table:table-cell office:value-type="float" office:value="5.306452321">
                <text:p>5.30645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87188689">
                <text:p>-1.587188689</text:p>
              </table:table-cell>
              <table:table-cell office:value-type="float" office:value="4.674462773">
                <text:p>4.674462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50864796">
                <text:p>-0.550864796</text:p>
              </table:table-cell>
              <table:table-cell office:value-type="float" office:value="4.749276795">
                <text:p>4.749276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78987629">
                <text:p>-0.578987629</text:p>
              </table:table-cell>
              <table:table-cell office:value-type="float" office:value="4.846128913">
                <text:p>4.84612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54462471">
                <text:p>-1.554462471</text:p>
              </table:table-cell>
              <table:table-cell office:value-type="float" office:value="4.700670221">
                <text:p>4.700670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435180532">
                <text:p>-1.435180532</text:p>
              </table:table-cell>
              <table:table-cell office:value-type="float" office:value="4.745434634">
                <text:p>4.745434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93807259">
                <text:p>-0.593807259</text:p>
              </table:table-cell>
              <table:table-cell office:value-type="float" office:value="4.657277353">
                <text:p>4.657277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34845466">
                <text:p>-1.534845466</text:p>
              </table:table-cell>
              <table:table-cell office:value-type="float" office:value="4.692639511">
                <text:p>4.692639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88592783">
                <text:p>-0.788592783</text:p>
              </table:table-cell>
              <table:table-cell office:value-type="float" office:value="5.178777568">
                <text:p>5.1787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81830644">
                <text:p>-0.781830644</text:p>
              </table:table-cell>
              <table:table-cell office:value-type="float" office:value="5.298161886">
                <text:p>5.298161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79401629">
                <text:p>-1.479401629</text:p>
              </table:table-cell>
              <table:table-cell office:value-type="float" office:value="4.555464261">
                <text:p>4.555464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3734021">
                <text:p>-0.773734021</text:p>
              </table:table-cell>
              <table:table-cell office:value-type="float" office:value="5.251308749">
                <text:p>5.251308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03912649">
                <text:p>-0.903912649</text:p>
              </table:table-cell>
              <table:table-cell office:value-type="float" office:value="5.320380372">
                <text:p>5.320380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81472572">
                <text:p>-1.481472572</text:p>
              </table:table-cell>
              <table:table-cell office:value-type="float" office:value="4.653740923">
                <text:p>4.653740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29919925">
                <text:p>-0.629919925</text:p>
              </table:table-cell>
              <table:table-cell office:value-type="float" office:value="4.820726792">
                <text:p>4.820726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55449828">
                <text:p>-1.455449828</text:p>
              </table:table-cell>
              <table:table-cell office:value-type="float" office:value="4.663658314">
                <text:p>4.663658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97441654">
                <text:p>-1.497441654</text:p>
              </table:table-cell>
              <table:table-cell office:value-type="float" office:value="4.626180933">
                <text:p>4.626180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7351987">
                <text:p>-1.57351987</text:p>
              </table:table-cell>
              <table:table-cell office:value-type="float" office:value="4.702731853">
                <text:p>4.70273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28712132">
                <text:p>-1.528712132</text:p>
              </table:table-cell>
              <table:table-cell office:value-type="float" office:value="4.779472377">
                <text:p>4.779472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83326616">
                <text:p>-1.583326616</text:p>
              </table:table-cell>
              <table:table-cell office:value-type="float" office:value="4.658342554">
                <text:p>4.658342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18841011">
                <text:p>-1.518841011</text:p>
              </table:table-cell>
              <table:table-cell office:value-type="float" office:value="4.761871928">
                <text:p>4.761871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23834586">
                <text:p>-1.523834586</text:p>
              </table:table-cell>
              <table:table-cell office:value-type="float" office:value="4.599659111">
                <text:p>4.599659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01638334">
                <text:p>-0.801638334</text:p>
              </table:table-cell>
              <table:table-cell office:value-type="float" office:value="5.287096777">
                <text:p>5.287096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7920183">
                <text:p>-1.57920183</text:p>
              </table:table-cell>
              <table:table-cell office:value-type="float" office:value="4.764991235">
                <text:p>4.76499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13477149">
                <text:p>-1.613477149</text:p>
              </table:table-cell>
              <table:table-cell office:value-type="float" office:value="4.790230319">
                <text:p>4.790230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2131038">
                <text:p>-0.52131038</text:p>
              </table:table-cell>
              <table:table-cell office:value-type="float" office:value="4.727526278">
                <text:p>4.72752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22008255">
                <text:p>-1.522008255</text:p>
              </table:table-cell>
              <table:table-cell office:value-type="float" office:value="4.710160151">
                <text:p>4.710160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46969813">
                <text:p>-1.546969813</text:p>
              </table:table-cell>
              <table:table-cell office:value-type="float" office:value="4.75259087">
                <text:p>4.75259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71837979">
                <text:p>-1.571837979</text:p>
              </table:table-cell>
              <table:table-cell office:value-type="float" office:value="4.692774717">
                <text:p>4.692774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25550453">
                <text:p>-0.525550453</text:p>
              </table:table-cell>
              <table:table-cell office:value-type="float" office:value="4.806397055">
                <text:p>4.806397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06262892">
                <text:p>-0.606262892</text:p>
              </table:table-cell>
              <table:table-cell office:value-type="float" office:value="4.677089943">
                <text:p>4.677089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35534787">
                <text:p>-1.535534787</text:p>
              </table:table-cell>
              <table:table-cell office:value-type="float" office:value="4.772638447">
                <text:p>4.772638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98889575">
                <text:p>-0.798889575</text:p>
              </table:table-cell>
              <table:table-cell office:value-type="float" office:value="5.328944495">
                <text:p>5.328944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509901426">
                <text:p>-1.509901426</text:p>
              </table:table-cell>
              <table:table-cell office:value-type="float" office:value="4.687277656">
                <text:p>4.687277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498312436">
                <text:p>-1.498312436</text:p>
              </table:table-cell>
              <table:table-cell office:value-type="float" office:value="4.694248885">
                <text:p>4.694248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514683875">
                <text:p>-1.514683875</text:p>
              </table:table-cell>
              <table:table-cell office:value-type="float" office:value="4.68499688">
                <text:p>4.68499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52659662">
                <text:p>-0.552659662</text:p>
              </table:table-cell>
              <table:table-cell office:value-type="float" office:value="4.662523753">
                <text:p>4.662523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530621709">
                <text:p>-1.530621709</text:p>
              </table:table-cell>
              <table:table-cell office:value-type="float" office:value="4.696627112">
                <text:p>4.696627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555944346">
                <text:p>-1.555944346</text:p>
              </table:table-cell>
              <table:table-cell office:value-type="float" office:value="4.55070424">
                <text:p>4.55070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40976582">
                <text:p>-0.540976582</text:p>
              </table:table-cell>
              <table:table-cell office:value-type="float" office:value="4.639725056">
                <text:p>4.639725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93862406">
                <text:p>-0.893862406</text:p>
              </table:table-cell>
              <table:table-cell office:value-type="float" office:value="5.201878207">
                <text:p>5.201878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52739086">
                <text:p>-0.552739086</text:p>
              </table:table-cell>
              <table:table-cell office:value-type="float" office:value="4.693117958">
                <text:p>4.693117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68311126">
                <text:p>-0.868311126</text:p>
              </table:table-cell>
              <table:table-cell office:value-type="float" office:value="5.154951129">
                <text:p>5.154951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61622677">
                <text:p>-1.561622677</text:p>
              </table:table-cell>
              <table:table-cell office:value-type="float" office:value="4.7197867">
                <text:p>4.7197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519450858">
                <text:p>-1.519450858</text:p>
              </table:table-cell>
              <table:table-cell office:value-type="float" office:value="4.686439621">
                <text:p>4.686439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70928822">
                <text:p>-0.770928822</text:p>
              </table:table-cell>
              <table:table-cell office:value-type="float" office:value="5.177813111">
                <text:p>5.177813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84557385">
                <text:p>-0.784557385</text:p>
              </table:table-cell>
              <table:table-cell office:value-type="float" office:value="5.21414831">
                <text:p>5.21414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2614405">
                <text:p>-0.52614405</text:p>
              </table:table-cell>
              <table:table-cell office:value-type="float" office:value="4.749756019">
                <text:p>4.74975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2472757">
                <text:p>-1.622472757</text:p>
              </table:table-cell>
              <table:table-cell office:value-type="float" office:value="4.626846466">
                <text:p>4.626846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99778752">
                <text:p>-1.499778752</text:p>
              </table:table-cell>
              <table:table-cell office:value-type="float" office:value="4.70990804">
                <text:p>4.70990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37270304">
                <text:p>-1.537270304</text:p>
              </table:table-cell>
              <table:table-cell office:value-type="float" office:value="4.745633435">
                <text:p>4.745633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63522066">
                <text:p>-0.763522066</text:p>
              </table:table-cell>
              <table:table-cell office:value-type="float" office:value="5.318276581">
                <text:p>5.318276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12597238">
                <text:p>-0.812597238</text:p>
              </table:table-cell>
              <table:table-cell office:value-type="float" office:value="5.206292899">
                <text:p>5.206292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574841847">
                <text:p>-0.574841847</text:p>
              </table:table-cell>
              <table:table-cell office:value-type="float" office:value="4.764025609">
                <text:p>4.764025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62874009">
                <text:p>-0.762874009</text:p>
              </table:table-cell>
              <table:table-cell office:value-type="float" office:value="5.292850647">
                <text:p>5.292850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7401084">
                <text:p>-0.87401084</text:p>
              </table:table-cell>
              <table:table-cell office:value-type="float" office:value="5.274138438">
                <text:p>5.274138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470661995">
                <text:p>-1.470661995</text:p>
              </table:table-cell>
              <table:table-cell office:value-type="float" office:value="4.755602966">
                <text:p>4.7556029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08051588">
                <text:p>-1.508051588</text:p>
              </table:table-cell>
              <table:table-cell office:value-type="float" office:value="4.656393098">
                <text:p>4.656393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35767377">
                <text:p>-0.735767377</text:p>
              </table:table-cell>
              <table:table-cell office:value-type="float" office:value="5.193187692">
                <text:p>5.193187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89805702">
                <text:p>-1.589805702</text:p>
              </table:table-cell>
              <table:table-cell office:value-type="float" office:value="4.584015022">
                <text:p>4.584015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28819097">
                <text:p>-0.828819097</text:p>
              </table:table-cell>
              <table:table-cell office:value-type="float" office:value="5.219339654">
                <text:p>5.219339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0226895">
                <text:p>-1.40226895</text:p>
              </table:table-cell>
              <table:table-cell office:value-type="float" office:value="4.701190529">
                <text:p>4.701190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3613657">
                <text:p>-1.53613657</text:p>
              </table:table-cell>
              <table:table-cell office:value-type="float" office:value="4.780725596">
                <text:p>4.7807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480071927">
                <text:p>-1.480071927</text:p>
              </table:table-cell>
              <table:table-cell office:value-type="float" office:value="4.692592566">
                <text:p>4.692592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2229671">
                <text:p>-0.72229671</text:p>
              </table:table-cell>
              <table:table-cell office:value-type="float" office:value="5.223885652">
                <text:p>5.223885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493748637">
                <text:p>-1.493748637</text:p>
              </table:table-cell>
              <table:table-cell office:value-type="float" office:value="4.727940153">
                <text:p>4.727940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506282145">
                <text:p>-1.506282145</text:p>
              </table:table-cell>
              <table:table-cell office:value-type="float" office:value="4.702457876">
                <text:p>4.702457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19124828">
                <text:p>-1.519124828</text:p>
              </table:table-cell>
              <table:table-cell office:value-type="float" office:value="4.743511196">
                <text:p>4.743511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46563754">
                <text:p>-1.546563754</text:p>
              </table:table-cell>
              <table:table-cell office:value-type="float" office:value="4.733739311">
                <text:p>4.733739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02423421">
                <text:p>-1.602423421</text:p>
              </table:table-cell>
              <table:table-cell office:value-type="float" office:value="4.688438761">
                <text:p>4.688438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583696998">
                <text:p>-1.583696998</text:p>
              </table:table-cell>
              <table:table-cell office:value-type="float" office:value="4.582609392">
                <text:p>4.582609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84796042">
                <text:p>-1.484796042</text:p>
              </table:table-cell>
              <table:table-cell office:value-type="float" office:value="4.594420976">
                <text:p>4.59442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539196354">
                <text:p>-1.539196354</text:p>
              </table:table-cell>
              <table:table-cell office:value-type="float" office:value="4.67666482">
                <text:p>4.67666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501385482">
                <text:p>-1.501385482</text:p>
              </table:table-cell>
              <table:table-cell office:value-type="float" office:value="4.70203111">
                <text:p>4.70203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484388925">
                <text:p>-1.484388925</text:p>
              </table:table-cell>
              <table:table-cell office:value-type="float" office:value="4.791100433">
                <text:p>4.791100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79694503">
                <text:p>-1.479694503</text:p>
              </table:table-cell>
              <table:table-cell office:value-type="float" office:value="4.714959458">
                <text:p>4.714959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4336717">
                <text:p>-1.54336717</text:p>
              </table:table-cell>
              <table:table-cell office:value-type="float" office:value="4.692999307">
                <text:p>4.6929993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75868092">
                <text:p>-0.575868092</text:p>
              </table:table-cell>
              <table:table-cell office:value-type="float" office:value="4.696033751">
                <text:p>4.696033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91407328">
                <text:p>-0.791407328</text:p>
              </table:table-cell>
              <table:table-cell office:value-type="float" office:value="5.263172748">
                <text:p>5.263172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7903625">
                <text:p>-0.57903625</text:p>
              </table:table-cell>
              <table:table-cell office:value-type="float" office:value="4.733778842">
                <text:p>4.73377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785424272">
                <text:p>-0.785424272</text:p>
              </table:table-cell>
              <table:table-cell office:value-type="float" office:value="5.279278685">
                <text:p>5.279278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462603899">
                <text:p>-1.462603899</text:p>
              </table:table-cell>
              <table:table-cell office:value-type="float" office:value="4.722922132">
                <text:p>4.722922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565037961">
                <text:p>-1.565037961</text:p>
              </table:table-cell>
              <table:table-cell office:value-type="float" office:value="4.710329515">
                <text:p>4.710329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464343729">
                <text:p>-1.464343729</text:p>
              </table:table-cell>
              <table:table-cell office:value-type="float" office:value="4.694433286">
                <text:p>4.694433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530718988">
                <text:p>-1.530718988</text:p>
              </table:table-cell>
              <table:table-cell office:value-type="float" office:value="4.630572692">
                <text:p>4.630572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475807338">
                <text:p>-1.475807338</text:p>
              </table:table-cell>
              <table:table-cell office:value-type="float" office:value="4.714405213">
                <text:p>4.7144052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22695171">
                <text:p>-1.522695171</text:p>
              </table:table-cell>
              <table:table-cell office:value-type="float" office:value="4.735577412">
                <text:p>4.735577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66683153">
                <text:p>-1.466683153</text:p>
              </table:table-cell>
              <table:table-cell office:value-type="float" office:value="4.625015092">
                <text:p>4.625015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472471046">
                <text:p>-1.472471046</text:p>
              </table:table-cell>
              <table:table-cell office:value-type="float" office:value="4.693739462">
                <text:p>4.6937394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75496271">
                <text:p>-0.775496271</text:p>
              </table:table-cell>
              <table:table-cell office:value-type="float" office:value="5.318443984">
                <text:p>5.318443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91669113">
                <text:p>-0.791669113</text:p>
              </table:table-cell>
              <table:table-cell office:value-type="float" office:value="5.236493912">
                <text:p>5.236493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492846606">
                <text:p>-1.492846606</text:p>
              </table:table-cell>
              <table:table-cell office:value-type="float" office:value="4.691272361">
                <text:p>4.6912723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576386565">
                <text:p>-1.576386565</text:p>
              </table:table-cell>
              <table:table-cell office:value-type="float" office:value="4.612873202">
                <text:p>4.612873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1825105">
                <text:p>-1.51825105</text:p>
              </table:table-cell>
              <table:table-cell office:value-type="float" office:value="4.710481215">
                <text:p>4.7104812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3171999">
                <text:p>-1.53171999</text:p>
              </table:table-cell>
              <table:table-cell office:value-type="float" office:value="4.768669161">
                <text:p>4.768669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510967271">
                <text:p>-1.510967271</text:p>
              </table:table-cell>
              <table:table-cell office:value-type="float" office:value="4.651471173">
                <text:p>4.651471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427381118">
                <text:p>-1.427381118</text:p>
              </table:table-cell>
              <table:table-cell office:value-type="float" office:value="4.809989362">
                <text:p>4.8099893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489882654">
                <text:p>-1.489882654</text:p>
              </table:table-cell>
              <table:table-cell office:value-type="float" office:value="4.678655272">
                <text:p>4.678655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0476574">
                <text:p>-0.80476574</text:p>
              </table:table-cell>
              <table:table-cell office:value-type="float" office:value="5.247418836">
                <text:p>5.247418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484927528">
                <text:p>-1.484927528</text:p>
              </table:table-cell>
              <table:table-cell office:value-type="float" office:value="4.706740707">
                <text:p>4.706740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518384265">
                <text:p>-1.518384265</text:p>
              </table:table-cell>
              <table:table-cell office:value-type="float" office:value="4.80120702">
                <text:p>4.801207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78492221">
                <text:p>-0.878492221</text:p>
              </table:table-cell>
              <table:table-cell office:value-type="float" office:value="5.256661739">
                <text:p>5.256661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66398914">
                <text:p>-0.866398914</text:p>
              </table:table-cell>
              <table:table-cell office:value-type="float" office:value="5.328907969">
                <text:p>5.328907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549992898">
                <text:p>-1.549992898</text:p>
              </table:table-cell>
              <table:table-cell office:value-type="float" office:value="4.631480443">
                <text:p>4.631480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24024866">
                <text:p>-0.524024866</text:p>
              </table:table-cell>
              <table:table-cell office:value-type="float" office:value="4.707955299">
                <text:p>4.707955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51237339">
                <text:p>-1.551237339</text:p>
              </table:table-cell>
              <table:table-cell office:value-type="float" office:value="4.636967972">
                <text:p>4.636967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55726451">
                <text:p>-1.55726451</text:p>
              </table:table-cell>
              <table:table-cell office:value-type="float" office:value="4.72192692">
                <text:p>4.72192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42650158">
                <text:p>-1.542650158</text:p>
              </table:table-cell>
              <table:table-cell office:value-type="float" office:value="4.641772104">
                <text:p>4.6417721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546297376">
                <text:p>-1.546297376</text:p>
              </table:table-cell>
              <table:table-cell office:value-type="float" office:value="4.810591449">
                <text:p>4.8105914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53893066">
                <text:p>-1.553893066</text:p>
              </table:table-cell>
              <table:table-cell office:value-type="float" office:value="4.722880425">
                <text:p>4.722880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02824525">
                <text:p>-1.502824525</text:p>
              </table:table-cell>
              <table:table-cell office:value-type="float" office:value="4.662905912">
                <text:p>4.662905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20612514">
                <text:p>-0.620612514</text:p>
              </table:table-cell>
              <table:table-cell office:value-type="float" office:value="4.721682417">
                <text:p>4.72168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63852322">
                <text:p>-1.563852322</text:p>
              </table:table-cell>
              <table:table-cell office:value-type="float" office:value="4.68481945">
                <text:p>4.68481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711839998">
                <text:p>-0.711839998</text:p>
              </table:table-cell>
              <table:table-cell office:value-type="float" office:value="5.340525022">
                <text:p>5.340525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483181355">
                <text:p>-1.483181355</text:p>
              </table:table-cell>
              <table:table-cell office:value-type="float" office:value="4.614937062">
                <text:p>4.614937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44072023">
                <text:p>-0.844072023</text:p>
              </table:table-cell>
              <table:table-cell office:value-type="float" office:value="5.200940028">
                <text:p>5.200940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52697335">
                <text:p>-0.852697335</text:p>
              </table:table-cell>
              <table:table-cell office:value-type="float" office:value="5.205710934">
                <text:p>5.205710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52245461">
                <text:p>-0.552245461</text:p>
              </table:table-cell>
              <table:table-cell office:value-type="float" office:value="4.734286511">
                <text:p>4.7342865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492421266">
                <text:p>-1.492421266</text:p>
              </table:table-cell>
              <table:table-cell office:value-type="float" office:value="4.639620406">
                <text:p>4.639620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18387332">
                <text:p>-1.518387332</text:p>
              </table:table-cell>
              <table:table-cell office:value-type="float" office:value="4.647625948">
                <text:p>4.647625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62283594">
                <text:p>-1.562283594</text:p>
              </table:table-cell>
              <table:table-cell office:value-type="float" office:value="4.661227917">
                <text:p>4.6612279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542929547">
                <text:p>-1.542929547</text:p>
              </table:table-cell>
              <table:table-cell office:value-type="float" office:value="4.541206888">
                <text:p>4.541206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13413018">
                <text:p>-0.613413018</text:p>
              </table:table-cell>
              <table:table-cell office:value-type="float" office:value="4.775368714">
                <text:p>4.775368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37685996">
                <text:p>-1.537685996</text:p>
              </table:table-cell>
              <table:table-cell office:value-type="float" office:value="4.681516223">
                <text:p>4.681516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1361361">
                <text:p>-1.51361361</text:p>
              </table:table-cell>
              <table:table-cell office:value-type="float" office:value="4.726073547">
                <text:p>4.7260735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07949529">
                <text:p>-1.607949529</text:p>
              </table:table-cell>
              <table:table-cell office:value-type="float" office:value="4.773170026">
                <text:p>4.773170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53495639">
                <text:p>-1.53495639</text:p>
              </table:table-cell>
              <table:table-cell office:value-type="float" office:value="4.740101069">
                <text:p>4.7401010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503826758">
                <text:p>-1.503826758</text:p>
              </table:table-cell>
              <table:table-cell office:value-type="float" office:value="4.692707584">
                <text:p>4.692707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48804854">
                <text:p>-0.548804854</text:p>
              </table:table-cell>
              <table:table-cell office:value-type="float" office:value="4.85897566">
                <text:p>4.8589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5990058">
                <text:p>-1.45990058</text:p>
              </table:table-cell>
              <table:table-cell office:value-type="float" office:value="4.676502849">
                <text:p>4.6765028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74210919">
                <text:p>-1.574210919</text:p>
              </table:table-cell>
              <table:table-cell office:value-type="float" office:value="4.704063172">
                <text:p>4.704063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7250986">
                <text:p>-1.527250986</text:p>
              </table:table-cell>
              <table:table-cell office:value-type="float" office:value="4.703686557">
                <text:p>4.7036865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73696608">
                <text:p>-1.473696608</text:p>
              </table:table-cell>
              <table:table-cell office:value-type="float" office:value="4.657643934">
                <text:p>4.6576439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34290318">
                <text:p>-1.534290318</text:p>
              </table:table-cell>
              <table:table-cell office:value-type="float" office:value="4.713631446">
                <text:p>4.713631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39333571">
                <text:p>-1.439333571</text:p>
              </table:table-cell>
              <table:table-cell office:value-type="float" office:value="4.673478684">
                <text:p>4.673478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45594569">
                <text:p>-0.545594569</text:p>
              </table:table-cell>
              <table:table-cell office:value-type="float" office:value="4.652092958">
                <text:p>4.652092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64166926">
                <text:p>-1.564166926</text:p>
              </table:table-cell>
              <table:table-cell office:value-type="float" office:value="4.629831108">
                <text:p>4.629831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4372748">
                <text:p>-1.54372748</text:p>
              </table:table-cell>
              <table:table-cell office:value-type="float" office:value="4.727799324">
                <text:p>4.727799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01027873">
                <text:p>-1.501027873</text:p>
              </table:table-cell>
              <table:table-cell office:value-type="float" office:value="4.597031489">
                <text:p>4.597031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55056293">
                <text:p>-1.55056293</text:p>
              </table:table-cell>
              <table:table-cell office:value-type="float" office:value="4.626966561">
                <text:p>4.6269665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51161584">
                <text:p>-1.51161584</text:p>
              </table:table-cell>
              <table:table-cell office:value-type="float" office:value="4.750412177">
                <text:p>4.7504121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93738954">
                <text:p>-0.793738954</text:p>
              </table:table-cell>
              <table:table-cell office:value-type="float" office:value="5.242463056">
                <text:p>5.242463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506871378">
                <text:p>-1.506871378</text:p>
              </table:table-cell>
              <table:table-cell office:value-type="float" office:value="4.722385099">
                <text:p>4.7223850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477098896">
                <text:p>-1.477098896</text:p>
              </table:table-cell>
              <table:table-cell office:value-type="float" office:value="4.668992611">
                <text:p>4.668992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30227487">
                <text:p>-1.530227487</text:p>
              </table:table-cell>
              <table:table-cell office:value-type="float" office:value="4.667728314">
                <text:p>4.667728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83501611">
                <text:p>-0.583501611</text:p>
              </table:table-cell>
              <table:table-cell office:value-type="float" office:value="4.65580758">
                <text:p>4.655807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753673431">
                <text:p>-0.753673431</text:p>
              </table:table-cell>
              <table:table-cell office:value-type="float" office:value="5.388557164">
                <text:p>5.388557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71031362">
                <text:p>-0.571031362</text:p>
              </table:table-cell>
              <table:table-cell office:value-type="float" office:value="4.688565382">
                <text:p>4.688565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80610221">
                <text:p>-0.580610221</text:p>
              </table:table-cell>
              <table:table-cell office:value-type="float" office:value="4.717644814">
                <text:p>4.717644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556525573">
                <text:p>-0.556525573</text:p>
              </table:table-cell>
              <table:table-cell office:value-type="float" office:value="4.85102405">
                <text:p>4.85102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510932726">
                <text:p>-1.510932726</text:p>
              </table:table-cell>
              <table:table-cell office:value-type="float" office:value="4.710431028">
                <text:p>4.710431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279009">
                <text:p>-0.5279009</text:p>
              </table:table-cell>
              <table:table-cell office:value-type="float" office:value="4.686638489">
                <text:p>4.686638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546649434">
                <text:p>-1.546649434</text:p>
              </table:table-cell>
              <table:table-cell office:value-type="float" office:value="4.657348504">
                <text:p>4.657348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630189753">
                <text:p>-1.630189753</text:p>
              </table:table-cell>
              <table:table-cell office:value-type="float" office:value="4.587318671">
                <text:p>4.5873186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17549338">
                <text:p>-0.617549338</text:p>
              </table:table-cell>
              <table:table-cell office:value-type="float" office:value="4.769238502">
                <text:p>4.769238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536841659">
                <text:p>-1.536841659</text:p>
              </table:table-cell>
              <table:table-cell office:value-type="float" office:value="4.735599523">
                <text:p>4.735599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533319332">
                <text:p>-0.533319332</text:p>
              </table:table-cell>
              <table:table-cell office:value-type="float" office:value="4.691315185">
                <text:p>4.691315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58278892">
                <text:p>-1.58278892</text:p>
              </table:table-cell>
              <table:table-cell office:value-type="float" office:value="4.677907547">
                <text:p>4.677907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544496102">
                <text:p>-1.544496102</text:p>
              </table:table-cell>
              <table:table-cell office:value-type="float" office:value="4.673040485">
                <text:p>4.673040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35599954">
                <text:p>-1.535599954</text:p>
              </table:table-cell>
              <table:table-cell office:value-type="float" office:value="4.715224666">
                <text:p>4.715224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67506675">
                <text:p>-1.567506675</text:p>
              </table:table-cell>
              <table:table-cell office:value-type="float" office:value="4.664216259">
                <text:p>4.664216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54419076">
                <text:p>-0.554419076</text:p>
              </table:table-cell>
              <table:table-cell office:value-type="float" office:value="4.738129243">
                <text:p>4.738129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69437774">
                <text:p>-0.769437774</text:p>
              </table:table-cell>
              <table:table-cell office:value-type="float" office:value="5.199011247">
                <text:p>5.1990112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491577866">
                <text:p>-1.491577866</text:p>
              </table:table-cell>
              <table:table-cell office:value-type="float" office:value="4.736435183">
                <text:p>4.736435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27472546">
                <text:p>-0.827472546</text:p>
              </table:table-cell>
              <table:table-cell office:value-type="float" office:value="5.354729455">
                <text:p>5.354729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46229615">
                <text:p>-1.46229615</text:p>
              </table:table-cell>
              <table:table-cell office:value-type="float" office:value="4.657323233">
                <text:p>4.6573232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15499484">
                <text:p>-1.515499484</text:p>
              </table:table-cell>
              <table:table-cell office:value-type="float" office:value="4.699870517">
                <text:p>4.6998705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0162283">
                <text:p>-1.50162283</text:p>
              </table:table-cell>
              <table:table-cell office:value-type="float" office:value="4.750983287">
                <text:p>4.750983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501077034">
                <text:p>-1.501077034</text:p>
              </table:table-cell>
              <table:table-cell office:value-type="float" office:value="4.790507856">
                <text:p>4.7905078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43565626">
                <text:p>-0.843565626</text:p>
              </table:table-cell>
              <table:table-cell office:value-type="float" office:value="5.150906082">
                <text:p>5.1509060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473992002">
                <text:p>-1.473992002</text:p>
              </table:table-cell>
              <table:table-cell office:value-type="float" office:value="4.702939112">
                <text:p>4.702939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502337733">
                <text:p>-1.502337733</text:p>
              </table:table-cell>
              <table:table-cell office:value-type="float" office:value="4.635562704">
                <text:p>4.635562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471900302">
                <text:p>-1.471900302</text:p>
              </table:table-cell>
              <table:table-cell office:value-type="float" office:value="4.731191306">
                <text:p>4.731191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638434624">
                <text:p>-1.638434624</text:p>
              </table:table-cell>
              <table:table-cell office:value-type="float" office:value="4.74102157">
                <text:p>4.74102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523652541">
                <text:p>-1.523652541</text:p>
              </table:table-cell>
              <table:table-cell office:value-type="float" office:value="4.698110635">
                <text:p>4.698110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05684328">
                <text:p>-0.505684328</text:p>
              </table:table-cell>
              <table:table-cell office:value-type="float" office:value="4.72182856">
                <text:p>4.72182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459115125">
                <text:p>-1.459115125</text:p>
              </table:table-cell>
              <table:table-cell office:value-type="float" office:value="4.792507129">
                <text:p>4.7925071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78941426">
                <text:p>-0.578941426</text:p>
              </table:table-cell>
              <table:table-cell office:value-type="float" office:value="4.720316851">
                <text:p>4.720316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57573786">
                <text:p>-0.757573786</text:p>
              </table:table-cell>
              <table:table-cell office:value-type="float" office:value="5.340632366">
                <text:p>5.340632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554860271">
                <text:p>-1.554860271</text:p>
              </table:table-cell>
              <table:table-cell office:value-type="float" office:value="4.555347489">
                <text:p>4.5553474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16304832">
                <text:p>-0.516304832</text:p>
              </table:table-cell>
              <table:table-cell office:value-type="float" office:value="4.714815676">
                <text:p>4.7148156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506689182">
                <text:p>-1.506689182</text:p>
              </table:table-cell>
              <table:table-cell office:value-type="float" office:value="4.664715086">
                <text:p>4.664715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63252397">
                <text:p>-1.563252397</text:p>
              </table:table-cell>
              <table:table-cell office:value-type="float" office:value="4.574051536">
                <text:p>4.574051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11702074">
                <text:p>-0.511702074</text:p>
              </table:table-cell>
              <table:table-cell office:value-type="float" office:value="4.655439637">
                <text:p>4.655439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95533518">
                <text:p>-1.595533518</text:p>
              </table:table-cell>
              <table:table-cell office:value-type="float" office:value="4.634118202">
                <text:p>4.634118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560833967">
                <text:p>-1.560833967</text:p>
              </table:table-cell>
              <table:table-cell office:value-type="float" office:value="4.642109174">
                <text:p>4.642109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471506332">
                <text:p>-1.471506332</text:p>
              </table:table-cell>
              <table:table-cell office:value-type="float" office:value="4.694172658">
                <text:p>4.6941726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829616821">
                <text:p>-0.829616821</text:p>
              </table:table-cell>
              <table:table-cell office:value-type="float" office:value="5.267399605">
                <text:p>5.2673996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56541383">
                <text:p>-1.56541383</text:p>
              </table:table-cell>
              <table:table-cell office:value-type="float" office:value="4.658865512">
                <text:p>4.658865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502796186">
                <text:p>-1.502796186</text:p>
              </table:table-cell>
              <table:table-cell office:value-type="float" office:value="4.608832669">
                <text:p>4.608832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538790469">
                <text:p>-1.538790469</text:p>
              </table:table-cell>
              <table:table-cell office:value-type="float" office:value="4.690662054">
                <text:p>4.690662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489386351">
                <text:p>-1.489386351</text:p>
              </table:table-cell>
              <table:table-cell office:value-type="float" office:value="4.661000219">
                <text:p>4.661000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06754034">
                <text:p>0.706754034</text:p>
              </table:table-cell>
              <table:table-cell office:value-type="float" office:value="6.521763956">
                <text:p>6.5217639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496706548">
                <text:p>-1.496706548</text:p>
              </table:table-cell>
              <table:table-cell office:value-type="float" office:value="4.73026729">
                <text:p>4.7302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523389194">
                <text:p>-1.523389194</text:p>
              </table:table-cell>
              <table:table-cell office:value-type="float" office:value="4.558238328">
                <text:p>4.5582383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632756344">
                <text:p>-1.632756344</text:p>
              </table:table-cell>
              <table:table-cell office:value-type="float" office:value="4.67529343">
                <text:p>4.675293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528408695">
                <text:p>-1.528408695</text:p>
              </table:table-cell>
              <table:table-cell office:value-type="float" office:value="4.719858421">
                <text:p>4.719858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595921778">
                <text:p>-1.595921778</text:p>
              </table:table-cell>
              <table:table-cell office:value-type="float" office:value="4.629100506">
                <text:p>4.6291005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55520361">
                <text:p>-0.755520361</text:p>
              </table:table-cell>
              <table:table-cell office:value-type="float" office:value="5.322967663">
                <text:p>5.3229676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530065141">
                <text:p>-0.530065141</text:p>
              </table:table-cell>
              <table:table-cell office:value-type="float" office:value="4.760957081">
                <text:p>4.7609570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62782358">
                <text:p>-0.562782358</text:p>
              </table:table-cell>
              <table:table-cell office:value-type="float" office:value="4.769292174">
                <text:p>4.7692921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529774154">
                <text:p>-1.529774154</text:p>
              </table:table-cell>
              <table:table-cell office:value-type="float" office:value="4.699155448">
                <text:p>4.6991554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511640291">
                <text:p>-1.511640291</text:p>
              </table:table-cell>
              <table:table-cell office:value-type="float" office:value="4.598315396">
                <text:p>4.5983153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529497479">
                <text:p>-1.529497479</text:p>
              </table:table-cell>
              <table:table-cell office:value-type="float" office:value="4.692833924">
                <text:p>4.692833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513671922">
                <text:p>-1.513671922</text:p>
              </table:table-cell>
              <table:table-cell office:value-type="float" office:value="4.708672055">
                <text:p>4.708672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56439431">
                <text:p>-1.56439431</text:p>
              </table:table-cell>
              <table:table-cell office:value-type="float" office:value="4.659679623">
                <text:p>4.659679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534459611">
                <text:p>-1.534459611</text:p>
              </table:table-cell>
              <table:table-cell office:value-type="float" office:value="4.736630558">
                <text:p>4.7366305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471035834">
                <text:p>-1.471035834</text:p>
              </table:table-cell>
              <table:table-cell office:value-type="float" office:value="4.764866049">
                <text:p>4.764866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558511153">
                <text:p>-0.558511153</text:p>
              </table:table-cell>
              <table:table-cell office:value-type="float" office:value="4.629794427">
                <text:p>4.629794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16102924">
                <text:p>-1.616102924</text:p>
              </table:table-cell>
              <table:table-cell office:value-type="float" office:value="4.633300043">
                <text:p>4.6333000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50555658">
                <text:p>-1.550555658</text:p>
              </table:table-cell>
              <table:table-cell office:value-type="float" office:value="4.745961995">
                <text:p>4.745961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535094378">
                <text:p>-1.535094378</text:p>
              </table:table-cell>
              <table:table-cell office:value-type="float" office:value="4.752484717">
                <text:p>4.752484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513606942">
                <text:p>-1.513606942</text:p>
              </table:table-cell>
              <table:table-cell office:value-type="float" office:value="4.735330318">
                <text:p>4.7353303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66495377">
                <text:p>-0.566495377</text:p>
              </table:table-cell>
              <table:table-cell office:value-type="float" office:value="4.734397992">
                <text:p>4.734397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520758134">
                <text:p>-1.520758134</text:p>
              </table:table-cell>
              <table:table-cell office:value-type="float" office:value="4.679071071">
                <text:p>4.679071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551037021">
                <text:p>-1.551037021</text:p>
              </table:table-cell>
              <table:table-cell office:value-type="float" office:value="4.657462139">
                <text:p>4.657462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9806362">
                <text:p>-0.79806362</text:p>
              </table:table-cell>
              <table:table-cell office:value-type="float" office:value="5.411763956">
                <text:p>5.4117639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526219586">
                <text:p>-1.526219586</text:p>
              </table:table-cell>
              <table:table-cell office:value-type="float" office:value="4.759392506">
                <text:p>4.7593925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79180149">
                <text:p>-0.479180149</text:p>
              </table:table-cell>
              <table:table-cell office:value-type="float" office:value="4.685063924">
                <text:p>4.6850639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84537756">
                <text:p>-1.484537756</text:p>
              </table:table-cell>
              <table:table-cell office:value-type="float" office:value="4.680843112">
                <text:p>4.680843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29357598">
                <text:p>-1.529357598</text:p>
              </table:table-cell>
              <table:table-cell office:value-type="float" office:value="4.586998562">
                <text:p>4.586998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588060659">
                <text:p>-1.588060659</text:p>
              </table:table-cell>
              <table:table-cell office:value-type="float" office:value="4.68224502">
                <text:p>4.682245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88887363">
                <text:p>-1.588887363</text:p>
              </table:table-cell>
              <table:table-cell office:value-type="float" office:value="4.551391094">
                <text:p>4.551391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16430034">
                <text:p>-1.516430034</text:p>
              </table:table-cell>
              <table:table-cell office:value-type="float" office:value="4.724350916">
                <text:p>4.7243509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31171119">
                <text:p>-1.531171119</text:p>
              </table:table-cell>
              <table:table-cell office:value-type="float" office:value="4.785087519">
                <text:p>4.7850875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70314718">
                <text:p>-1.570314718</text:p>
              </table:table-cell>
              <table:table-cell office:value-type="float" office:value="4.68918212">
                <text:p>4.689182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517764662">
                <text:p>-1.517764662</text:p>
              </table:table-cell>
              <table:table-cell office:value-type="float" office:value="4.661159364">
                <text:p>4.661159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89623786">
                <text:p>-0.589623786</text:p>
              </table:table-cell>
              <table:table-cell office:value-type="float" office:value="4.825902256">
                <text:p>4.825902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46790775">
                <text:p>-1.46790775</text:p>
              </table:table-cell>
              <table:table-cell office:value-type="float" office:value="4.683597666">
                <text:p>4.683597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604065554">
                <text:p>-1.604065554</text:p>
              </table:table-cell>
              <table:table-cell office:value-type="float" office:value="4.653020303">
                <text:p>4.653020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567424005">
                <text:p>-1.567424005</text:p>
              </table:table-cell>
              <table:table-cell office:value-type="float" office:value="4.580928867">
                <text:p>4.580928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97021311">
                <text:p>-1.597021311</text:p>
              </table:table-cell>
              <table:table-cell office:value-type="float" office:value="4.699021922">
                <text:p>4.699021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63646215">
                <text:p>-1.563646215</text:p>
              </table:table-cell>
              <table:table-cell office:value-type="float" office:value="4.635077294">
                <text:p>4.635077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57502038">
                <text:p>-1.557502038</text:p>
              </table:table-cell>
              <table:table-cell office:value-type="float" office:value="4.772356019">
                <text:p>4.7723560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38878639">
                <text:p>-0.538878639</text:p>
              </table:table-cell>
              <table:table-cell office:value-type="float" office:value="4.659311088">
                <text:p>4.6593110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15830871">
                <text:p>-1.515830871</text:p>
              </table:table-cell>
              <table:table-cell office:value-type="float" office:value="4.670404213">
                <text:p>4.6704042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04780844">
                <text:p>-1.504780844</text:p>
              </table:table-cell>
              <table:table-cell office:value-type="float" office:value="4.678821314">
                <text:p>4.6788213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45886609">
                <text:p>-1.545886609</text:p>
              </table:table-cell>
              <table:table-cell office:value-type="float" office:value="4.699667876">
                <text:p>4.6996678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15598162">
                <text:p>-0.815598162</text:p>
              </table:table-cell>
              <table:table-cell office:value-type="float" office:value="5.297075063">
                <text:p>5.2970750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51747278">
                <text:p>-1.451747278</text:p>
              </table:table-cell>
              <table:table-cell office:value-type="float" office:value="4.809395409">
                <text:p>4.8093954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5108408">
                <text:p>-1.55108408</text:p>
              </table:table-cell>
              <table:table-cell office:value-type="float" office:value="4.746306354">
                <text:p>4.7463063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22837524">
                <text:p>-0.822837524</text:p>
              </table:table-cell>
              <table:table-cell office:value-type="float" office:value="5.201937651">
                <text:p>5.201937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37337054">
                <text:p>-0.537337054</text:p>
              </table:table-cell>
              <table:table-cell office:value-type="float" office:value="4.761033649">
                <text:p>4.761033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511899801">
                <text:p>-1.511899801</text:p>
              </table:table-cell>
              <table:table-cell office:value-type="float" office:value="4.705865546">
                <text:p>4.7058655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966531662">
                <text:p>-2.966531662</text:p>
              </table:table-cell>
              <table:table-cell office:value-type="float" office:value="6.151763956">
                <text:p>6.151763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506711739">
                <text:p>-0.506711739</text:p>
              </table:table-cell>
              <table:table-cell office:value-type="float" office:value="4.710907085">
                <text:p>4.7109070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523390144">
                <text:p>-1.523390144</text:p>
              </table:table-cell>
              <table:table-cell office:value-type="float" office:value="4.657040487">
                <text:p>4.6570404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19633229">
                <text:p>-0.819633229</text:p>
              </table:table-cell>
              <table:table-cell office:value-type="float" office:value="5.234785726">
                <text:p>5.234785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85859294">
                <text:p>-0.485859294</text:p>
              </table:table-cell>
              <table:table-cell office:value-type="float" office:value="4.770866865">
                <text:p>4.770866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53860737">
                <text:p>-0.453860737</text:p>
              </table:table-cell>
              <table:table-cell office:value-type="float" office:value="4.77150157">
                <text:p>4.771501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482864966">
                <text:p>-1.482864966</text:p>
              </table:table-cell>
              <table:table-cell office:value-type="float" office:value="4.733818454">
                <text:p>4.7338184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49000783">
                <text:p>-0.849000783</text:p>
              </table:table-cell>
              <table:table-cell office:value-type="float" office:value="5.250947763">
                <text:p>5.2509477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00609582">
                <text:p>-1.500609582</text:p>
              </table:table-cell>
              <table:table-cell office:value-type="float" office:value="4.66139017">
                <text:p>4.66139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486056942">
                <text:p>-1.486056942</text:p>
              </table:table-cell>
              <table:table-cell office:value-type="float" office:value="4.675406998">
                <text:p>4.6754069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609336694">
                <text:p>-0.609336694</text:p>
              </table:table-cell>
              <table:table-cell office:value-type="float" office:value="4.853468159">
                <text:p>4.853468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545170893">
                <text:p>-1.545170893</text:p>
              </table:table-cell>
              <table:table-cell office:value-type="float" office:value="4.692295877">
                <text:p>4.6922958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710862966">
                <text:p>-0.710862966</text:p>
              </table:table-cell>
              <table:table-cell office:value-type="float" office:value="5.322936753">
                <text:p>5.322936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764549845">
                <text:p>-0.764549845</text:p>
              </table:table-cell>
              <table:table-cell office:value-type="float" office:value="5.360537226">
                <text:p>5.3605372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588807947">
                <text:p>-1.588807947</text:p>
              </table:table-cell>
              <table:table-cell office:value-type="float" office:value="4.779654246">
                <text:p>4.779654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817780374">
                <text:p>-0.817780374</text:p>
              </table:table-cell>
              <table:table-cell office:value-type="float" office:value="5.224501805">
                <text:p>5.224501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75714921">
                <text:p>-0.775714921</text:p>
              </table:table-cell>
              <table:table-cell office:value-type="float" office:value="5.259331992">
                <text:p>5.2593319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5186651">
                <text:p>-0.5186651</text:p>
              </table:table-cell>
              <table:table-cell office:value-type="float" office:value="4.737433598">
                <text:p>4.7374335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573523794">
                <text:p>-1.573523794</text:p>
              </table:table-cell>
              <table:table-cell office:value-type="float" office:value="4.80547884">
                <text:p>4.805478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52814615">
                <text:p>-0.752814615</text:p>
              </table:table-cell>
              <table:table-cell office:value-type="float" office:value="5.242546372">
                <text:p>5.2425463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45467078">
                <text:p>-1.445467078</text:p>
              </table:table-cell>
              <table:table-cell office:value-type="float" office:value="4.645529875">
                <text:p>4.6455298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97342668">
                <text:p>-1.497342668</text:p>
              </table:table-cell>
              <table:table-cell office:value-type="float" office:value="4.631441445">
                <text:p>4.6314414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80667238">
                <text:p>-1.480667238</text:p>
              </table:table-cell>
              <table:table-cell office:value-type="float" office:value="4.760048183">
                <text:p>4.760048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66277448">
                <text:p>-1.566277448</text:p>
              </table:table-cell>
              <table:table-cell office:value-type="float" office:value="4.624793255">
                <text:p>4.6247932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75794552">
                <text:p>-1.575794552</text:p>
              </table:table-cell>
              <table:table-cell office:value-type="float" office:value="4.728866441">
                <text:p>4.728866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670531662">
                <text:p>-1.670531662</text:p>
              </table:table-cell>
              <table:table-cell office:value-type="float" office:value="4.628159826">
                <text:p>4.6281598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55693391">
                <text:p>-0.755693391</text:p>
              </table:table-cell>
              <table:table-cell office:value-type="float" office:value="5.279393496">
                <text:p>5.279393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98749982">
                <text:p>-0.798749982</text:p>
              </table:table-cell>
              <table:table-cell office:value-type="float" office:value="5.291582347">
                <text:p>5.291582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67508979">
                <text:p>-1.567508979</text:p>
              </table:table-cell>
              <table:table-cell office:value-type="float" office:value="4.628098221">
                <text:p>4.6280982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86510156">
                <text:p>-0.86510156</text:p>
              </table:table-cell>
              <table:table-cell office:value-type="float" office:value="5.257676856">
                <text:p>5.2576768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615774014">
                <text:p>-1.615774014</text:p>
              </table:table-cell>
              <table:table-cell office:value-type="float" office:value="4.740905027">
                <text:p>4.740905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85616476">
                <text:p>-0.785616476</text:p>
              </table:table-cell>
              <table:table-cell office:value-type="float" office:value="5.248564156">
                <text:p>5.248564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59682231">
                <text:p>-1.59682231</text:p>
              </table:table-cell>
              <table:table-cell office:value-type="float" office:value="4.717399808">
                <text:p>4.717399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78793315">
                <text:p>-0.578793315</text:p>
              </table:table-cell>
              <table:table-cell office:value-type="float" office:value="4.776747896">
                <text:p>4.7767478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56471075">
                <text:p>-1.56471075</text:p>
              </table:table-cell>
              <table:table-cell office:value-type="float" office:value="4.628988951">
                <text:p>4.6289889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578836422">
                <text:p>-1.578836422</text:p>
              </table:table-cell>
              <table:table-cell office:value-type="float" office:value="4.725414851">
                <text:p>4.7254148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551781285">
                <text:p>-1.551781285</text:p>
              </table:table-cell>
              <table:table-cell office:value-type="float" office:value="4.711518199">
                <text:p>4.711518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769741606">
                <text:p>-0.769741606</text:p>
              </table:table-cell>
              <table:table-cell office:value-type="float" office:value="5.108794007">
                <text:p>5.108794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467107895">
                <text:p>-1.467107895</text:p>
              </table:table-cell>
              <table:table-cell office:value-type="float" office:value="4.687546358">
                <text:p>4.687546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639820292">
                <text:p>-0.639820292</text:p>
              </table:table-cell>
              <table:table-cell office:value-type="float" office:value="4.809503915">
                <text:p>4.809503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549714561">
                <text:p>-1.549714561</text:p>
              </table:table-cell>
              <table:table-cell office:value-type="float" office:value="4.64325809">
                <text:p>4.64325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498632109">
                <text:p>-1.498632109</text:p>
              </table:table-cell>
              <table:table-cell office:value-type="float" office:value="4.719930889">
                <text:p>4.7199308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494223779">
                <text:p>-1.494223779</text:p>
              </table:table-cell>
              <table:table-cell office:value-type="float" office:value="4.728878184">
                <text:p>4.728878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491719677">
                <text:p>-1.491719677</text:p>
              </table:table-cell>
              <table:table-cell office:value-type="float" office:value="4.658270788">
                <text:p>4.65827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452015457">
                <text:p>-1.452015457</text:p>
              </table:table-cell>
              <table:table-cell office:value-type="float" office:value="4.787699312">
                <text:p>4.787699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547304259">
                <text:p>-0.547304259</text:p>
              </table:table-cell>
              <table:table-cell office:value-type="float" office:value="4.682646766">
                <text:p>4.6826467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32617471">
                <text:p>-0.832617471</text:p>
              </table:table-cell>
              <table:table-cell office:value-type="float" office:value="5.286912295">
                <text:p>5.2869122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452570403">
                <text:p>-0.452570403</text:p>
              </table:table-cell>
              <table:table-cell office:value-type="float" office:value="4.77778773">
                <text:p>4.777787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463702562">
                <text:p>-1.463702562</text:p>
              </table:table-cell>
              <table:table-cell office:value-type="float" office:value="4.702480564">
                <text:p>4.702480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77165179">
                <text:p>-0.577165179</text:p>
              </table:table-cell>
              <table:table-cell office:value-type="float" office:value="4.697525864">
                <text:p>4.6975258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562484869">
                <text:p>-0.562484869</text:p>
              </table:table-cell>
              <table:table-cell office:value-type="float" office:value="4.748317244">
                <text:p>4.7483172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35692136">
                <text:p>-1.535692136</text:p>
              </table:table-cell>
              <table:table-cell office:value-type="float" office:value="4.719040166">
                <text:p>4.7190401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62051813">
                <text:p>-1.62051813</text:p>
              </table:table-cell>
              <table:table-cell office:value-type="float" office:value="4.722194749">
                <text:p>4.7221947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569097183">
                <text:p>-0.569097183</text:p>
              </table:table-cell>
              <table:table-cell office:value-type="float" office:value="4.67622822">
                <text:p>4.676228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72632024">
                <text:p>-1.572632024</text:p>
              </table:table-cell>
              <table:table-cell office:value-type="float" office:value="4.699487301">
                <text:p>4.6994873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23255714">
                <text:p>-0.723255714</text:p>
              </table:table-cell>
              <table:table-cell office:value-type="float" office:value="5.223937104">
                <text:p>5.223937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03207558">
                <text:p>-1.503207558</text:p>
              </table:table-cell>
              <table:table-cell office:value-type="float" office:value="4.69164077">
                <text:p>4.691640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65983025">
                <text:p>-0.565983025</text:p>
              </table:table-cell>
              <table:table-cell office:value-type="float" office:value="4.682455372">
                <text:p>4.6824553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21661834">
                <text:p>-0.521661834</text:p>
              </table:table-cell>
              <table:table-cell office:value-type="float" office:value="4.724293167">
                <text:p>4.724293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6008511">
                <text:p>-1.56008511</text:p>
              </table:table-cell>
              <table:table-cell office:value-type="float" office:value="4.738483954">
                <text:p>4.7384839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75258966">
                <text:p>-0.775258966</text:p>
              </table:table-cell>
              <table:table-cell office:value-type="float" office:value="5.214579501">
                <text:p>5.2145795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515609385">
                <text:p>-1.515609385</text:p>
              </table:table-cell>
              <table:table-cell office:value-type="float" office:value="4.64942121">
                <text:p>4.64942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586114946">
                <text:p>-1.586114946</text:p>
              </table:table-cell>
              <table:table-cell office:value-type="float" office:value="4.751667491">
                <text:p>4.7516674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02629398">
                <text:p>-1.502629398</text:p>
              </table:table-cell>
              <table:table-cell office:value-type="float" office:value="4.733179649">
                <text:p>4.7331796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1299421">
                <text:p>-0.81299421</text:p>
              </table:table-cell>
              <table:table-cell office:value-type="float" office:value="5.181690245">
                <text:p>5.1816902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8845792">
                <text:p>-0.78845792</text:p>
              </table:table-cell>
              <table:table-cell office:value-type="float" office:value="5.287880874">
                <text:p>5.2878808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35579622">
                <text:p>-1.535579622</text:p>
              </table:table-cell>
              <table:table-cell office:value-type="float" office:value="4.685215239">
                <text:p>4.6852152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530708001">
                <text:p>-1.530708001</text:p>
              </table:table-cell>
              <table:table-cell office:value-type="float" office:value="4.814063714">
                <text:p>4.814063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50102099">
                <text:p>-1.50102099</text:p>
              </table:table-cell>
              <table:table-cell office:value-type="float" office:value="4.677888307">
                <text:p>4.677888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22940296">
                <text:p>-0.722940296</text:p>
              </table:table-cell>
              <table:table-cell office:value-type="float" office:value="5.270257981">
                <text:p>5.2702579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94146783">
                <text:p>-1.594146783</text:p>
              </table:table-cell>
              <table:table-cell office:value-type="float" office:value="4.632188822">
                <text:p>4.6321888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537154391">
                <text:p>-1.537154391</text:p>
              </table:table-cell>
              <table:table-cell office:value-type="float" office:value="4.73260128">
                <text:p>4.732601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7294788">
                <text:p>-0.57294788</text:p>
              </table:table-cell>
              <table:table-cell office:value-type="float" office:value="4.809723562">
                <text:p>4.8097235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70988523">
                <text:p>-1.570988523</text:p>
              </table:table-cell>
              <table:table-cell office:value-type="float" office:value="4.74431454">
                <text:p>4.74431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27979417">
                <text:p>-1.527979417</text:p>
              </table:table-cell>
              <table:table-cell office:value-type="float" office:value="4.706026452">
                <text:p>4.7060264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81299701">
                <text:p>-1.581299701</text:p>
              </table:table-cell>
              <table:table-cell office:value-type="float" office:value="4.674510732">
                <text:p>4.674510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634741837">
                <text:p>-0.634741837</text:p>
              </table:table-cell>
              <table:table-cell office:value-type="float" office:value="4.725190224">
                <text:p>4.725190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781060057">
                <text:p>-0.781060057</text:p>
              </table:table-cell>
              <table:table-cell office:value-type="float" office:value="5.302823509">
                <text:p>5.3028235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83920033">
                <text:p>-1.583920033</text:p>
              </table:table-cell>
              <table:table-cell office:value-type="float" office:value="4.724610027">
                <text:p>4.724610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6020609">
                <text:p>-1.556020609</text:p>
              </table:table-cell>
              <table:table-cell office:value-type="float" office:value="4.73226293">
                <text:p>4.73226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72392718">
                <text:p>-1.572392718</text:p>
              </table:table-cell>
              <table:table-cell office:value-type="float" office:value="4.738548068">
                <text:p>4.7385480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92877884">
                <text:p>-1.592877884</text:p>
              </table:table-cell>
              <table:table-cell office:value-type="float" office:value="4.713471614">
                <text:p>4.713471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421380429">
                <text:p>-1.421380429</text:p>
              </table:table-cell>
              <table:table-cell office:value-type="float" office:value="4.707686146">
                <text:p>4.7076861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799884514">
                <text:p>-0.799884514</text:p>
              </table:table-cell>
              <table:table-cell office:value-type="float" office:value="5.247159577">
                <text:p>5.2471595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445245966">
                <text:p>-0.445245966</text:p>
              </table:table-cell>
              <table:table-cell office:value-type="float" office:value="4.71053983">
                <text:p>4.710539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02310142">
                <text:p>-1.502310142</text:p>
              </table:table-cell>
              <table:table-cell office:value-type="float" office:value="4.706021819">
                <text:p>4.7060218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539983156">
                <text:p>-1.539983156</text:p>
              </table:table-cell>
              <table:table-cell office:value-type="float" office:value="4.728216706">
                <text:p>4.728216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60094218">
                <text:p>-1.560094218</text:p>
              </table:table-cell>
              <table:table-cell office:value-type="float" office:value="4.652954503">
                <text:p>4.6529545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65831192">
                <text:p>-1.565831192</text:p>
              </table:table-cell>
              <table:table-cell office:value-type="float" office:value="4.75246544">
                <text:p>4.75246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555016763">
                <text:p>-1.555016763</text:p>
              </table:table-cell>
              <table:table-cell office:value-type="float" office:value="4.687232635">
                <text:p>4.6872326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52515354">
                <text:p>-1.552515354</text:p>
              </table:table-cell>
              <table:table-cell office:value-type="float" office:value="4.822595677">
                <text:p>4.8225956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551386717">
                <text:p>-0.551386717</text:p>
              </table:table-cell>
              <table:table-cell office:value-type="float" office:value="4.714760035">
                <text:p>4.7147600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587879528">
                <text:p>-0.587879528</text:p>
              </table:table-cell>
              <table:table-cell office:value-type="float" office:value="4.752929968">
                <text:p>4.7529299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492565029">
                <text:p>-1.492565029</text:p>
              </table:table-cell>
              <table:table-cell office:value-type="float" office:value="4.626633983">
                <text:p>4.626633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52689867">
                <text:p>-1.552689867</text:p>
              </table:table-cell>
              <table:table-cell office:value-type="float" office:value="4.662482957">
                <text:p>4.6624829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472129406">
                <text:p>-1.472129406</text:p>
              </table:table-cell>
              <table:table-cell office:value-type="float" office:value="4.705347901">
                <text:p>4.7053479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1029207">
                <text:p>-1.51029207</text:p>
              </table:table-cell>
              <table:table-cell office:value-type="float" office:value="4.654376501">
                <text:p>4.6543765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3408917">
                <text:p>-0.53408917</text:p>
              </table:table-cell>
              <table:table-cell office:value-type="float" office:value="4.724409006">
                <text:p>4.7244090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58793682">
                <text:p>-1.558793682</text:p>
              </table:table-cell>
              <table:table-cell office:value-type="float" office:value="4.608562421">
                <text:p>4.6085624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48535379">
                <text:p>-1.48535379</text:p>
              </table:table-cell>
              <table:table-cell office:value-type="float" office:value="4.707906866">
                <text:p>4.7079068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481544586">
                <text:p>-1.481544586</text:p>
              </table:table-cell>
              <table:table-cell office:value-type="float" office:value="4.693513133">
                <text:p>4.6935131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4733716">
                <text:p>-1.4733716</text:p>
              </table:table-cell>
              <table:table-cell office:value-type="float" office:value="4.727127352">
                <text:p>4.7271273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14960377">
                <text:p>-1.514960377</text:p>
              </table:table-cell>
              <table:table-cell office:value-type="float" office:value="4.720209062">
                <text:p>4.7202090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70149342">
                <text:p>-1.570149342</text:p>
              </table:table-cell>
              <table:table-cell office:value-type="float" office:value="4.749153859">
                <text:p>4.7491538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508394898">
                <text:p>-1.508394898</text:p>
              </table:table-cell>
              <table:table-cell office:value-type="float" office:value="4.711365907">
                <text:p>4.7113659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551472441">
                <text:p>-1.551472441</text:p>
              </table:table-cell>
              <table:table-cell office:value-type="float" office:value="4.676047549">
                <text:p>4.676047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92588026">
                <text:p>-1.592588026</text:p>
              </table:table-cell>
              <table:table-cell office:value-type="float" office:value="4.715671974">
                <text:p>4.7156719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22515402">
                <text:p>-1.522515402</text:p>
              </table:table-cell>
              <table:table-cell office:value-type="float" office:value="4.770235312">
                <text:p>4.770235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570990935">
                <text:p>-1.570990935</text:p>
              </table:table-cell>
              <table:table-cell office:value-type="float" office:value="4.605073617">
                <text:p>4.6050736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92095532">
                <text:p>-1.592095532</text:p>
              </table:table-cell>
              <table:table-cell office:value-type="float" office:value="4.719376148">
                <text:p>4.719376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508858686">
                <text:p>-1.508858686</text:p>
              </table:table-cell>
              <table:table-cell office:value-type="float" office:value="4.814160424">
                <text:p>4.8141604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551081603">
                <text:p>-1.551081603</text:p>
              </table:table-cell>
              <table:table-cell office:value-type="float" office:value="4.698990428">
                <text:p>4.6989904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499785016">
                <text:p>-1.499785016</text:p>
              </table:table-cell>
              <table:table-cell office:value-type="float" office:value="4.623315024">
                <text:p>4.6233150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894414718">
                <text:p>-0.894414718</text:p>
              </table:table-cell>
              <table:table-cell office:value-type="float" office:value="5.236969303">
                <text:p>5.2369693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781050848">
                <text:p>-0.781050848</text:p>
              </table:table-cell>
              <table:table-cell office:value-type="float" office:value="5.20105879">
                <text:p>5.20105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551152178">
                <text:p>-1.551152178</text:p>
              </table:table-cell>
              <table:table-cell office:value-type="float" office:value="4.664409199">
                <text:p>4.664409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20477774">
                <text:p>-1.620477774</text:p>
              </table:table-cell>
              <table:table-cell office:value-type="float" office:value="4.696008805">
                <text:p>4.6960088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47865712">
                <text:p>-1.47865712</text:p>
              </table:table-cell>
              <table:table-cell office:value-type="float" office:value="4.775256863">
                <text:p>4.7752568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545075342">
                <text:p>-1.545075342</text:p>
              </table:table-cell>
              <table:table-cell office:value-type="float" office:value="4.701070191">
                <text:p>4.7010701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77536318">
                <text:p>-1.577536318</text:p>
              </table:table-cell>
              <table:table-cell office:value-type="float" office:value="4.720728616">
                <text:p>4.7207286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487259082">
                <text:p>-1.487259082</text:p>
              </table:table-cell>
              <table:table-cell office:value-type="float" office:value="4.682320367">
                <text:p>4.6823203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446808122">
                <text:p>-1.446808122</text:p>
              </table:table-cell>
              <table:table-cell office:value-type="float" office:value="4.7135183">
                <text:p>4.71351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868802727">
                <text:p>-0.868802727</text:p>
              </table:table-cell>
              <table:table-cell office:value-type="float" office:value="5.323593792">
                <text:p>5.3235937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89812699">
                <text:p>-0.589812699</text:p>
              </table:table-cell>
              <table:table-cell office:value-type="float" office:value="4.793449556">
                <text:p>4.7934495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79673027">
                <text:p>-0.779673027</text:p>
              </table:table-cell>
              <table:table-cell office:value-type="float" office:value="5.24700875">
                <text:p>5.24700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754270448">
                <text:p>-0.754270448</text:p>
              </table:table-cell>
              <table:table-cell office:value-type="float" office:value="5.270892317">
                <text:p>5.270892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23930359">
                <text:p>-0.523930359</text:p>
              </table:table-cell>
              <table:table-cell office:value-type="float" office:value="4.723597818">
                <text:p>4.7235978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498883814">
                <text:p>-1.498883814</text:p>
              </table:table-cell>
              <table:table-cell office:value-type="float" office:value="4.664505429">
                <text:p>4.6645054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846329562">
                <text:p>-0.846329562</text:p>
              </table:table-cell>
              <table:table-cell office:value-type="float" office:value="5.229769917">
                <text:p>5.2297699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61900344">
                <text:p>-0.561900344</text:p>
              </table:table-cell>
              <table:table-cell office:value-type="float" office:value="4.773137954">
                <text:p>4.7731379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510733466">
                <text:p>-1.510733466</text:p>
              </table:table-cell>
              <table:table-cell office:value-type="float" office:value="4.675340132">
                <text:p>4.6753401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61795167">
                <text:p>-1.561795167</text:p>
              </table:table-cell>
              <table:table-cell office:value-type="float" office:value="4.766892798">
                <text:p>4.7668927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569619566">
                <text:p>-1.569619566</text:p>
              </table:table-cell>
              <table:table-cell office:value-type="float" office:value="4.780737518">
                <text:p>4.7807375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8518382">
                <text:p>-1.558518382</text:p>
              </table:table-cell>
              <table:table-cell office:value-type="float" office:value="4.581625681">
                <text:p>4.5816256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54001556">
                <text:p>-1.554001556</text:p>
              </table:table-cell>
              <table:table-cell office:value-type="float" office:value="4.689382956">
                <text:p>4.6893829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576396795">
                <text:p>-0.576396795</text:p>
              </table:table-cell>
              <table:table-cell office:value-type="float" office:value="4.734742351">
                <text:p>4.7347423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19758716">
                <text:p>-1.519758716</text:p>
              </table:table-cell>
              <table:table-cell office:value-type="float" office:value="4.640479753">
                <text:p>4.6404797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727616689">
                <text:p>-0.727616689</text:p>
              </table:table-cell>
              <table:table-cell office:value-type="float" office:value="5.225833598">
                <text:p>5.225833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57054987">
                <text:p>-1.57054987</text:p>
              </table:table-cell>
              <table:table-cell office:value-type="float" office:value="4.662946878">
                <text:p>4.6629468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67492398">
                <text:p>-1.567492398</text:p>
              </table:table-cell>
              <table:table-cell office:value-type="float" office:value="4.663312164">
                <text:p>4.6633121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229971662">
                <text:p>-2.229971662</text:p>
              </table:table-cell>
              <table:table-cell office:value-type="float" office:value="2.743006888">
                <text:p>2.7430068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505602443">
                <text:p>-1.505602443</text:p>
              </table:table-cell>
              <table:table-cell office:value-type="float" office:value="4.629043319">
                <text:p>4.6290433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519653711">
                <text:p>-1.519653711</text:p>
              </table:table-cell>
              <table:table-cell office:value-type="float" office:value="4.551356129">
                <text:p>4.551356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42444103">
                <text:p>-0.842444103</text:p>
              </table:table-cell>
              <table:table-cell office:value-type="float" office:value="5.324310082">
                <text:p>5.3243100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36013805">
                <text:p>-0.836013805</text:p>
              </table:table-cell>
              <table:table-cell office:value-type="float" office:value="5.273150034">
                <text:p>5.2731500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5799986">
                <text:p>-1.545799986</text:p>
              </table:table-cell>
              <table:table-cell office:value-type="float" office:value="4.747784911">
                <text:p>4.7477849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22384606">
                <text:p>-1.522384606</text:p>
              </table:table-cell>
              <table:table-cell office:value-type="float" office:value="4.662293798">
                <text:p>4.662293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488665796">
                <text:p>-0.488665796</text:p>
              </table:table-cell>
              <table:table-cell office:value-type="float" office:value="4.66367566">
                <text:p>4.663675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528210501">
                <text:p>-1.528210501</text:p>
              </table:table-cell>
              <table:table-cell office:value-type="float" office:value="4.689959934">
                <text:p>4.6899599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52229483">
                <text:p>-1.52229483</text:p>
              </table:table-cell>
              <table:table-cell office:value-type="float" office:value="4.708143259">
                <text:p>4.7081432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37787846">
                <text:p>-1.437787846</text:p>
              </table:table-cell>
              <table:table-cell office:value-type="float" office:value="4.687047982">
                <text:p>4.6870479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518745158">
                <text:p>-1.518745158</text:p>
              </table:table-cell>
              <table:table-cell office:value-type="float" office:value="4.760225147">
                <text:p>4.7602251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565299069">
                <text:p>-1.565299069</text:p>
              </table:table-cell>
              <table:table-cell office:value-type="float" office:value="4.704295947">
                <text:p>4.7042959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110259">
                <text:p>-0.5110259</text:p>
              </table:table-cell>
              <table:table-cell office:value-type="float" office:value="4.809159275">
                <text:p>4.8091592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75777934">
                <text:p>-1.575777934</text:p>
              </table:table-cell>
              <table:table-cell office:value-type="float" office:value="4.706998856">
                <text:p>4.7069988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504316882">
                <text:p>-0.504316882</text:p>
              </table:table-cell>
              <table:table-cell office:value-type="float" office:value="4.728718396">
                <text:p>4.7287183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18104343">
                <text:p>-1.518104343</text:p>
              </table:table-cell>
              <table:table-cell office:value-type="float" office:value="4.766325418">
                <text:p>4.766325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580485561">
                <text:p>-1.580485561</text:p>
              </table:table-cell>
              <table:table-cell office:value-type="float" office:value="4.698689662">
                <text:p>4.6986896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629547721">
                <text:p>-0.629547721</text:p>
              </table:table-cell>
              <table:table-cell office:value-type="float" office:value="4.733801227">
                <text:p>4.7338012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485859042">
                <text:p>-1.485859042</text:p>
              </table:table-cell>
              <table:table-cell office:value-type="float" office:value="4.806573678">
                <text:p>4.8065736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508887292">
                <text:p>-1.508887292</text:p>
              </table:table-cell>
              <table:table-cell office:value-type="float" office:value="4.668127958">
                <text:p>4.6681279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567371581">
                <text:p>-0.567371581</text:p>
              </table:table-cell>
              <table:table-cell office:value-type="float" office:value="4.748400021">
                <text:p>4.748400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54844109">
                <text:p>-1.54844109</text:p>
              </table:table-cell>
              <table:table-cell office:value-type="float" office:value="4.76151658">
                <text:p>4.76151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495365735">
                <text:p>-1.495365735</text:p>
              </table:table-cell>
              <table:table-cell office:value-type="float" office:value="4.750489426">
                <text:p>4.7504894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48908664">
                <text:p>-0.548908664</text:p>
              </table:table-cell>
              <table:table-cell office:value-type="float" office:value="4.714162137">
                <text:p>4.7141621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491519272">
                <text:p>-1.491519272</text:p>
              </table:table-cell>
              <table:table-cell office:value-type="float" office:value="4.687651845">
                <text:p>4.6876518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469241025">
                <text:p>-1.469241025</text:p>
              </table:table-cell>
              <table:table-cell office:value-type="float" office:value="4.725692817">
                <text:p>4.7256928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456997482">
                <text:p>-1.456997482</text:p>
              </table:table-cell>
              <table:table-cell office:value-type="float" office:value="4.638498262">
                <text:p>4.6384982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25724362">
                <text:p>-1.525724362</text:p>
              </table:table-cell>
              <table:table-cell office:value-type="float" office:value="4.679419692">
                <text:p>4.6794196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487741504">
                <text:p>-1.487741504</text:p>
              </table:table-cell>
              <table:table-cell office:value-type="float" office:value="4.746161587">
                <text:p>4.7461615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51870002">
                <text:p>-0.51870002</text:p>
              </table:table-cell>
              <table:table-cell office:value-type="float" office:value="4.688344129">
                <text:p>4.688344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8129088">
                <text:p>-0.58129088</text:p>
              </table:table-cell>
              <table:table-cell office:value-type="float" office:value="4.686090467">
                <text:p>4.6860904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567521313">
                <text:p>-1.567521313</text:p>
              </table:table-cell>
              <table:table-cell office:value-type="float" office:value="4.710784763">
                <text:p>4.7107847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542733189">
                <text:p>-1.542733189</text:p>
              </table:table-cell>
              <table:table-cell office:value-type="float" office:value="4.727265865">
                <text:p>4.7272658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47752317">
                <text:p>-1.47752317</text:p>
              </table:table-cell>
              <table:table-cell office:value-type="float" office:value="4.718559469">
                <text:p>4.7185594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48172841">
                <text:p>-1.48172841</text:p>
              </table:table-cell>
              <table:table-cell office:value-type="float" office:value="4.806278477">
                <text:p>4.8062784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761790373">
                <text:p>-0.761790373</text:p>
              </table:table-cell>
              <table:table-cell office:value-type="float" office:value="5.232877066">
                <text:p>5.2328770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499011174">
                <text:p>-1.499011174</text:p>
              </table:table-cell>
              <table:table-cell office:value-type="float" office:value="4.652548309">
                <text:p>4.6525483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482268359">
                <text:p>-1.482268359</text:p>
              </table:table-cell>
              <table:table-cell office:value-type="float" office:value="4.639327491">
                <text:p>4.6393274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11715603">
                <text:p>-1.511715603</text:p>
              </table:table-cell>
              <table:table-cell office:value-type="float" office:value="4.769298516">
                <text:p>4.7692985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615050593">
                <text:p>-0.615050593</text:p>
              </table:table-cell>
              <table:table-cell office:value-type="float" office:value="4.740462633">
                <text:p>4.7404626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474825777">
                <text:p>-1.474825777</text:p>
              </table:table-cell>
              <table:table-cell office:value-type="float" office:value="4.717135191">
                <text:p>4.7171351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498718566">
                <text:p>-1.498718566</text:p>
              </table:table-cell>
              <table:table-cell office:value-type="float" office:value="4.555366166">
                <text:p>4.555366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35347639">
                <text:p>-0.835347639</text:p>
              </table:table-cell>
              <table:table-cell office:value-type="float" office:value="5.163770612">
                <text:p>5.1637706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500931472">
                <text:p>-1.500931472</text:p>
              </table:table-cell>
              <table:table-cell office:value-type="float" office:value="4.791733503">
                <text:p>4.7917335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503368046">
                <text:p>-1.503368046</text:p>
              </table:table-cell>
              <table:table-cell office:value-type="float" office:value="4.632501583">
                <text:p>4.6325015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559568834">
                <text:p>-1.559568834</text:p>
              </table:table-cell>
              <table:table-cell office:value-type="float" office:value="4.716779318">
                <text:p>4.7167793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631136546">
                <text:p>-1.631136546</text:p>
              </table:table-cell>
              <table:table-cell office:value-type="float" office:value="4.658150057">
                <text:p>4.6581500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477317855">
                <text:p>-1.477317855</text:p>
              </table:table-cell>
              <table:table-cell office:value-type="float" office:value="4.635387931">
                <text:p>4.6353879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610336105">
                <text:p>-0.610336105</text:p>
              </table:table-cell>
              <table:table-cell office:value-type="float" office:value="4.750773208">
                <text:p>4.750773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525499319">
                <text:p>-1.525499319</text:p>
              </table:table-cell>
              <table:table-cell office:value-type="float" office:value="4.717009028">
                <text:p>4.7170090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492479176">
                <text:p>-1.492479176</text:p>
              </table:table-cell>
              <table:table-cell office:value-type="float" office:value="4.742115364">
                <text:p>4.7421153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54866578">
                <text:p>-1.54866578</text:p>
              </table:table-cell>
              <table:table-cell office:value-type="float" office:value="4.653043599">
                <text:p>4.653043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34260163">
                <text:p>-1.434260163</text:p>
              </table:table-cell>
              <table:table-cell office:value-type="float" office:value="4.694230741">
                <text:p>4.6942307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12972522">
                <text:p>-0.612972522</text:p>
              </table:table-cell>
              <table:table-cell office:value-type="float" office:value="4.681377629">
                <text:p>4.6813776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60685675">
                <text:p>-0.560685675</text:p>
              </table:table-cell>
              <table:table-cell office:value-type="float" office:value="4.87035373">
                <text:p>4.87035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566108565">
                <text:p>-1.566108565</text:p>
              </table:table-cell>
              <table:table-cell office:value-type="float" office:value="4.73410886">
                <text:p>4.734108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4370611">
                <text:p>-1.4370611</text:p>
              </table:table-cell>
              <table:table-cell office:value-type="float" office:value="4.562523395">
                <text:p>4.5625233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12750632">
                <text:p>-1.512750632</text:p>
              </table:table-cell>
              <table:table-cell office:value-type="float" office:value="4.625452114">
                <text:p>4.6254521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50796472">
                <text:p>-1.50796472</text:p>
              </table:table-cell>
              <table:table-cell office:value-type="float" office:value="4.724289955">
                <text:p>4.7242899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93291292">
                <text:p>-0.493291292</text:p>
              </table:table-cell>
              <table:table-cell office:value-type="float" office:value="4.745811612">
                <text:p>4.7458116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728265783">
                <text:p>-0.728265783</text:p>
              </table:table-cell>
              <table:table-cell office:value-type="float" office:value="5.2472324">
                <text:p>5.24723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535832039">
                <text:p>-1.535832039</text:p>
              </table:table-cell>
              <table:table-cell office:value-type="float" office:value="4.693212545">
                <text:p>4.6932125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448048012">
                <text:p>-1.448048012</text:p>
              </table:table-cell>
              <table:table-cell office:value-type="float" office:value="4.722320904">
                <text:p>4.7223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69690931">
                <text:p>-0.569690931</text:p>
              </table:table-cell>
              <table:table-cell office:value-type="float" office:value="4.795204192">
                <text:p>4.7952041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497741152">
                <text:p>-1.497741152</text:p>
              </table:table-cell>
              <table:table-cell office:value-type="float" office:value="4.701954476">
                <text:p>4.7019544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545041566">
                <text:p>-1.545041566</text:p>
              </table:table-cell>
              <table:table-cell office:value-type="float" office:value="4.677845868">
                <text:p>4.6778458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500865138">
                <text:p>-1.500865138</text:p>
              </table:table-cell>
              <table:table-cell office:value-type="float" office:value="4.675658221">
                <text:p>4.675658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48891239">
                <text:p>-1.48891239</text:p>
              </table:table-cell>
              <table:table-cell office:value-type="float" office:value="4.660281435">
                <text:p>4.6602814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518625227">
                <text:p>-1.518625227</text:p>
              </table:table-cell>
              <table:table-cell office:value-type="float" office:value="4.702235987">
                <text:p>4.7022359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785299914">
                <text:p>-0.785299914</text:p>
              </table:table-cell>
              <table:table-cell office:value-type="float" office:value="5.385140709">
                <text:p>5.3851407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56863241">
                <text:p>-1.56863241</text:p>
              </table:table-cell>
              <table:table-cell office:value-type="float" office:value="4.682362317">
                <text:p>4.6823623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560728307">
                <text:p>-1.560728307</text:p>
              </table:table-cell>
              <table:table-cell office:value-type="float" office:value="4.706490802">
                <text:p>4.7064908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532295284">
                <text:p>-1.532295284</text:p>
              </table:table-cell>
              <table:table-cell office:value-type="float" office:value="4.694700152">
                <text:p>4.694700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7769687">
                <text:p>-0.57769687</text:p>
              </table:table-cell>
              <table:table-cell office:value-type="float" office:value="4.655980481">
                <text:p>4.6559804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565290342">
                <text:p>-1.565290342</text:p>
              </table:table-cell>
              <table:table-cell office:value-type="float" office:value="4.672115182">
                <text:p>4.6721151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43558343">
                <text:p>-1.43558343</text:p>
              </table:table-cell>
              <table:table-cell office:value-type="float" office:value="4.743961834">
                <text:p>4.743961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501519402">
                <text:p>-1.501519402</text:p>
              </table:table-cell>
              <table:table-cell office:value-type="float" office:value="4.694141904">
                <text:p>4.6941419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816800259">
                <text:p>-0.816800259</text:p>
              </table:table-cell>
              <table:table-cell office:value-type="float" office:value="5.33857934">
                <text:p>5.338579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76660518">
                <text:p>-1.576660518</text:p>
              </table:table-cell>
              <table:table-cell office:value-type="float" office:value="4.642194547">
                <text:p>4.6421945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73201298">
                <text:p>-0.573201298</text:p>
              </table:table-cell>
              <table:table-cell office:value-type="float" office:value="4.730359391">
                <text:p>4.7303593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9901887">
                <text:p>-0.49901887</text:p>
              </table:table-cell>
              <table:table-cell office:value-type="float" office:value="4.788657168">
                <text:p>4.7886571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61736669">
                <text:p>-1.61736669</text:p>
              </table:table-cell>
              <table:table-cell office:value-type="float" office:value="4.6208596">
                <text:p>4.6208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522907528">
                <text:p>-1.522907528</text:p>
              </table:table-cell>
              <table:table-cell office:value-type="float" office:value="4.678334986">
                <text:p>4.6783349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475031762">
                <text:p>-1.475031762</text:p>
              </table:table-cell>
              <table:table-cell office:value-type="float" office:value="4.747463432">
                <text:p>4.7474634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509539778">
                <text:p>-1.509539778</text:p>
              </table:table-cell>
              <table:table-cell office:value-type="float" office:value="4.622660301">
                <text:p>4.6226603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520591389">
                <text:p>-1.520591389</text:p>
              </table:table-cell>
              <table:table-cell office:value-type="float" office:value="4.65949867">
                <text:p>4.659498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504343934">
                <text:p>-1.504343934</text:p>
              </table:table-cell>
              <table:table-cell office:value-type="float" office:value="4.815217078">
                <text:p>4.815217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477954082">
                <text:p>-0.477954082</text:p>
              </table:table-cell>
              <table:table-cell office:value-type="float" office:value="4.682722253">
                <text:p>4.682722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36896681">
                <text:p>-0.536896681</text:p>
              </table:table-cell>
              <table:table-cell office:value-type="float" office:value="4.722338664">
                <text:p>4.7223386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580058254">
                <text:p>-0.580058254</text:p>
              </table:table-cell>
              <table:table-cell office:value-type="float" office:value="4.673474895">
                <text:p>4.6734748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501636316">
                <text:p>-1.501636316</text:p>
              </table:table-cell>
              <table:table-cell office:value-type="float" office:value="4.706882476">
                <text:p>4.706882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833740765">
                <text:p>-0.833740765</text:p>
              </table:table-cell>
              <table:table-cell office:value-type="float" office:value="5.3071391">
                <text:p>5.30713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623313306">
                <text:p>-1.623313306</text:p>
              </table:table-cell>
              <table:table-cell office:value-type="float" office:value="4.686495032">
                <text:p>4.6864950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560645542">
                <text:p>-0.560645542</text:p>
              </table:table-cell>
              <table:table-cell office:value-type="float" office:value="4.776926466">
                <text:p>4.7769264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55186528">
                <text:p>-1.55186528</text:p>
              </table:table-cell>
              <table:table-cell office:value-type="float" office:value="4.575322146">
                <text:p>4.5753221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97647667">
                <text:p>-0.597647667</text:p>
              </table:table-cell>
              <table:table-cell office:value-type="float" office:value="4.887053207">
                <text:p>4.8870532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869381002">
                <text:p>-0.869381002</text:p>
              </table:table-cell>
              <table:table-cell office:value-type="float" office:value="5.161816916">
                <text:p>5.1618169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82016541">
                <text:p>-0.82016541</text:p>
              </table:table-cell>
              <table:table-cell office:value-type="float" office:value="5.219966597">
                <text:p>5.2199665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586463541">
                <text:p>-1.586463541</text:p>
              </table:table-cell>
              <table:table-cell office:value-type="float" office:value="4.745735414">
                <text:p>4.7457354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465948435">
                <text:p>-0.465948435</text:p>
              </table:table-cell>
              <table:table-cell office:value-type="float" office:value="4.76974094">
                <text:p>4.769740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44226454">
                <text:p>-1.44226454</text:p>
              </table:table-cell>
              <table:table-cell office:value-type="float" office:value="4.70026638">
                <text:p>4.700266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8003322">
                <text:p>-0.58003322</text:p>
              </table:table-cell>
              <table:table-cell office:value-type="float" office:value="4.730080403">
                <text:p>4.7300804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587390058">
                <text:p>-1.587390058</text:p>
              </table:table-cell>
              <table:table-cell office:value-type="float" office:value="4.789023275">
                <text:p>4.7890232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34011109">
                <text:p>-1.534011109</text:p>
              </table:table-cell>
              <table:table-cell office:value-type="float" office:value="4.747353217">
                <text:p>4.7473532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41205234">
                <text:p>-1.541205234</text:p>
              </table:table-cell>
              <table:table-cell office:value-type="float" office:value="4.649885057">
                <text:p>4.6498850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522243925">
                <text:p>-0.522243925</text:p>
              </table:table-cell>
              <table:table-cell office:value-type="float" office:value="4.72172251">
                <text:p>4.72172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732747574">
                <text:p>-0.732747574</text:p>
              </table:table-cell>
              <table:table-cell office:value-type="float" office:value="5.268841192">
                <text:p>5.2688411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501537165">
                <text:p>-1.501537165</text:p>
              </table:table-cell>
              <table:table-cell office:value-type="float" office:value="4.709901684">
                <text:p>4.7099016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504755781">
                <text:p>-1.504755781</text:p>
              </table:table-cell>
              <table:table-cell office:value-type="float" office:value="4.725178562">
                <text:p>4.725178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493782369">
                <text:p>-1.493782369</text:p>
              </table:table-cell>
              <table:table-cell office:value-type="float" office:value="4.664488439">
                <text:p>4.6644884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474379089">
                <text:p>-1.474379089</text:p>
              </table:table-cell>
              <table:table-cell office:value-type="float" office:value="4.718454056">
                <text:p>4.718454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07861042">
                <text:p>-0.807861042</text:p>
              </table:table-cell>
              <table:table-cell office:value-type="float" office:value="5.276303633">
                <text:p>5.276303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537294971">
                <text:p>-1.537294971</text:p>
              </table:table-cell>
              <table:table-cell office:value-type="float" office:value="4.751701457">
                <text:p>4.7517014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452494494">
                <text:p>-1.452494494</text:p>
              </table:table-cell>
              <table:table-cell office:value-type="float" office:value="4.625565097">
                <text:p>4.625565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463865476">
                <text:p>-1.463865476</text:p>
              </table:table-cell>
              <table:table-cell office:value-type="float" office:value="4.695168624">
                <text:p>4.6951686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470882481">
                <text:p>-1.470882481</text:p>
              </table:table-cell>
              <table:table-cell office:value-type="float" office:value="4.668915666">
                <text:p>4.668915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477521723">
                <text:p>-1.477521723</text:p>
              </table:table-cell>
              <table:table-cell office:value-type="float" office:value="4.704410869">
                <text:p>4.7044108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784326049">
                <text:p>-0.784326049</text:p>
              </table:table-cell>
              <table:table-cell office:value-type="float" office:value="5.25257782">
                <text:p>5.252577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573903566">
                <text:p>-1.573903566</text:p>
              </table:table-cell>
              <table:table-cell office:value-type="float" office:value="4.71974193">
                <text:p>4.719741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798845842">
                <text:p>-0.798845842</text:p>
              </table:table-cell>
              <table:table-cell office:value-type="float" office:value="5.211485154">
                <text:p>5.2114851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633894915">
                <text:p>-0.633894915</text:p>
              </table:table-cell>
              <table:table-cell office:value-type="float" office:value="4.764120773">
                <text:p>4.7641207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08964087">
                <text:p>-0.608964087</text:p>
              </table:table-cell>
              <table:table-cell office:value-type="float" office:value="4.772755833">
                <text:p>4.7727558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556056882">
                <text:p>-1.556056882</text:p>
              </table:table-cell>
              <table:table-cell office:value-type="float" office:value="4.741991562">
                <text:p>4.7419915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514303535">
                <text:p>-1.514303535</text:p>
              </table:table-cell>
              <table:table-cell office:value-type="float" office:value="4.648436396">
                <text:p>4.6484363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509832983">
                <text:p>-1.509832983</text:p>
              </table:table-cell>
              <table:table-cell office:value-type="float" office:value="4.61786926">
                <text:p>4.617869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518220602">
                <text:p>-1.518220602</text:p>
              </table:table-cell>
              <table:table-cell office:value-type="float" office:value="4.662565297">
                <text:p>4.662565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526348696">
                <text:p>-1.526348696</text:p>
              </table:table-cell>
              <table:table-cell office:value-type="float" office:value="4.749174327">
                <text:p>4.7491743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543773546">
                <text:p>-1.543773546</text:p>
              </table:table-cell>
              <table:table-cell office:value-type="float" office:value="4.700469806">
                <text:p>4.7004698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524270632">
                <text:p>-1.524270632</text:p>
              </table:table-cell>
              <table:table-cell office:value-type="float" office:value="4.746805639">
                <text:p>4.7468056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518892153">
                <text:p>-1.518892153</text:p>
              </table:table-cell>
              <table:table-cell office:value-type="float" office:value="4.680716254">
                <text:p>4.680716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594719334">
                <text:p>-1.594719334</text:p>
              </table:table-cell>
              <table:table-cell office:value-type="float" office:value="4.625204377">
                <text:p>4.6252043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01588371">
                <text:p>-0.601588371</text:p>
              </table:table-cell>
              <table:table-cell office:value-type="float" office:value="4.705891905">
                <text:p>4.7058919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23087573">
                <text:p>-0.823087573</text:p>
              </table:table-cell>
              <table:table-cell office:value-type="float" office:value="5.223538399">
                <text:p>5.2235383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624166989">
                <text:p>-1.624166989</text:p>
              </table:table-cell>
              <table:table-cell office:value-type="float" office:value="4.692306023">
                <text:p>4.6923060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794749172">
                <text:p>-0.794749172</text:p>
              </table:table-cell>
              <table:table-cell office:value-type="float" office:value="5.236675804">
                <text:p>5.2366758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504201186">
                <text:p>-1.504201186</text:p>
              </table:table-cell>
              <table:table-cell office:value-type="float" office:value="4.710339194">
                <text:p>4.7103391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600214878">
                <text:p>-0.600214878</text:p>
              </table:table-cell>
              <table:table-cell office:value-type="float" office:value="4.768133379">
                <text:p>4.7681333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511583505">
                <text:p>-1.511583505</text:p>
              </table:table-cell>
              <table:table-cell office:value-type="float" office:value="4.651067769">
                <text:p>4.6510677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524596662">
                <text:p>-1.524596662</text:p>
              </table:table-cell>
              <table:table-cell office:value-type="float" office:value="4.631663274">
                <text:p>4.6316632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516702561">
                <text:p>-1.516702561</text:p>
              </table:table-cell>
              <table:table-cell office:value-type="float" office:value="4.686774693">
                <text:p>4.6867746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449610002">
                <text:p>-1.449610002</text:p>
              </table:table-cell>
              <table:table-cell office:value-type="float" office:value="4.69835058">
                <text:p>4.698350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45799749">
                <text:p>-1.45799749</text:p>
              </table:table-cell>
              <table:table-cell office:value-type="float" office:value="4.76608087">
                <text:p>4.766080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497302852">
                <text:p>-1.497302852</text:p>
              </table:table-cell>
              <table:table-cell office:value-type="float" office:value="4.665118512">
                <text:p>4.6651185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572738462">
                <text:p>-1.572738462</text:p>
              </table:table-cell>
              <table:table-cell office:value-type="float" office:value="4.641364164">
                <text:p>4.6413641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61634421">
                <text:p>-1.61634421</text:p>
              </table:table-cell>
              <table:table-cell office:value-type="float" office:value="4.662361309">
                <text:p>4.6623613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828996872">
                <text:p>-0.828996872</text:p>
              </table:table-cell>
              <table:table-cell office:value-type="float" office:value="5.215226793">
                <text:p>5.2152267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507767008">
                <text:p>-1.507767008</text:p>
              </table:table-cell>
              <table:table-cell office:value-type="float" office:value="4.743284356">
                <text:p>4.743284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470386394">
                <text:p>-1.470386394</text:p>
              </table:table-cell>
              <table:table-cell office:value-type="float" office:value="4.648741749">
                <text:p>4.6487417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493924043">
                <text:p>-1.493924043</text:p>
              </table:table-cell>
              <table:table-cell office:value-type="float" office:value="4.667282346">
                <text:p>4.6672823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616651246">
                <text:p>-0.616651246</text:p>
              </table:table-cell>
              <table:table-cell office:value-type="float" office:value="4.838566187">
                <text:p>4.8385661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58046023">
                <text:p>-0.58046023</text:p>
              </table:table-cell>
              <table:table-cell office:value-type="float" office:value="4.692415757">
                <text:p>4.6924157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821443798">
                <text:p>-0.821443798</text:p>
              </table:table-cell>
              <table:table-cell office:value-type="float" office:value="5.320964113">
                <text:p>5.320964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724996076">
                <text:p>-0.724996076</text:p>
              </table:table-cell>
              <table:table-cell office:value-type="float" office:value="5.200512656">
                <text:p>5.2005126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582256336">
                <text:p>-1.582256336</text:p>
              </table:table-cell>
              <table:table-cell office:value-type="float" office:value="4.713882647">
                <text:p>4.7138826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508306504">
                <text:p>-1.508306504</text:p>
              </table:table-cell>
              <table:table-cell office:value-type="float" office:value="4.728025667">
                <text:p>4.728025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488449754">
                <text:p>-1.488449754</text:p>
              </table:table-cell>
              <table:table-cell office:value-type="float" office:value="4.714658936">
                <text:p>4.7146589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572265609">
                <text:p>-1.572265609</text:p>
              </table:table-cell>
              <table:table-cell office:value-type="float" office:value="4.675462661">
                <text:p>4.675462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570465069">
                <text:p>-1.570465069</text:p>
              </table:table-cell>
              <table:table-cell office:value-type="float" office:value="4.662704032">
                <text:p>4.6627040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585902826">
                <text:p>-0.585902826</text:p>
              </table:table-cell>
              <table:table-cell office:value-type="float" office:value="4.771510739">
                <text:p>4.7715107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789874671">
                <text:p>-0.789874671</text:p>
              </table:table-cell>
              <table:table-cell office:value-type="float" office:value="5.209046787">
                <text:p>5.2090467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513830481">
                <text:p>-1.513830481</text:p>
              </table:table-cell>
              <table:table-cell office:value-type="float" office:value="4.639830048">
                <text:p>4.6398300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607941075">
                <text:p>-0.607941075</text:p>
              </table:table-cell>
              <table:table-cell office:value-type="float" office:value="4.804091096">
                <text:p>4.8040910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566585694">
                <text:p>-1.566585694</text:p>
              </table:table-cell>
              <table:table-cell office:value-type="float" office:value="4.62724509">
                <text:p>4.627245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553315094">
                <text:p>-1.553315094</text:p>
              </table:table-cell>
              <table:table-cell office:value-type="float" office:value="4.566213863">
                <text:p>4.5662138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567129856">
                <text:p>-1.567129856</text:p>
              </table:table-cell>
              <table:table-cell office:value-type="float" office:value="4.708831044">
                <text:p>4.7088310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52072649">
                <text:p>-1.52072649</text:p>
              </table:table-cell>
              <table:table-cell office:value-type="float" office:value="4.73514338">
                <text:p>4.735143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523582916">
                <text:p>-0.523582916</text:p>
              </table:table-cell>
              <table:table-cell office:value-type="float" office:value="4.700033754">
                <text:p>4.7000337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618803342">
                <text:p>-1.618803342</text:p>
              </table:table-cell>
              <table:table-cell office:value-type="float" office:value="4.746539698">
                <text:p>4.7465396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887767412">
                <text:p>-0.887767412</text:p>
              </table:table-cell>
              <table:table-cell office:value-type="float" office:value="5.222275323">
                <text:p>5.2222753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536558807">
                <text:p>-1.536558807</text:p>
              </table:table-cell>
              <table:table-cell office:value-type="float" office:value="4.687046443">
                <text:p>4.6870464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593784933">
                <text:p>-1.593784933</text:p>
              </table:table-cell>
              <table:table-cell office:value-type="float" office:value="4.690807967">
                <text:p>4.6908079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444483609">
                <text:p>-1.444483609</text:p>
              </table:table-cell>
              <table:table-cell office:value-type="float" office:value="4.715862036">
                <text:p>4.7158620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534391679">
                <text:p>-1.534391679</text:p>
              </table:table-cell>
              <table:table-cell office:value-type="float" office:value="4.707859661">
                <text:p>4.7078596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555178986">
                <text:p>-0.555178986</text:p>
              </table:table-cell>
              <table:table-cell office:value-type="float" office:value="4.692758496">
                <text:p>4.6927584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791688294">
                <text:p>-0.791688294</text:p>
              </table:table-cell>
              <table:table-cell office:value-type="float" office:value="5.288627453">
                <text:p>5.2886274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495676696">
                <text:p>-1.495676696</text:p>
              </table:table-cell>
              <table:table-cell office:value-type="float" office:value="4.629642231">
                <text:p>4.6296422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539326538">
                <text:p>-1.539326538</text:p>
              </table:table-cell>
              <table:table-cell office:value-type="float" office:value="4.726652583">
                <text:p>4.7266525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746431362">
                <text:p>-0.746431362</text:p>
              </table:table-cell>
              <table:table-cell office:value-type="float" office:value="5.20025959">
                <text:p>5.200259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708226887">
                <text:p>-0.708226887</text:p>
              </table:table-cell>
              <table:table-cell office:value-type="float" office:value="5.299908449">
                <text:p>5.2999084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554199671">
                <text:p>-1.554199671</text:p>
              </table:table-cell>
              <table:table-cell office:value-type="float" office:value="4.717273985">
                <text:p>4.7172739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481265435">
                <text:p>-1.481265435</text:p>
              </table:table-cell>
              <table:table-cell office:value-type="float" office:value="4.647735505">
                <text:p>4.6477355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04101999">
                <text:p>-0.604101999</text:p>
              </table:table-cell>
              <table:table-cell office:value-type="float" office:value="4.77371175">
                <text:p>4.773711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495629162">
                <text:p>-1.495629162</text:p>
              </table:table-cell>
              <table:table-cell office:value-type="float" office:value="4.674905811">
                <text:p>4.6749058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515842485">
                <text:p>-1.515842485</text:p>
              </table:table-cell>
              <table:table-cell office:value-type="float" office:value="4.681573292">
                <text:p>4.6815732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47703442">
                <text:p>-1.47703442</text:p>
              </table:table-cell>
              <table:table-cell office:value-type="float" office:value="4.713134159">
                <text:p>4.7131341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524167154">
                <text:p>-1.524167154</text:p>
              </table:table-cell>
              <table:table-cell office:value-type="float" office:value="4.769375987">
                <text:p>4.7693759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771468548">
                <text:p>-0.771468548</text:p>
              </table:table-cell>
              <table:table-cell office:value-type="float" office:value="5.284212576">
                <text:p>5.2842125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553949939">
                <text:p>-1.553949939</text:p>
              </table:table-cell>
              <table:table-cell office:value-type="float" office:value="4.695973344">
                <text:p>4.6959733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528430201">
                <text:p>-0.528430201</text:p>
              </table:table-cell>
              <table:table-cell office:value-type="float" office:value="4.737327408">
                <text:p>4.7373274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86584185">
                <text:p>-0.86584185</text:p>
              </table:table-cell>
              <table:table-cell office:value-type="float" office:value="5.236168379">
                <text:p>5.2361683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24228908">
                <text:p>-1.524228908</text:p>
              </table:table-cell>
              <table:table-cell office:value-type="float" office:value="4.679046599">
                <text:p>4.6790465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553950796">
                <text:p>-1.553950796</text:p>
              </table:table-cell>
              <table:table-cell office:value-type="float" office:value="4.734430375">
                <text:p>4.7344303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575296614">
                <text:p>-0.575296614</text:p>
              </table:table-cell>
              <table:table-cell office:value-type="float" office:value="4.715974212">
                <text:p>4.7159742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550331954">
                <text:p>-1.550331954</text:p>
              </table:table-cell>
              <table:table-cell office:value-type="float" office:value="4.742025113">
                <text:p>4.7420251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594850641">
                <text:p>-1.594850641</text:p>
              </table:table-cell>
              <table:table-cell office:value-type="float" office:value="4.749783081">
                <text:p>4.7497830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419257228">
                <text:p>-1.419257228</text:p>
              </table:table-cell>
              <table:table-cell office:value-type="float" office:value="4.770980995">
                <text:p>4.7709809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530111985">
                <text:p>-1.530111985</text:p>
              </table:table-cell>
              <table:table-cell office:value-type="float" office:value="4.634890178">
                <text:p>4.6348901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535283391">
                <text:p>-0.535283391</text:p>
              </table:table-cell>
              <table:table-cell office:value-type="float" office:value="4.757299734">
                <text:p>4.757299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